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89in"/>
    </style:style>
    <style:style style:name="co2" style:family="table-column">
      <style:table-column-properties fo:break-before="auto" style:column-width="1.1646in"/>
    </style:style>
    <style:style style:name="co3" style:family="table-column">
      <style:table-column-properties fo:break-before="auto" style:column-width="1.667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0063in"/>
    </style:style>
    <style:style style:name="co6" style:family="table-column">
      <style:table-column-properties fo:break-before="auto" style:column-width="1.6453in"/>
    </style:style>
    <style:style style:name="co7" style:family="table-column">
      <style:table-column-properties fo:break-before="auto" style:column-width="0.8945in"/>
    </style:style>
    <style:style style:name="co8" style:family="table-column">
      <style:table-column-properties fo:break-before="auto" style:column-width="1.1665in"/>
    </style:style>
    <style:style style:name="co9" style:family="table-column">
      <style:table-column-properties fo:break-before="auto" style:column-width="0.6984in"/>
    </style:style>
    <style:style style:name="co10" style:family="table-column">
      <style:table-column-properties fo:break-before="auto" style:column-width="0.8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6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color="#ff3333" fo:font-weight="bold" style:font-weight-asian="bold" style:font-weight-complex="bold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5.8902in" svg:y="5.4106in">
            <draw:object draw:notify-on-update-of-ranges="Sheet1.B41:Sheet1.B52 Sheet1.B41:Sheet1.B52 Sheet1.C40:Sheet1.C40 Sheet1.C41:Sheet1.C5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7.0028in" svg:height="4.4551in" svg:x="22.7685in" svg:y="3.8484in">
            <draw:object draw:notify-on-update-of-ranges="Sheet1.B13:Sheet1.B24 Sheet1.C12:Sheet1.C12 Sheet1.C13:Sheet1.C24 Sheet1.B13:Sheet1.B24 Sheet1.D12:Sheet1.D12 Sheet1.D13:Sheet1.D24 Sheet1.B13:Sheet1.B24 Sheet1.E12:Sheet1.E12 Sheet1.E13:Sheet1.E24 Sheet1.B13:Sheet1.B24 Sheet1.F12:Sheet1.F12 Sheet1.F13:Sheet1.F24 Sheet1.B13:Sheet1.B24 Sheet1.G12:Sheet1.G12 Sheet1.G13:Sheet1.G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9.4161in" svg:y="8.3933in">
            <draw:object draw:notify-on-update-of-ranges="Sheet1.B3:Sheet1.B10 Sheet1.B3:Sheet1.B10 Sheet1.C2:Sheet1.C2 Sheet1.C3:Sheet1.C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7.1189in" svg:height="4.2795in" svg:x="19.2976in" svg:y="0.102in">
            <draw:object draw:notify-on-update-of-ranges="Sheet1.M3:Sheet1.M14 Sheet1.N2:Sheet1.N2 Sheet1.N3:Sheet1.N14 Sheet1.O2:Sheet1.O2 Sheet1.O3:Sheet1.O14 Sheet1.P2:Sheet1.P2 Sheet1.P3:Sheet1.P14 Sheet1.Q2:Sheet1.Q2 Sheet1.Q3:Sheet1.Q14 Sheet1.R2:Sheet1.R2 Sheet1.R3:Sheet1.R14 Sheet1.S2:Sheet1.S2 Sheet1.S3:Sheet1.S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4" draw:style-name="gr1" draw:text-style-name="P1" svg:width="7.1354in" svg:height="3.9988in" svg:x="28.0835in" svg:y="0.0693in">
            <draw:object draw:notify-on-update-of-ranges="Sheet1.M17:Sheet1.M28 Sheet1.N16:Sheet1.N16 Sheet1.N17:Sheet1.N28 Sheet1.O16:Sheet1.O16 Sheet1.O17:Sheet1.O28 Sheet1.P16:Sheet1.P16 Sheet1.P17:Sheet1.P28 Sheet1.Q16:Sheet1.Q16 Sheet1.Q17:Sheet1.Q28 Sheet1.R16:Sheet1.R16 Sheet1.R17:Sheet1.R28 Sheet1.S16:Sheet1.S16 Sheet1.S17:Sheet1.S2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7.0276in" svg:height="4.1469in" svg:x="8.6925in" svg:y="4.815in">
            <draw:object draw:notify-on-update-of-ranges="Sheet1.C28:Sheet1.I28 Sheet1.B29:Sheet1.B29 Sheet1.C29:Sheet1.I29 Sheet1.B30:Sheet1.B30 Sheet1.C30:Sheet1.I30 Sheet1.B31:Sheet1.B31 Sheet1.C31:Sheet1.I31 Sheet1.B32:Sheet1.B32 Sheet1.C32:Sheet1.I32 Sheet1.B33:Sheet1.B33 Sheet1.C33:Sheet1.I3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5" table:default-cell-style-name="Default"/>
        <table:table-row table:style-name="ro1">
          <table:table-cell table:number-columns-repeated="36"/>
          <table:table-cell office:value-type="string" calcext:value-type="string">
            <text:p>?.,,”kjl\</text:p>
          </table:table-cell>
          <table:table-cell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Veľkosť vzorky</text:p>
          </table:table-cell>
          <table:table-cell office:value-type="string" calcext:value-type="string">
            <text:p>Priemerná doba behu [s]</text:p>
          </table:table-cell>
          <table:table-cell table:number-columns-repeated="8"/>
          <table:table-cell office:value-type="string" calcext:value-type="string">
            <text:p>rel.chyba</text:p>
          </table:table-cell>
          <table:table-cell office:value-type="string" calcext:value-type="string">
            <text:p>Veľkosť vzorky</text:p>
          </table:table-cell>
          <table:table-cell office:value-type="string" calcext:value-type="string">
            <text:p>FPTAS(1)</text:p>
          </table:table-cell>
          <table:table-cell office:value-type="string" calcext:value-type="string">
            <text:p>FPTAS(2)</text:p>
          </table:table-cell>
          <table:table-cell office:value-type="string" calcext:value-type="string">
            <text:p>FPTAS(3)</text:p>
          </table:table-cell>
          <table:table-cell office:value-type="string" calcext:value-type="string">
            <text:p>FPTAS(4)</text:p>
          </table:table-cell>
          <table:table-cell office:value-type="string" calcext:value-type="string">
            <text:p>FPTAS(5)</text:p>
          </table:table-cell>
          <table:table-cell office:value-type="string" calcext:value-type="string">
            <text:p>FPTAS(6)</text:p>
          </table:table-cell>
          <table:table-cell table:number-columns-repeated="17"/>
          <table:table-cell office:value-type="string" calcext:value-type="string">
            <text:p>u]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000679" calcext:value-type="float">
            <text:p>0.000000679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0.41" calcext:value-type="float">
            <text:p>0.41</text:p>
          </table:table-cell>
          <table:table-cell office:value-type="float" office:value="1.05" calcext:value-type="float">
            <text:p>1.05</text:p>
          </table:table-cell>
          <table:table-cell office:value-type="float" office:value="2.43" calcext:value-type="float">
            <text:p>2.43</text:p>
          </table:table-cell>
          <table:table-cell office:value-type="float" office:value="5.09" calcext:value-type="float">
            <text:p>5.09</text:p>
          </table:table-cell>
          <table:table-cell office:value-type="float" office:value="11.27" calcext:value-type="float">
            <text:p>11.27</text:p>
          </table:table-cell>
          <table:table-cell office:value-type="float" office:value="23.13" calcext:value-type="float">
            <text:p>23.13</text:p>
          </table:table-cell>
          <table:table-cell table:number-columns-repeated="17"/>
          <table:table-cell table:formula="of:=3`1578" office:value-type="string" office:string-value="" calcext:value-type="error">
            <text:p>Err:509</text:p>
          </table:table-cell>
          <table:table-cell office:value-type="string" calcext:value-type="string">
            <text:p>qtyCV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27" calcext:value-type="float">
            <text:p>0.0002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33" calcext:value-type="float">
            <text:p>0.33</text:p>
          </table:table-cell>
          <table:table-cell office:value-type="float" office:value="1.04" calcext:value-type="float">
            <text:p>1.04</text:p>
          </table:table-cell>
          <table:table-cell office:value-type="float" office:value="2.44" calcext:value-type="float">
            <text:p>2.44</text:p>
          </table:table-cell>
          <table:table-cell office:value-type="float" office:value="5.06" calcext:value-type="float">
            <text:p>5.06</text:p>
          </table:table-cell>
          <table:table-cell office:value-type="float" office:value="10.36" calcext:value-type="float">
            <text:p>10.36</text:p>
          </table:table-cell>
          <table:table-cell office:value-type="float" office:value="22.36" calcext:value-type="float">
            <text:p>22.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04196" calcext:value-type="float">
            <text:p>0.004196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0.37" calcext:value-type="float">
            <text:p>0.37</text:p>
          </table:table-cell>
          <table:table-cell office:value-type="float" office:value="1.16" calcext:value-type="float">
            <text:p>1.16</text:p>
          </table:table-cell>
          <table:table-cell office:value-type="float" office:value="2.83" calcext:value-type="float">
            <text:p>2.83</text:p>
          </table:table-cell>
          <table:table-cell office:value-type="float" office:value="5.75" calcext:value-type="float">
            <text:p>5.75</text:p>
          </table:table-cell>
          <table:table-cell office:value-type="float" office:value="11.91" calcext:value-type="float">
            <text:p>11.91</text:p>
          </table:table-cell>
          <table:table-cell office:value-type="float" office:value="24.41" calcext:value-type="float">
            <text:p>24.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4029" calcext:value-type="float">
            <text:p>0.14029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0.34" calcext:value-type="float">
            <text:p>0.34</text:p>
          </table:table-cell>
          <table:table-cell office:value-type="float" office:value="1.02" calcext:value-type="float">
            <text:p>1.02</text:p>
          </table:table-cell>
          <table:table-cell office:value-type="float" office:value="2.41" calcext:value-type="float">
            <text:p>2.41</text:p>
          </table:table-cell>
          <table:table-cell office:value-type="float" office:value="5.4" calcext:value-type="float">
            <text:p>5.4</text:p>
          </table:table-cell>
          <table:table-cell office:value-type="float" office:value="11.37" calcext:value-type="float">
            <text:p>11.37</text:p>
          </table:table-cell>
          <table:table-cell office:value-type="float" office:value="22.78" calcext:value-type="float">
            <text:p>22.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58096" calcext:value-type="float">
            <text:p>0.58096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0.34" calcext:value-type="float">
            <text:p>0.34</text:p>
          </table:table-cell>
          <table:table-cell office:value-type="float" office:value="1.05" calcext:value-type="float">
            <text:p>1.05</text:p>
          </table:table-cell>
          <table:table-cell office:value-type="float" office:value="2.41" calcext:value-type="float">
            <text:p>2.41</text:p>
          </table:table-cell>
          <table:table-cell office:value-type="float" office:value="5.09" calcext:value-type="float">
            <text:p>5.09</text:p>
          </table:table-cell>
          <table:table-cell office:value-type="float" office:value="10.52" calcext:value-type="float">
            <text:p>10.52</text:p>
          </table:table-cell>
          <table:table-cell office:value-type="float" office:value="21.61" calcext:value-type="float">
            <text:p>21.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.828" calcext:value-type="float">
            <text:p>4.828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0.32" calcext:value-type="float">
            <text:p>0.32</text:p>
          </table:table-cell>
          <table:table-cell office:value-type="float" office:value="0.99" calcext:value-type="float">
            <text:p>0.99</text:p>
          </table:table-cell>
          <table:table-cell office:value-type="float" office:value="2.27" calcext:value-type="float">
            <text:p>2.27</text:p>
          </table:table-cell>
          <table:table-cell office:value-type="float" office:value="5.04" calcext:value-type="float">
            <text:p>5.04</text:p>
          </table:table-cell>
          <table:table-cell office:value-type="float" office:value="10.21" calcext:value-type="float">
            <text:p>10.21</text:p>
          </table:table-cell>
          <table:table-cell office:value-type="float" office:value="21.15" calcext:value-type="float">
            <text:p>21.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.584" calcext:value-type="float">
            <text:p>19.584</text:p>
          </table:table-cell>
          <table:table-cell table:number-columns-repeated="9"/>
          <table:table-cell office:value-type="float" office:value="27" calcext:value-type="float">
            <text:p>27</text:p>
          </table:table-cell>
          <table:table-cell office:value-type="float" office:value="0.36" calcext:value-type="float">
            <text:p>0.36</text:p>
          </table:table-cell>
          <table:table-cell office:value-type="float" office:value="1.03" calcext:value-type="float">
            <text:p>1.03</text:p>
          </table:table-cell>
          <table:table-cell office:value-type="float" office:value="2.43" calcext:value-type="float">
            <text:p>2.43</text:p>
          </table:table-cell>
          <table:table-cell office:value-type="float" office:value="5.14" calcext:value-type="float">
            <text:p>5.14</text:p>
          </table:table-cell>
          <table:table-cell office:value-type="float" office:value="10.65" calcext:value-type="float">
            <text:p>10.65</text:p>
          </table:table-cell>
          <table:table-cell office:value-type="float" office:value="21.7" calcext:value-type="float">
            <text:p>21.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67.61" calcext:value-type="float">
            <text:p>167.61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0.32" calcext:value-type="float">
            <text:p>0.32</text:p>
          </table:table-cell>
          <table:table-cell office:value-type="float" office:value="0.98" calcext:value-type="float">
            <text:p>0.98</text:p>
          </table:table-cell>
          <table:table-cell office:value-type="float" office:value="2.29" calcext:value-type="float">
            <text:p>2.29</text:p>
          </table:table-cell>
          <table:table-cell office:value-type="float" office:value="5.04" calcext:value-type="float">
            <text:p>5.04</text:p>
          </table:table-cell>
          <table:table-cell office:value-type="float" office:value="9.99" calcext:value-type="float">
            <text:p>9.99</text:p>
          </table:table-cell>
          <table:table-cell office:value-type="float" office:value="20.25" calcext:value-type="float">
            <text:p>20.25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office:value-type="float" office:value="0.32" calcext:value-type="float">
            <text:p>0.32</text:p>
          </table:table-cell>
          <table:table-cell office:value-type="float" office:value="0.96" calcext:value-type="float">
            <text:p>0.96</text:p>
          </table:table-cell>
          <table:table-cell office:value-type="float" office:value="2.28" calcext:value-type="float">
            <text:p>2.28</text:p>
          </table:table-cell>
          <table:table-cell office:value-type="float" office:value="4.94" calcext:value-type="float">
            <text:p>4.94</text:p>
          </table:table-cell>
          <table:table-cell office:value-type="float" office:value="10.09" calcext:value-type="float">
            <text:p>10.09</text:p>
          </table:table-cell>
          <table:table-cell office:value-type="float" office:value="20.43" calcext:value-type="float">
            <text:p>20.4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V</text:p>
          </table:table-cell>
          <table:table-cell office:value-type="string" calcext:value-type="string">
            <text:p>Veľkosť vzorky</text:p>
          </table:table-cell>
          <table:table-cell office:value-type="string" calcext:value-type="string">
            <text:p>BB [s]</text:p>
          </table:table-cell>
          <table:table-cell office:value-type="string" calcext:value-type="string">
            <text:p>DP [s]</text:p>
          </table:table-cell>
          <table:table-cell office:value-type="string" calcext:value-type="string">
            <text:p>FPTAS(0) [s]</text:p>
          </table:table-cell>
          <table:table-cell office:value-type="string" calcext:value-type="string">
            <text:p>FPTAS(1) [s]</text:p>
          </table:table-cell>
          <table:table-cell office:value-type="string" calcext:value-type="string">
            <text:p>FPTAS(2) [s]</text:p>
          </table:table-cell>
          <table:table-cell office:value-type="string" calcext:value-type="string">
            <text:p>FPTAS(3) [s]</text:p>
          </table:table-cell>
          <table:table-cell office:value-type="string" calcext:value-type="string">
            <text:p>FPTAS(4) [s]</text:p>
          </table:table-cell>
          <table:table-cell office:value-type="string" calcext:value-type="string">
            <text:p>FPTAS(5) [s]</text:p>
          </table:table-cell>
          <table:table-cell office:value-type="string" calcext:value-type="string">
            <text:p>FPTAS(6) [s]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32" calcext:value-type="float">
            <text:p>0.32</text:p>
          </table:table-cell>
          <table:table-cell office:value-type="float" office:value="0.96" calcext:value-type="float">
            <text:p>0.96</text:p>
          </table:table-cell>
          <table:table-cell office:value-type="float" office:value="2.24" calcext:value-type="float">
            <text:p>2.24</text:p>
          </table:table-cell>
          <table:table-cell office:value-type="float" office:value="4.93" calcext:value-type="float">
            <text:p>4.93</text:p>
          </table:table-cell>
          <table:table-cell office:value-type="float" office:value="10.38" calcext:value-type="float">
            <text:p>10.38</text:p>
          </table:table-cell>
          <table:table-cell office:value-type="float" office:value="21.26" calcext:value-type="float">
            <text:p>21.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0.000003" calcext:value-type="float">
            <text:p>0.000003</text:p>
          </table:table-cell>
          <table:table-cell table:style-name="ce1" office:value-type="float" office:value="0.000006" calcext:value-type="float">
            <text:p>0.000006</text:p>
          </table:table-cell>
          <table:table-cell table:style-name="ce1" office:value-type="float" office:value="0.000025" calcext:value-type="float">
            <text:p>0.000025</text:p>
          </table:table-cell>
          <table:table-cell table:style-name="ce1" office:value-type="float" office:value="0.000017" calcext:value-type="float">
            <text:p>0.000017</text:p>
          </table:table-cell>
          <table:table-cell table:style-name="ce1" office:value-type="float" office:value="0.000013" calcext:value-type="float">
            <text:p>0.000013</text:p>
          </table:table-cell>
          <table:table-cell table:style-name="ce1" office:value-type="float" office:value="0.000007" calcext:value-type="float">
            <text:p>0.000007</text:p>
          </table:table-cell>
          <table:table-cell table:style-name="ce3" office:value-type="float" office:value="0.0000038573" calcext:value-type="float">
            <text:p>3.86E-006</text:p>
          </table:table-cell>
          <table:table-cell office:value-type="float" office:value="0.00021046" calcext:value-type="float">
            <text:p>0.00021046</text:p>
          </table:table-cell>
          <table:table-cell table:style-name="ce3" office:value-type="float" office:value="0.0000019089" calcext:value-type="float">
            <text:p>1.91E-00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32" calcext:value-type="float">
            <text:p>0.32</text:p>
          </table:table-cell>
          <table:table-cell office:value-type="float" office:value="0.99" calcext:value-type="float">
            <text:p>0.99</text:p>
          </table:table-cell>
          <table:table-cell office:value-type="float" office:value="2.28" calcext:value-type="float">
            <text:p>2.28</text:p>
          </table:table-cell>
          <table:table-cell office:value-type="float" office:value="4.95" calcext:value-type="float">
            <text:p>4.95</text:p>
          </table:table-cell>
          <table:table-cell office:value-type="float" office:value="10.06" calcext:value-type="float">
            <text:p>10.06</text:p>
          </table:table-cell>
          <table:table-cell office:value-type="float" office:value="21.31" calcext:value-type="float">
            <text:p>21.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 office:value-type="float" office:value="0.000042" calcext:value-type="float">
            <text:p>0.000042</text:p>
          </table:table-cell>
          <table:table-cell table:style-name="ce1" office:value-type="float" office:value="0.000022" calcext:value-type="float">
            <text:p>0.000022</text:p>
          </table:table-cell>
          <table:table-cell table:style-name="ce1" office:value-type="float" office:value="0.000273" calcext:value-type="float">
            <text:p>0.000273</text:p>
          </table:table-cell>
          <table:table-cell table:style-name="ce1" office:value-type="float" office:value="0.00016" calcext:value-type="float">
            <text:p>0.00016</text:p>
          </table:table-cell>
          <table:table-cell table:style-name="ce1" office:value-type="float" office:value="0.000079" calcext:value-type="float">
            <text:p>0.000079</text:p>
          </table:table-cell>
          <table:table-cell table:style-name="ce1" office:value-type="float" office:value="0.000045" calcext:value-type="float">
            <text:p>0.000045</text:p>
          </table:table-cell>
          <table:table-cell table:style-name="ce3" office:value-type="float" office:value="0.000018663" calcext:value-type="float">
            <text:p>1.87E-005</text:p>
          </table:table-cell>
          <table:table-cell table:style-name="ce3" office:value-type="float" office:value="0.000011123" calcext:value-type="float">
            <text:p>1.11E-005</text:p>
          </table:table-cell>
          <table:table-cell table:style-name="ce3" office:value-type="float" office:value="0.0000057386" calcext:value-type="float">
            <text:p>5.74E-00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32" calcext:value-type="float">
            <text:p>0.32</text:p>
          </table:table-cell>
          <table:table-cell office:value-type="float" office:value="0.99" calcext:value-type="float">
            <text:p>0.99</text:p>
          </table:table-cell>
          <table:table-cell office:value-type="float" office:value="2.27" calcext:value-type="float">
            <text:p>2.27</text:p>
          </table:table-cell>
          <table:table-cell office:value-type="float" office:value="4.89" calcext:value-type="float">
            <text:p>4.89</text:p>
          </table:table-cell>
          <table:table-cell office:value-type="float" office:value="10.31" calcext:value-type="float">
            <text:p>10.31</text:p>
          </table:table-cell>
          <table:table-cell office:value-type="float" office:value="20.89" calcext:value-type="float">
            <text:p>20.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0.000273" calcext:value-type="float">
            <text:p>0.000273</text:p>
          </table:table-cell>
          <table:table-cell table:style-name="ce1" office:value-type="float" office:value="0.000057" calcext:value-type="float">
            <text:p>0.000057</text:p>
          </table:table-cell>
          <table:table-cell table:style-name="ce1" office:value-type="float" office:value="0.000547" calcext:value-type="float">
            <text:p>0.000547</text:p>
          </table:table-cell>
          <table:table-cell table:style-name="ce1" office:value-type="float" office:value="0.000242" calcext:value-type="float">
            <text:p>0.000242</text:p>
          </table:table-cell>
          <table:table-cell table:style-name="ce1" office:value-type="float" office:value="0.000196" calcext:value-type="float">
            <text:p>0.000196</text:p>
          </table:table-cell>
          <table:table-cell table:style-name="ce1" office:value-type="float" office:value="0.000101" calcext:value-type="float">
            <text:p>0.000101</text:p>
          </table:table-cell>
          <table:table-cell table:style-name="ce3" office:value-type="float" office:value="0.00004606" calcext:value-type="float">
            <text:p>4.61E-005</text:p>
          </table:table-cell>
          <table:table-cell table:style-name="ce3" office:value-type="float" office:value="0.000020503" calcext:value-type="float">
            <text:p>2.05E-005</text:p>
          </table:table-cell>
          <table:table-cell table:style-name="ce3" office:value-type="float" office:value="0.000011642" calcext:value-type="float">
            <text:p>1.16E-005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0.001459" calcext:value-type="float">
            <text:p>0.001459</text:p>
          </table:table-cell>
          <table:table-cell table:style-name="ce1" office:value-type="float" office:value="0.000082" calcext:value-type="float">
            <text:p>0.000082</text:p>
          </table:table-cell>
          <table:table-cell table:style-name="ce1" office:value-type="float" office:value="0.000842" calcext:value-type="float">
            <text:p>0.000842</text:p>
          </table:table-cell>
          <table:table-cell table:style-name="ce1" office:value-type="float" office:value="0.000421" calcext:value-type="float">
            <text:p>0.000421</text:p>
          </table:table-cell>
          <table:table-cell table:style-name="ce1" office:value-type="float" office:value="0.000334" calcext:value-type="float">
            <text:p>0.000334</text:p>
          </table:table-cell>
          <table:table-cell table:style-name="ce1" office:value-type="float" office:value="0.000112" calcext:value-type="float">
            <text:p>0.000112</text:p>
          </table:table-cell>
          <table:table-cell table:style-name="ce3" office:value-type="float" office:value="0.000078378" calcext:value-type="float">
            <text:p>7.84E-005</text:p>
          </table:table-cell>
          <table:table-cell table:style-name="ce3" office:value-type="float" office:value="0.0000415" calcext:value-type="float">
            <text:p>4.15E-005</text:p>
          </table:table-cell>
          <table:table-cell table:style-name="ce3" office:value-type="float" office:value="0.000018867" calcext:value-type="float">
            <text:p>1.89E-005</text:p>
          </table:table-cell>
          <table:table-cell office:value-type="string" calcext:value-type="string">
            <text:p>max.chyba</text:p>
          </table:table-cell>
          <table:table-cell office:value-type="string" calcext:value-type="string">
            <text:p>Veľkosť vzorky</text:p>
          </table:table-cell>
          <table:table-cell office:value-type="string" calcext:value-type="string">
            <text:p>FPTAS(1)</text:p>
          </table:table-cell>
          <table:table-cell office:value-type="string" calcext:value-type="string">
            <text:p>FPTAS(2)</text:p>
          </table:table-cell>
          <table:table-cell office:value-type="string" calcext:value-type="string">
            <text:p>FPTAS(3)</text:p>
          </table:table-cell>
          <table:table-cell office:value-type="string" calcext:value-type="string">
            <text:p>FPTAS(4)</text:p>
          </table:table-cell>
          <table:table-cell office:value-type="string" calcext:value-type="string">
            <text:p>FPTAS(5)</text:p>
          </table:table-cell>
          <table:table-cell office:value-type="string" calcext:value-type="string">
            <text:p>FPTAS(6)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1" office:value-type="float" office:value="0.002496" calcext:value-type="float">
            <text:p>0.002496</text:p>
          </table:table-cell>
          <table:table-cell table:style-name="ce1" office:value-type="float" office:value="0.000096" calcext:value-type="float">
            <text:p>0.000096</text:p>
          </table:table-cell>
          <table:table-cell table:style-name="ce1" office:value-type="float" office:value="0.001066" calcext:value-type="float">
            <text:p>0.001066</text:p>
          </table:table-cell>
          <table:table-cell table:style-name="ce1" office:value-type="float" office:value="0.000701" calcext:value-type="float">
            <text:p>0.000701</text:p>
          </table:table-cell>
          <table:table-cell table:style-name="ce1" office:value-type="float" office:value="0.000264" calcext:value-type="float">
            <text:p>0.000264</text:p>
          </table:table-cell>
          <table:table-cell table:style-name="ce1" office:value-type="float" office:value="0.000151" calcext:value-type="float">
            <text:p>0.000151</text:p>
          </table:table-cell>
          <table:table-cell table:style-name="ce3" office:value-type="float" office:value="0.000093374" calcext:value-type="float">
            <text:p>9.34E-005</text:p>
          </table:table-cell>
          <table:table-cell table:style-name="ce3" office:value-type="float" office:value="0.000032243" calcext:value-type="float">
            <text:p>3.22E-005</text:p>
          </table:table-cell>
          <table:table-cell table:style-name="ce3" office:value-type="float" office:value="0.00001424" calcext:value-type="float">
            <text:p>1.42E-0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" office:value-type="float" office:value="0.009033" calcext:value-type="float">
            <text:p>0.009033</text:p>
          </table:table-cell>
          <table:table-cell table:style-name="ce1" office:value-type="float" office:value="0.000125" calcext:value-type="float">
            <text:p>0.000125</text:p>
          </table:table-cell>
          <table:table-cell table:style-name="ce1" office:value-type="float" office:value="0.001371" calcext:value-type="float">
            <text:p>0.001371</text:p>
          </table:table-cell>
          <table:table-cell table:style-name="ce1" office:value-type="float" office:value="0.000901" calcext:value-type="float">
            <text:p>0.000901</text:p>
          </table:table-cell>
          <table:table-cell table:style-name="ce1" office:value-type="float" office:value="0.000506" calcext:value-type="float">
            <text:p>0.000506</text:p>
          </table:table-cell>
          <table:table-cell table:style-name="ce1" office:value-type="float" office:value="0.000168" calcext:value-type="float">
            <text:p>0.000168</text:p>
          </table:table-cell>
          <table:table-cell office:value-type="float" office:value="0.00012847" calcext:value-type="float">
            <text:p>0.00012847</text:p>
          </table:table-cell>
          <table:table-cell table:style-name="ce3" office:value-type="float" office:value="0.000065963" calcext:value-type="float">
            <text:p>6.60E-005</text:p>
          </table:table-cell>
          <table:table-cell table:style-name="ce3" office:value-type="float" office:value="0.000022614" calcext:value-type="float">
            <text:p>2.26E-0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01" calcext:value-type="float">
            <text:p>1.01</text:p>
          </table:table-cell>
          <table:table-cell office:value-type="float" office:value="3.03" calcext:value-type="float">
            <text:p>3.03</text:p>
          </table:table-cell>
          <table:table-cell office:value-type="float" office:value="4.32" calcext:value-type="float">
            <text:p>4.32</text:p>
          </table:table-cell>
          <table:table-cell office:value-type="float" office:value="9.18" calcext:value-type="float">
            <text:p>9.18</text:p>
          </table:table-cell>
          <table:table-cell office:value-type="float" office:value="16.58" calcext:value-type="float">
            <text:p>16.58</text:p>
          </table:table-cell>
          <table:table-cell office:value-type="float" office:value="35.44" calcext:value-type="float">
            <text:p>35.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1" office:value-type="float" office:value="0.0258" calcext:value-type="float">
            <text:p>0.0258</text:p>
          </table:table-cell>
          <table:table-cell table:style-name="ce1" office:value-type="float" office:value="0.000184" calcext:value-type="float">
            <text:p>0.000184</text:p>
          </table:table-cell>
          <table:table-cell table:style-name="ce1" office:value-type="float" office:value="0.001723" calcext:value-type="float">
            <text:p>0.001723</text:p>
          </table:table-cell>
          <table:table-cell table:style-name="ce1" office:value-type="float" office:value="0.001122" calcext:value-type="float">
            <text:p>0.001122</text:p>
          </table:table-cell>
          <table:table-cell table:style-name="ce1" office:value-type="float" office:value="0.000384" calcext:value-type="float">
            <text:p>0.000384</text:p>
          </table:table-cell>
          <table:table-cell table:style-name="ce1" office:value-type="float" office:value="0.000192" calcext:value-type="float">
            <text:p>0.000192</text:p>
          </table:table-cell>
          <table:table-cell office:value-type="float" office:value="0.0001444" calcext:value-type="float">
            <text:p>0.0001444</text:p>
          </table:table-cell>
          <table:table-cell table:style-name="ce3" office:value-type="float" office:value="0.000048578" calcext:value-type="float">
            <text:p>4.86E-005</text:p>
          </table:table-cell>
          <table:table-cell table:style-name="ce3" office:value-type="float" office:value="0.00003403" calcext:value-type="float">
            <text:p>3.40E-0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7" calcext:value-type="float">
            <text:p>0.67</text:p>
          </table:table-cell>
          <table:table-cell office:value-type="float" office:value="1.76" calcext:value-type="float">
            <text:p>1.76</text:p>
          </table:table-cell>
          <table:table-cell office:value-type="float" office:value="4.5" calcext:value-type="float">
            <text:p>4.5</text:p>
          </table:table-cell>
          <table:table-cell office:value-type="float" office:value="8.66" calcext:value-type="float">
            <text:p>8.66</text:p>
          </table:table-cell>
          <table:table-cell office:value-type="float" office:value="18.56" calcext:value-type="float">
            <text:p>18.56</text:p>
          </table:table-cell>
          <table:table-cell office:value-type="float" office:value="35.35" calcext:value-type="float">
            <text:p>35.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" office:value-type="float" office:value="0.077862" calcext:value-type="float">
            <text:p>0.077862</text:p>
          </table:table-cell>
          <table:table-cell table:style-name="ce1" office:value-type="float" office:value="0.000205" calcext:value-type="float">
            <text:p>0.000205</text:p>
          </table:table-cell>
          <table:table-cell table:style-name="ce1" office:value-type="float" office:value="0.002018" calcext:value-type="float">
            <text:p>0.002018</text:p>
          </table:table-cell>
          <table:table-cell table:style-name="ce1" office:value-type="float" office:value="0.001029" calcext:value-type="float">
            <text:p>0.001029</text:p>
          </table:table-cell>
          <table:table-cell table:style-name="ce1" office:value-type="float" office:value="0.00049" calcext:value-type="float">
            <text:p>0.00049</text:p>
          </table:table-cell>
          <table:table-cell table:style-name="ce1" office:value-type="float" office:value="0.000246" calcext:value-type="float">
            <text:p>0.000246</text:p>
          </table:table-cell>
          <table:table-cell office:value-type="float" office:value="0.00018235" calcext:value-type="float">
            <text:p>0.00018235</text:p>
          </table:table-cell>
          <table:table-cell table:style-name="ce3" office:value-type="float" office:value="0.000088766" calcext:value-type="float">
            <text:p>8.88E-005</text:p>
          </table:table-cell>
          <table:table-cell table:style-name="ce3" office:value-type="float" office:value="0.000041201" calcext:value-type="float">
            <text:p>4.12E-00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5" calcext:value-type="float">
            <text:p>0.55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7.51" calcext:value-type="float">
            <text:p>7.51</text:p>
          </table:table-cell>
          <table:table-cell office:value-type="float" office:value="20.44" calcext:value-type="float">
            <text:p>20.44</text:p>
          </table:table-cell>
          <table:table-cell office:value-type="float" office:value="34.46" calcext:value-type="float">
            <text:p>34.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1" office:value-type="float" office:value="0.15114" calcext:value-type="float">
            <text:p>0.15114</text:p>
          </table:table-cell>
          <table:table-cell table:style-name="ce1" office:value-type="float" office:value="0.000247" calcext:value-type="float">
            <text:p>0.000247</text:p>
          </table:table-cell>
          <table:table-cell table:style-name="ce1" office:value-type="float" office:value="0.002277" calcext:value-type="float">
            <text:p>0.002277</text:p>
          </table:table-cell>
          <table:table-cell table:style-name="ce1" office:value-type="float" office:value="0.001251" calcext:value-type="float">
            <text:p>0.001251</text:p>
          </table:table-cell>
          <table:table-cell table:style-name="ce1" office:value-type="float" office:value="0.000791" calcext:value-type="float">
            <text:p>0.000791</text:p>
          </table:table-cell>
          <table:table-cell table:style-name="ce1" office:value-type="float" office:value="0.000261" calcext:value-type="float">
            <text:p>0.000261</text:p>
          </table:table-cell>
          <table:table-cell office:value-type="float" office:value="0.00012691" calcext:value-type="float">
            <text:p>0.00012691</text:p>
          </table:table-cell>
          <table:table-cell table:style-name="ce3" office:value-type="float" office:value="0.000098107" calcext:value-type="float">
            <text:p>9.81E-005</text:p>
          </table:table-cell>
          <table:table-cell table:style-name="ce3" office:value-type="float" office:value="0.00003301" calcext:value-type="float">
            <text:p>3.30E-00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57" calcext:value-type="float">
            <text:p>0.57</text:p>
          </table:table-cell>
          <table:table-cell office:value-type="float" office:value="1.58" calcext:value-type="float">
            <text:p>1.58</text:p>
          </table:table-cell>
          <table:table-cell office:value-type="float" office:value="3.64" calcext:value-type="float">
            <text:p>3.64</text:p>
          </table:table-cell>
          <table:table-cell office:value-type="float" office:value="8.35" calcext:value-type="float">
            <text:p>8.35</text:p>
          </table:table-cell>
          <table:table-cell office:value-type="float" office:value="14.83" calcext:value-type="float">
            <text:p>14.83</text:p>
          </table:table-cell>
          <table:table-cell office:value-type="float" office:value="28.85" calcext:value-type="float">
            <text:p>28.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1" office:value-type="float" office:value="0.181685" calcext:value-type="float">
            <text:p>0.181685</text:p>
          </table:table-cell>
          <table:table-cell table:style-name="ce1" office:value-type="float" office:value="0.000308" calcext:value-type="float">
            <text:p>0.000308</text:p>
          </table:table-cell>
          <table:table-cell table:style-name="ce1" office:value-type="float" office:value="0.002694" calcext:value-type="float">
            <text:p>0.002694</text:p>
          </table:table-cell>
          <table:table-cell table:style-name="ce1" office:value-type="float" office:value="0.001328" calcext:value-type="float">
            <text:p>0.001328</text:p>
          </table:table-cell>
          <table:table-cell table:style-name="ce1" office:value-type="float" office:value="0.0009" calcext:value-type="float">
            <text:p>0.0009</text:p>
          </table:table-cell>
          <table:table-cell table:style-name="ce1" office:value-type="float" office:value="0.000319" calcext:value-type="float">
            <text:p>0.000319</text:p>
          </table:table-cell>
          <table:table-cell office:value-type="float" office:value="0.00015756" calcext:value-type="float">
            <text:p>0.00015756</text:p>
          </table:table-cell>
          <table:table-cell office:value-type="float" office:value="0.00011276" calcext:value-type="float">
            <text:p>0.00011276</text:p>
          </table:table-cell>
          <table:table-cell table:style-name="ce3" office:value-type="float" office:value="0.000054322" calcext:value-type="float">
            <text:p>5.43E-00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57" calcext:value-type="float">
            <text:p>0.57</text:p>
          </table:table-cell>
          <table:table-cell office:value-type="float" office:value="1.42" calcext:value-type="float">
            <text:p>1.42</text:p>
          </table:table-cell>
          <table:table-cell office:value-type="float" office:value="3.19" calcext:value-type="float">
            <text:p>3.19</text:p>
          </table:table-cell>
          <table:table-cell office:value-type="float" office:value="6.89" calcext:value-type="float">
            <text:p>6.89</text:p>
          </table:table-cell>
          <table:table-cell office:value-type="float" office:value="13.68" calcext:value-type="float">
            <text:p>13.68</text:p>
          </table:table-cell>
          <table:table-cell office:value-type="float" office:value="29.53" calcext:value-type="float">
            <text:p>29.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1" office:value-type="float" office:value="0.292665" calcext:value-type="float">
            <text:p>0.292665</text:p>
          </table:table-cell>
          <table:table-cell table:style-name="ce1" office:value-type="float" office:value="0.000368" calcext:value-type="float">
            <text:p>0.000368</text:p>
          </table:table-cell>
          <table:table-cell table:style-name="ce1" office:value-type="float" office:value="0.003047" calcext:value-type="float">
            <text:p>0.003047</text:p>
          </table:table-cell>
          <table:table-cell table:style-name="ce1" office:value-type="float" office:value="0.001429" calcext:value-type="float">
            <text:p>0.001429</text:p>
          </table:table-cell>
          <table:table-cell table:style-name="ce1" office:value-type="float" office:value="0.000843" calcext:value-type="float">
            <text:p>0.000843</text:p>
          </table:table-cell>
          <table:table-cell table:style-name="ce1" office:value-type="float" office:value="0.000339" calcext:value-type="float">
            <text:p>0.000339</text:p>
          </table:table-cell>
          <table:table-cell office:value-type="float" office:value="0.00024522" calcext:value-type="float">
            <text:p>0.00024522</text:p>
          </table:table-cell>
          <table:table-cell office:value-type="float" office:value="0.00012453" calcext:value-type="float">
            <text:p>0.00012453</text:p>
          </table:table-cell>
          <table:table-cell table:style-name="ce3" office:value-type="float" office:value="0.000057966" calcext:value-type="float">
            <text:p>5.80E-00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59" calcext:value-type="float">
            <text:p>0.59</text:p>
          </table:table-cell>
          <table:table-cell office:value-type="float" office:value="1.47" calcext:value-type="float">
            <text:p>1.47</text:p>
          </table:table-cell>
          <table:table-cell office:value-type="float" office:value="3.35" calcext:value-type="float">
            <text:p>3.35</text:p>
          </table:table-cell>
          <table:table-cell office:value-type="float" office:value="7.77" calcext:value-type="float">
            <text:p>7.77</text:p>
          </table:table-cell>
          <table:table-cell office:value-type="float" office:value="14.49" calcext:value-type="float">
            <text:p>14.49</text:p>
          </table:table-cell>
          <table:table-cell office:value-type="float" office:value="34.61" calcext:value-type="float">
            <text:p>34.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1" office:value-type="float" office:value="0.484644" calcext:value-type="float">
            <text:p>0.484644</text:p>
          </table:table-cell>
          <table:table-cell table:style-name="ce1" office:value-type="float" office:value="0.000421" calcext:value-type="float">
            <text:p>0.000421</text:p>
          </table:table-cell>
          <table:table-cell table:style-name="ce1" office:value-type="float" office:value="0.003556" calcext:value-type="float">
            <text:p>0.003556</text:p>
          </table:table-cell>
          <table:table-cell table:style-name="ce1" office:value-type="float" office:value="0.001709" calcext:value-type="float">
            <text:p>0.001709</text:p>
          </table:table-cell>
          <table:table-cell table:style-name="ce1" office:value-type="float" office:value="0.000822" calcext:value-type="float">
            <text:p>0.000822</text:p>
          </table:table-cell>
          <table:table-cell table:style-name="ce1" office:value-type="float" office:value="0.000412" calcext:value-type="float">
            <text:p>0.000412</text:p>
          </table:table-cell>
          <table:table-cell office:value-type="float" office:value="0.00021046" calcext:value-type="float">
            <text:p>0.00021046</text:p>
          </table:table-cell>
          <table:table-cell table:style-name="ce3" office:value-type="float" office:value="0.0000963" calcext:value-type="float">
            <text:p>9.63E-005</text:p>
          </table:table-cell>
          <table:table-cell table:style-name="ce3" office:value-type="float" office:value="0.000045987" calcext:value-type="float">
            <text:p>4.60E-00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7" calcext:value-type="float">
            <text:p>0.47</text:p>
          </table:table-cell>
          <table:table-cell office:value-type="float" office:value="1.47" calcext:value-type="float">
            <text:p>1.47</text:p>
          </table:table-cell>
          <table:table-cell office:value-type="float" office:value="3.03" calcext:value-type="float">
            <text:p>3.03</text:p>
          </table:table-cell>
          <table:table-cell office:value-type="float" office:value="7.26" calcext:value-type="float">
            <text:p>7.26</text:p>
          </table:table-cell>
          <table:table-cell office:value-type="float" office:value="14.73" calcext:value-type="float">
            <text:p>14.73</text:p>
          </table:table-cell>
          <table:table-cell office:value-type="float" office:value="28.76" calcext:value-type="float">
            <text:p>28.76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office:value-type="float" office:value="0.58" calcext:value-type="float">
            <text:p>0.58</text:p>
          </table:table-cell>
          <table:table-cell office:value-type="float" office:value="1.48" calcext:value-type="float">
            <text:p>1.48</text:p>
          </table:table-cell>
          <table:table-cell office:value-type="float" office:value="3.26" calcext:value-type="float">
            <text:p>3.26</text:p>
          </table:table-cell>
          <table:table-cell office:value-type="float" office:value="7.11" calcext:value-type="float">
            <text:p>7.11</text:p>
          </table:table-cell>
          <table:table-cell office:value-type="float" office:value="14.37" calcext:value-type="float">
            <text:p>14.37</text:p>
          </table:table-cell>
          <table:table-cell office:value-type="float" office:value="29.85" calcext:value-type="float">
            <text:p>29.85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0.43" calcext:value-type="float">
            <text:p>0.43</text:p>
          </table:table-cell>
          <table:table-cell office:value-type="float" office:value="1.38" calcext:value-type="float">
            <text:p>1.38</text:p>
          </table:table-cell>
          <table:table-cell office:value-type="float" office:value="3.29" calcext:value-type="float">
            <text:p>3.29</text:p>
          </table:table-cell>
          <table:table-cell office:value-type="float" office:value="7.08" calcext:value-type="float">
            <text:p>7.08</text:p>
          </table:table-cell>
          <table:table-cell office:value-type="float" office:value="14.09" calcext:value-type="float">
            <text:p>14.09</text:p>
          </table:table-cell>
          <table:table-cell office:value-type="float" office:value="30.23" calcext:value-type="float">
            <text:p>30.23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office:value-type="float" office:value="0.54" calcext:value-type="float">
            <text:p>0.54</text:p>
          </table:table-cell>
          <table:table-cell office:value-type="float" office:value="1.68" calcext:value-type="float">
            <text:p>1.68</text:p>
          </table:table-cell>
          <table:table-cell office:value-type="float" office:value="3.45" calcext:value-type="float">
            <text:p>3.45</text:p>
          </table:table-cell>
          <table:table-cell office:value-type="float" office:value="6.61" calcext:value-type="float">
            <text:p>6.61</text:p>
          </table:table-cell>
          <table:table-cell office:value-type="float" office:value="13.71" calcext:value-type="float">
            <text:p>13.71</text:p>
          </table:table-cell>
          <table:table-cell office:value-type="float" office:value="28.77" calcext:value-type="float">
            <text:p>28.7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FPTAS(0)</text:p>
          </table:table-cell>
          <table:table-cell office:value-type="string" calcext:value-type="string">
            <text:p>FPTAS(1)</text:p>
          </table:table-cell>
          <table:table-cell office:value-type="string" calcext:value-type="string">
            <text:p>FPTAS(2)</text:p>
          </table:table-cell>
          <table:table-cell office:value-type="string" calcext:value-type="string">
            <text:p>FPTAS(3)</text:p>
          </table:table-cell>
          <table:table-cell office:value-type="string" calcext:value-type="string">
            <text:p>FPTAS(4)</text:p>
          </table:table-cell>
          <table:table-cell office:value-type="string" calcext:value-type="string">
            <text:p>FPTAS(5)</text:p>
          </table:table-cell>
          <table:table-cell office:value-type="string" calcext:value-type="string">
            <text:p>FPTAS(6)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45" calcext:value-type="float">
            <text:p>0.45</text:p>
          </table:table-cell>
          <table:table-cell office:value-type="float" office:value="1.43" calcext:value-type="float">
            <text:p>1.43</text:p>
          </table:table-cell>
          <table:table-cell office:value-type="float" office:value="3.2" calcext:value-type="float">
            <text:p>3.2</text:p>
          </table:table-cell>
          <table:table-cell office:value-type="float" office:value="6.1" calcext:value-type="float">
            <text:p>6.1</text:p>
          </table:table-cell>
          <table:table-cell office:value-type="float" office:value="13.55" calcext:value-type="float">
            <text:p>13.55</text:p>
          </table:table-cell>
          <table:table-cell office:value-type="float" office:value="27.49" calcext:value-type="float">
            <text:p>27.49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n=20</text:p>
          </table:table-cell>
          <table:table-cell table:style-name="ce1" office:value-type="float" office:value="0.000842" calcext:value-type="float">
            <text:p>0.000842</text:p>
          </table:table-cell>
          <table:table-cell table:style-name="ce1" office:value-type="float" office:value="0.000421" calcext:value-type="float">
            <text:p>0.000421</text:p>
          </table:table-cell>
          <table:table-cell table:style-name="ce1" office:value-type="float" office:value="0.000334" calcext:value-type="float">
            <text:p>0.000334</text:p>
          </table:table-cell>
          <table:table-cell table:style-name="ce1" office:value-type="float" office:value="0.000112" calcext:value-type="float">
            <text:p>0.000112</text:p>
          </table:table-cell>
          <table:table-cell table:style-name="ce3" office:value-type="float" office:value="0.000078378" calcext:value-type="float">
            <text:p>7.84E-005</text:p>
          </table:table-cell>
          <table:table-cell table:style-name="ce3" office:value-type="float" office:value="0.0000415" calcext:value-type="float">
            <text:p>4.15E-005</text:p>
          </table:table-cell>
          <table:table-cell table:style-name="ce3" office:value-type="float" office:value="0.000018867" calcext:value-type="float">
            <text:p>1.89E-005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n=22</text:p>
          </table:table-cell>
          <table:table-cell table:style-name="ce1" office:value-type="float" office:value="0.001066" calcext:value-type="float">
            <text:p>0.001066</text:p>
          </table:table-cell>
          <table:table-cell table:style-name="ce1" office:value-type="float" office:value="0.000701" calcext:value-type="float">
            <text:p>0.000701</text:p>
          </table:table-cell>
          <table:table-cell table:style-name="ce1" office:value-type="float" office:value="0.000264" calcext:value-type="float">
            <text:p>0.000264</text:p>
          </table:table-cell>
          <table:table-cell table:style-name="ce1" office:value-type="float" office:value="0.000151" calcext:value-type="float">
            <text:p>0.000151</text:p>
          </table:table-cell>
          <table:table-cell table:style-name="ce3" office:value-type="float" office:value="0.000093374" calcext:value-type="float">
            <text:p>9.34E-005</text:p>
          </table:table-cell>
          <table:table-cell table:style-name="ce3" office:value-type="float" office:value="0.000032243" calcext:value-type="float">
            <text:p>3.22E-005</text:p>
          </table:table-cell>
          <table:table-cell table:style-name="ce3" office:value-type="float" office:value="0.00001424" calcext:value-type="float">
            <text:p>1.42E-005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n=25</text:p>
          </table:table-cell>
          <table:table-cell table:style-name="ce1" office:value-type="float" office:value="0.001371" calcext:value-type="float">
            <text:p>0.001371</text:p>
          </table:table-cell>
          <table:table-cell table:style-name="ce1" office:value-type="float" office:value="0.000901" calcext:value-type="float">
            <text:p>0.000901</text:p>
          </table:table-cell>
          <table:table-cell table:style-name="ce1" office:value-type="float" office:value="0.000506" calcext:value-type="float">
            <text:p>0.000506</text:p>
          </table:table-cell>
          <table:table-cell table:style-name="ce1" office:value-type="float" office:value="0.000168" calcext:value-type="float">
            <text:p>0.000168</text:p>
          </table:table-cell>
          <table:table-cell office:value-type="float" office:value="0.00012847" calcext:value-type="float">
            <text:p>0.00012847</text:p>
          </table:table-cell>
          <table:table-cell table:style-name="ce3" office:value-type="float" office:value="0.000065963" calcext:value-type="float">
            <text:p>6.60E-005</text:p>
          </table:table-cell>
          <table:table-cell table:style-name="ce3" office:value-type="float" office:value="0.000022614" calcext:value-type="float">
            <text:p>2.26E-005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n=27</text:p>
          </table:table-cell>
          <table:table-cell table:style-name="ce1" office:value-type="float" office:value="0.001723" calcext:value-type="float">
            <text:p>0.001723</text:p>
          </table:table-cell>
          <table:table-cell table:style-name="ce1" office:value-type="float" office:value="0.001122" calcext:value-type="float">
            <text:p>0.001122</text:p>
          </table:table-cell>
          <table:table-cell table:style-name="ce1" office:value-type="float" office:value="0.000384" calcext:value-type="float">
            <text:p>0.000384</text:p>
          </table:table-cell>
          <table:table-cell table:style-name="ce1" office:value-type="float" office:value="0.000192" calcext:value-type="float">
            <text:p>0.000192</text:p>
          </table:table-cell>
          <table:table-cell office:value-type="float" office:value="0.0001444" calcext:value-type="float">
            <text:p>0.0001444</text:p>
          </table:table-cell>
          <table:table-cell table:style-name="ce3" office:value-type="float" office:value="0.000048578" calcext:value-type="float">
            <text:p>4.86E-005</text:p>
          </table:table-cell>
          <table:table-cell table:style-name="ce3" office:value-type="float" office:value="0.00003403" calcext:value-type="float">
            <text:p>3.40E-005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n=30</text:p>
          </table:table-cell>
          <table:table-cell table:style-name="ce1" office:value-type="float" office:value="0.002018" calcext:value-type="float">
            <text:p>0.002018</text:p>
          </table:table-cell>
          <table:table-cell table:style-name="ce1" office:value-type="float" office:value="0.001029" calcext:value-type="float">
            <text:p>0.001029</text:p>
          </table:table-cell>
          <table:table-cell table:style-name="ce1" office:value-type="float" office:value="0.00049" calcext:value-type="float">
            <text:p>0.00049</text:p>
          </table:table-cell>
          <table:table-cell table:style-name="ce1" office:value-type="float" office:value="0.000246" calcext:value-type="float">
            <text:p>0.000246</text:p>
          </table:table-cell>
          <table:table-cell office:value-type="float" office:value="0.00018235" calcext:value-type="float">
            <text:p>0.00018235</text:p>
          </table:table-cell>
          <table:table-cell table:style-name="ce3" office:value-type="float" office:value="0.000088766" calcext:value-type="float">
            <text:p>8.88E-005</text:p>
          </table:table-cell>
          <table:table-cell table:style-name="ce3" office:value-type="float" office:value="0.000041201" calcext:value-type="float">
            <text:p>4.12E-005</text:p>
          </table:table-cell>
          <table:table-cell table:number-columns-repeated="29"/>
        </table:table-row>
        <table:table-row table:style-name="ro1" table:number-rows-repeated="5">
          <table:table-cell table:number-columns-repeated="2"/>
          <table:table-cell table:style-name="ce2"/>
          <table:table-cell table:number-columns-repeated="35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Rel. chyba CV heuristiky</text:p>
          </table:table-cell>
          <table:table-cell office:value-type="string" calcext:value-type="string">
            <text:p>Veľkosť vzorky</text:p>
          </table:table-cell>
          <table:table-cell office:value-type="string" calcext:value-type="string">
            <text:p>Relatívna chyba heuristiky voči brute force algoritmu</text:p>
          </table:table-cell>
          <table:table-cell table:number-columns-repeated="3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17" calcext:value-type="float">
            <text:p>2.17</text:p>
          </table:table-cell>
          <table:table-cell table:number-columns-repeated="3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table:number-columns-repeated="3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48" calcext:value-type="float">
            <text:p>0.48</text:p>
          </table:table-cell>
          <table:table-cell table:number-columns-repeated="3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table:number-columns-repeated="3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69" calcext:value-type="float">
            <text:p>0.69</text:p>
          </table:table-cell>
          <table:table-cell table:number-columns-repeated="3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table:number-columns-repeated="3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9" calcext:value-type="float">
            <text:p>0.49</text:p>
          </table:table-cell>
          <table:table-cell table:number-columns-repeated="3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34" calcext:value-type="float">
            <text:p>0.34</text:p>
          </table:table-cell>
          <table:table-cell table:number-columns-repeated="3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28" calcext:value-type="float">
            <text:p>0.28</text:p>
          </table:table-cell>
          <table:table-cell table:number-columns-repeated="3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34" calcext:value-type="float">
            <text:p>0.34</text:p>
          </table:table-cell>
          <table:table-cell table:number-columns-repeated="3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</text:p>
          </table:table-cell>
          <table:table-cell table:number-columns-repeated="35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q <text:s text:c="60"/></text:p>
          </table:table-cell>
          <table:table-cell table:number-columns-repeated="30"/>
        </table:table-row>
      </table:table>
      <table:table table:name="fptas-chyby" table:style-name="ta1">
        <table:table-column table:style-name="co4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PTAS1</text:p>
          </table:table-cell>
          <table:table-cell/>
          <table:table-cell office:value-type="string" calcext:value-type="string">
            <text:p>FPTAS2</text:p>
          </table:table-cell>
          <table:table-cell/>
          <table:table-cell office:value-type="string" calcext:value-type="string">
            <text:p>FPTAS3</text:p>
          </table:table-cell>
          <table:table-cell/>
          <table:table-cell office:value-type="string" calcext:value-type="string">
            <text:p>FPTAS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iem.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riem.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riem.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riem.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8"/>
        </table:table-row>
      </table:table>
      <table:table table:name="ukol3" table:style-name="ta1">
        <table:shapes>
          <draw:frame draw:z-index="0" draw:style-name="gr1" draw:text-style-name="P1" svg:width="6.2988in" svg:height="3.5429in" svg:x="7.2713in" svg:y="0.0598in">
            <draw:object draw:notify-on-update-of-ranges="ukol3.B4:ukol3.B17 ukol3.C3:ukol3.C3 ukol3.C4:ukol3.C17 ukol3.B4:ukol3.B17 ukol3.D3:ukol3.D3 ukol3.D4:ukol3.D17 ukol3.B4:ukol3.B17 ukol3.E3:ukol3.E3 ukol3.E4:ukol3.E1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6.6571in" svg:y="6.2091in">
            <draw:object draw:notify-on-update-of-ranges="ukol3.B37:ukol3.B50 ukol3.C36:ukol3.C36 ukol3.C37:ukol3.C50 ukol3.B37:ukol3.B50 ukol3.D36:ukol3.D36 ukol3.D37:ukol3.D50 ukol3.B37:ukol3.B50 ukol3.E36:ukol3.E36 ukol3.E37:ukol3.E5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6.2988in" svg:height="3.5429in" svg:x="12.9965in" svg:y="3.4799in">
            <draw:object draw:notify-on-update-of-ranges="ukol3.B20:ukol3.B33 ukol3.C19:ukol3.C19 ukol3.C20:ukol3.C33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6.2988in" svg:height="3.5429in" svg:x="13.1614in" svg:y="8.2063in">
            <draw:object draw:notify-on-update-of-ranges="ukol3.B54:ukol3.B67 ukol3.C53:ukol3.C53 ukol3.C54:ukol3.C67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draw:text-style-name="P1" svg:width="6.2988in" svg:height="3.5429in" svg:x="6.6559in" svg:y="11.7831in">
            <draw:object draw:notify-on-update-of-ranges="ukol3.B71:ukol3.B79 ukol3.C70:ukol3.C70 ukol3.C71:ukol3.C79 ukol3.B71:ukol3.B79 ukol3.D70:ukol3.D70 ukol3.D71:ukol3.D79 ukol3.B71:ukol3.B79 ukol3.E70:ukol3.E70 ukol3.E71:ukol3.E7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5" draw:style-name="gr1" draw:text-style-name="P1" svg:width="6.2988in" svg:height="3.5429in" svg:x="12.8146in" svg:y="14.7811in">
            <draw:object draw:notify-on-update-of-ranges="ukol3.B89:ukol3.B97 ukol3.C88:ukol3.C88 ukol3.C89:ukol3.C97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6" draw:style-name="gr1" draw:text-style-name="P1" svg:width="6.2988in" svg:height="3.5429in" svg:x="7.2807in" svg:y="17.765in">
            <draw:object draw:notify-on-update-of-ranges="ukol3.B105:ukol3.B115 ukol3.C104:ukol3.C104 ukol3.C105:ukol3.C115 ukol3.B105:ukol3.B115 ukol3.D104:ukol3.D104 ukol3.D105:ukol3.D115 ukol3.B105:ukol3.B115 ukol3.E104:ukol3.E104 ukol3.E105:ukol3.E115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7" draw:style-name="gr1" draw:text-style-name="P1" svg:width="6.2988in" svg:height="3.5429in" svg:x="12.9898in" svg:y="20.4177in">
            <draw:object draw:notify-on-update-of-ranges="ukol3.B119:ukol3.B129 ukol3.C118:ukol3.C118 ukol3.C119:ukol3.C129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8" draw:style-name="gr1" draw:text-style-name="P1" svg:width="6.2988in" svg:height="3.5429in" svg:x="6.3693in" svg:y="27.6433in">
            <draw:object draw:notify-on-update-of-ranges="ukol3.B159:ukol3.B168 ukol3.C158:ukol3.C158 ukol3.C159:ukol3.C168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MAX. HMOTNOST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DP</text:p>
          </table:table-cell>
          <table:table-cell table:style-name="ce4" office:value-type="string" calcext:value-type="string">
            <text:p>CV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0024056" calcext:value-type="float">
            <text:p>0.0024056</text:p>
          </table:table-cell>
          <table:table-cell table:style-name="ce3" office:value-type="float" office:value="0.00010209" calcext:value-type="float">
            <text:p>1.02E-004</text:p>
          </table:table-cell>
          <table:table-cell table:style-name="ce3" office:value-type="float" office:value="0.0000040164" calcext:value-type="float">
            <text:p>4.02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0027264" calcext:value-type="float">
            <text:p>0.0027264</text:p>
          </table:table-cell>
          <table:table-cell office:value-type="float" office:value="0.00015315" calcext:value-type="float">
            <text:p>0.00015315</text:p>
          </table:table-cell>
          <table:table-cell table:style-name="ce3" office:value-type="float" office:value="0.0000045213" calcext:value-type="float">
            <text:p>4.52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0026265" calcext:value-type="float">
            <text:p>0.0026265</text:p>
          </table:table-cell>
          <table:table-cell office:value-type="float" office:value="0.00020177" calcext:value-type="float">
            <text:p>0.00020177</text:p>
          </table:table-cell>
          <table:table-cell table:style-name="ce3" office:value-type="float" office:value="0.000004597" calcext:value-type="float">
            <text:p>4.60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27507" calcext:value-type="float">
            <text:p>0.0027507</text:p>
          </table:table-cell>
          <table:table-cell office:value-type="float" office:value="0.00024981" calcext:value-type="float">
            <text:p>0.00024981</text:p>
          </table:table-cell>
          <table:table-cell table:style-name="ce3" office:value-type="float" office:value="0.0000046122" calcext:value-type="float">
            <text:p>4.61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0.0027573" calcext:value-type="float">
            <text:p>0.0027573</text:p>
          </table:table-cell>
          <table:table-cell office:value-type="float" office:value="0.00030806" calcext:value-type="float">
            <text:p>0.00030806</text:p>
          </table:table-cell>
          <table:table-cell table:style-name="ce3" office:value-type="float" office:value="0.0000046191" calcext:value-type="float">
            <text:p>4.62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033435" calcext:value-type="float">
            <text:p>0.0033435</text:p>
          </table:table-cell>
          <table:table-cell office:value-type="float" office:value="0.00035309" calcext:value-type="float">
            <text:p>0.00035309</text:p>
          </table:table-cell>
          <table:table-cell table:style-name="ce3" office:value-type="float" office:value="0.0000048816" calcext:value-type="float">
            <text:p>4.88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0.0027341" calcext:value-type="float">
            <text:p>0.0027341</text:p>
          </table:table-cell>
          <table:table-cell office:value-type="float" office:value="0.0004373" calcext:value-type="float">
            <text:p>0.0004373</text:p>
          </table:table-cell>
          <table:table-cell table:style-name="ce3" office:value-type="float" office:value="0.0000050943" calcext:value-type="float">
            <text:p>5.09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0029576" calcext:value-type="float">
            <text:p>0.0029576</text:p>
          </table:table-cell>
          <table:table-cell office:value-type="float" office:value="0.00050764" calcext:value-type="float">
            <text:p>0.00050764</text:p>
          </table:table-cell>
          <table:table-cell table:style-name="ce3" office:value-type="float" office:value="0.0000050188" calcext:value-type="float">
            <text:p>5.02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0027392" calcext:value-type="float">
            <text:p>0.0027392</text:p>
          </table:table-cell>
          <table:table-cell office:value-type="float" office:value="0.00063688" calcext:value-type="float">
            <text:p>0.00063688</text:p>
          </table:table-cell>
          <table:table-cell table:style-name="ce3" office:value-type="float" office:value="0.0000053276" calcext:value-type="float">
            <text:p>5.33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0026066" calcext:value-type="float">
            <text:p>0.0026066</text:p>
          </table:table-cell>
          <table:table-cell office:value-type="float" office:value="0.00076563" calcext:value-type="float">
            <text:p>0.00076563</text:p>
          </table:table-cell>
          <table:table-cell table:style-name="ce3" office:value-type="float" office:value="0.0000050135" calcext:value-type="float">
            <text:p>5.01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0027851" calcext:value-type="float">
            <text:p>0.0027851</text:p>
          </table:table-cell>
          <table:table-cell office:value-type="float" office:value="0.00088988" calcext:value-type="float">
            <text:p>0.00088988</text:p>
          </table:table-cell>
          <table:table-cell table:style-name="ce3" office:value-type="float" office:value="0.0000053134" calcext:value-type="float">
            <text:p>5.31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0026538" calcext:value-type="float">
            <text:p>0.0026538</text:p>
          </table:table-cell>
          <table:table-cell office:value-type="float" office:value="0.0010259" calcext:value-type="float">
            <text:p>0.0010259</text:p>
          </table:table-cell>
          <table:table-cell table:style-name="ce3" office:value-type="float" office:value="0.0000053288" calcext:value-type="float">
            <text:p>5.33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0026492" calcext:value-type="float">
            <text:p>0.0026492</text:p>
          </table:table-cell>
          <table:table-cell office:value-type="float" office:value="0.0011333" calcext:value-type="float">
            <text:p>0.0011333</text:p>
          </table:table-cell>
          <table:table-cell table:style-name="ce3" office:value-type="float" office:value="0.0000051513" calcext:value-type="float">
            <text:p>5.15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0026985" calcext:value-type="float">
            <text:p>0.0026985</text:p>
          </table:table-cell>
          <table:table-cell office:value-type="float" office:value="0.0012597" calcext:value-type="float">
            <text:p>0.0012597</text:p>
          </table:table-cell>
          <table:table-cell table:style-name="ce3" office:value-type="float" office:value="0.0000054139" calcext:value-type="float">
            <text:p>5.41E-00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MAX. HMOTNOST – rel. chyba</text:p>
          </table:table-cell>
          <table:table-cell table:style-name="ce4" office:value-type="string" calcext:value-type="string">
            <text:p>CV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0.0055638*100" office:value-type="float" office:value="0.55638" calcext:value-type="float">
            <text:p>0.556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0.0061646*100" office:value-type="float" office:value="0.61646" calcext:value-type="float">
            <text:p>0.616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0.0054155*100" office:value-type="float" office:value="0.54155" calcext:value-type="float">
            <text:p>0.541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0.0050933*100" office:value-type="float" office:value="0.50933" calcext:value-type="float">
            <text:p>0.509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0.0053428*100" office:value-type="float" office:value="0.53428" calcext:value-type="float">
            <text:p>0.534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0.0049504*100" office:value-type="float" office:value="0.49504" calcext:value-type="float">
            <text:p>0.495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0.0050213*100" office:value-type="float" office:value="0.50213" calcext:value-type="float">
            <text:p>0.502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0.0054508*100" office:value-type="float" office:value="0.54508" calcext:value-type="float">
            <text:p>0.545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0.005826*100" office:value-type="float" office:value="0.5826" calcext:value-type="float">
            <text:p>0.58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ce5" table:formula="of:=0.0059298*100" office:value-type="float" office:value="0.59298" calcext:value-type="float">
            <text:p>0.592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0.0060938*100" office:value-type="float" office:value="0.60938" calcext:value-type="float">
            <text:p>0.60938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0.0054125*100" office:value-type="float" office:value="0.54125" calcext:value-type="float">
            <text:p>0.54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0.0053188*100" office:value-type="float" office:value="0.53188" calcext:value-type="float">
            <text:p>0.531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0.0052994*100" office:value-type="float" office:value="0.52994" calcext:value-type="float">
            <text:p>0.52994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MAX.CENA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DP</text:p>
          </table:table-cell>
          <table:table-cell table:style-name="ce4" office:value-type="string" calcext:value-type="string">
            <text:p>CV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002798" calcext:value-type="float">
            <text:p>0.002798</text:p>
          </table:table-cell>
          <table:table-cell office:value-type="float" office:value="0.0006598" calcext:value-type="float">
            <text:p>0.0006598</text:p>
          </table:table-cell>
          <table:table-cell table:style-name="ce3" office:value-type="float" office:value="0.0000053827" calcext:value-type="float">
            <text:p>5.38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0026544" calcext:value-type="float">
            <text:p>0.0026544</text:p>
          </table:table-cell>
          <table:table-cell office:value-type="float" office:value="0.00063854" calcext:value-type="float">
            <text:p>0.00063854</text:p>
          </table:table-cell>
          <table:table-cell table:style-name="ce3" office:value-type="float" office:value="0.0000050167" calcext:value-type="float">
            <text:p>5.02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0025725" calcext:value-type="float">
            <text:p>0.0025725</text:p>
          </table:table-cell>
          <table:table-cell office:value-type="float" office:value="0.00063739" calcext:value-type="float">
            <text:p>0.00063739</text:p>
          </table:table-cell>
          <table:table-cell table:style-name="ce3" office:value-type="float" office:value="0.0000050383" calcext:value-type="float">
            <text:p>5.04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27706" calcext:value-type="float">
            <text:p>0.0027706</text:p>
          </table:table-cell>
          <table:table-cell office:value-type="float" office:value="0.00063852" calcext:value-type="float">
            <text:p>0.00063852</text:p>
          </table:table-cell>
          <table:table-cell table:style-name="ce3" office:value-type="float" office:value="0.0000050313" calcext:value-type="float">
            <text:p>5.03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0.0028677" calcext:value-type="float">
            <text:p>0.0028677</text:p>
          </table:table-cell>
          <table:table-cell office:value-type="float" office:value="0.00064074" calcext:value-type="float">
            <text:p>0.00064074</text:p>
          </table:table-cell>
          <table:table-cell table:style-name="ce3" office:value-type="float" office:value="0.0000050648" calcext:value-type="float">
            <text:p>5.06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026511" calcext:value-type="float">
            <text:p>0.0026511</text:p>
          </table:table-cell>
          <table:table-cell office:value-type="float" office:value="0.00063829" calcext:value-type="float">
            <text:p>0.00063829</text:p>
          </table:table-cell>
          <table:table-cell table:style-name="ce3" office:value-type="float" office:value="0.0000049086" calcext:value-type="float">
            <text:p>4.91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0.0026115" calcext:value-type="float">
            <text:p>0.0026115</text:p>
          </table:table-cell>
          <table:table-cell office:value-type="float" office:value="0.00063459" calcext:value-type="float">
            <text:p>0.00063459</text:p>
          </table:table-cell>
          <table:table-cell table:style-name="ce3" office:value-type="float" office:value="0.0000049366" calcext:value-type="float">
            <text:p>4.94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0026956" calcext:value-type="float">
            <text:p>0.0026956</text:p>
          </table:table-cell>
          <table:table-cell office:value-type="float" office:value="0.00064428" calcext:value-type="float">
            <text:p>0.00064428</text:p>
          </table:table-cell>
          <table:table-cell table:style-name="ce3" office:value-type="float" office:value="0.0000051377" calcext:value-type="float">
            <text:p>5.14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0025739" calcext:value-type="float">
            <text:p>0.0025739</text:p>
          </table:table-cell>
          <table:table-cell office:value-type="float" office:value="0.00064104" calcext:value-type="float">
            <text:p>0.00064104</text:p>
          </table:table-cell>
          <table:table-cell table:style-name="ce3" office:value-type="float" office:value="0.0000050782" calcext:value-type="float">
            <text:p>5.08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002686" calcext:value-type="float">
            <text:p>0.002686</text:p>
          </table:table-cell>
          <table:table-cell office:value-type="float" office:value="0.00064777" calcext:value-type="float">
            <text:p>0.00064777</text:p>
          </table:table-cell>
          <table:table-cell table:style-name="ce3" office:value-type="float" office:value="0.0000053705" calcext:value-type="float">
            <text:p>5.37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0028618" calcext:value-type="float">
            <text:p>0.0028618</text:p>
          </table:table-cell>
          <table:table-cell office:value-type="float" office:value="0.00063723" calcext:value-type="float">
            <text:p>0.00063723</text:p>
          </table:table-cell>
          <table:table-cell table:style-name="ce3" office:value-type="float" office:value="0.0000050771" calcext:value-type="float">
            <text:p>5.08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002736" calcext:value-type="float">
            <text:p>0.002736</text:p>
          </table:table-cell>
          <table:table-cell office:value-type="float" office:value="0.00064667" calcext:value-type="float">
            <text:p>0.00064667</text:p>
          </table:table-cell>
          <table:table-cell table:style-name="ce3" office:value-type="float" office:value="0.0000053512" calcext:value-type="float">
            <text:p>5.35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0027907" calcext:value-type="float">
            <text:p>0.0027907</text:p>
          </table:table-cell>
          <table:table-cell office:value-type="float" office:value="0.00065571" calcext:value-type="float">
            <text:p>0.00065571</text:p>
          </table:table-cell>
          <table:table-cell table:style-name="ce3" office:value-type="float" office:value="0.0000054986" calcext:value-type="float">
            <text:p>5.50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0026863" calcext:value-type="float">
            <text:p>0.0026863</text:p>
          </table:table-cell>
          <table:table-cell office:value-type="float" office:value="0.0006507" calcext:value-type="float">
            <text:p>0.0006507</text:p>
          </table:table-cell>
          <table:table-cell table:style-name="ce3" office:value-type="float" office:value="0.0000054552" calcext:value-type="float">
            <text:p>5.46E-006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MAX.CENA – rel. chyba</text:p>
          </table:table-cell>
          <table:table-cell table:style-name="ce4" office:value-type="string" calcext:value-type="string">
            <text:p>CV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0.0056719*100" office:value-type="float" office:value="0.56719" calcext:value-type="float">
            <text:p>0.567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0.005142*100" office:value-type="float" office:value="0.5142" calcext:value-type="float">
            <text:p>0.51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0.0055552*100" office:value-type="float" office:value="0.55552" calcext:value-type="float">
            <text:p>0.55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0.0047242*100" office:value-type="float" office:value="0.47242" calcext:value-type="float">
            <text:p>0.472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0.0063001*100" office:value-type="float" office:value="0.63001" calcext:value-type="float">
            <text:p>0.63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0.0049272*100" office:value-type="float" office:value="0.49272" calcext:value-type="float">
            <text:p>0.492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0.0061052*100" office:value-type="float" office:value="0.61052" calcext:value-type="float">
            <text:p>0.610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0.0050114*100" office:value-type="float" office:value="0.50114" calcext:value-type="float">
            <text:p>0.50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0.0055035*100" office:value-type="float" office:value="0.55035" calcext:value-type="float">
            <text:p>0.55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0.0054376*100" office:value-type="float" office:value="0.54376" calcext:value-type="float">
            <text:p>0.543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0.0054897*100" office:value-type="float" office:value="0.54897" calcext:value-type="float">
            <text:p>0.548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0.0059871*100" office:value-type="float" office:value="0.59871" calcext:value-type="float">
            <text:p>0.598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0.0055344*100" office:value-type="float" office:value="0.55344" calcext:value-type="float">
            <text:p>0.553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0.0056539*100" office:value-type="float" office:value="0.56539" calcext:value-type="float">
            <text:p>0.56539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POMER KAPACITA/SUMA VÁH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DP</text:p>
          </table:table-cell>
          <table:table-cell table:style-name="ce4" office:value-type="string" calcext:value-type="string">
            <text:p>CV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style-name="ce3" office:value-type="float" office:value="0.00003991" calcext:value-type="float">
            <text:p>3.99E-005</text:p>
          </table:table-cell>
          <table:table-cell office:value-type="float" office:value="0.00010559" calcext:value-type="float">
            <text:p>0.00010559</text:p>
          </table:table-cell>
          <table:table-cell table:style-name="ce3" office:value-type="float" office:value="0.0000038805" calcext:value-type="float">
            <text:p>3.88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00014313" calcext:value-type="float">
            <text:p>0.00014313</text:p>
          </table:table-cell>
          <table:table-cell office:value-type="float" office:value="0.00022748" calcext:value-type="float">
            <text:p>0.00022748</text:p>
          </table:table-cell>
          <table:table-cell table:style-name="ce3" office:value-type="float" office:value="0.0000039532" calcext:value-type="float">
            <text:p>3.95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0044771" calcext:value-type="float">
            <text:p>0.00044771</text:p>
          </table:table-cell>
          <table:table-cell office:value-type="float" office:value="0.00035233" calcext:value-type="float">
            <text:p>0.00035233</text:p>
          </table:table-cell>
          <table:table-cell table:style-name="ce3" office:value-type="float" office:value="0.0000041209" calcext:value-type="float">
            <text:p>4.12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0011568" calcext:value-type="float">
            <text:p>0.0011568</text:p>
          </table:table-cell>
          <table:table-cell office:value-type="float" office:value="0.0004783" calcext:value-type="float">
            <text:p>0.0004783</text:p>
          </table:table-cell>
          <table:table-cell table:style-name="ce3" office:value-type="float" office:value="0.0000041673" calcext:value-type="float">
            <text:p>4.17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002673" calcext:value-type="float">
            <text:p>0.002673</text:p>
          </table:table-cell>
          <table:table-cell office:value-type="float" office:value="0.00065076" calcext:value-type="float">
            <text:p>0.00065076</text:p>
          </table:table-cell>
          <table:table-cell table:style-name="ce3" office:value-type="float" office:value="0.0000055246" calcext:value-type="float">
            <text:p>5.52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0048538" calcext:value-type="float">
            <text:p>0.0048538</text:p>
          </table:table-cell>
          <table:table-cell office:value-type="float" office:value="0.00079765" calcext:value-type="float">
            <text:p>0.00079765</text:p>
          </table:table-cell>
          <table:table-cell table:style-name="ce3" office:value-type="float" office:value="0.0000060477" calcext:value-type="float">
            <text:p>6.05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0076384" calcext:value-type="float">
            <text:p>0.0076384</text:p>
          </table:table-cell>
          <table:table-cell office:value-type="float" office:value="0.00093564" calcext:value-type="float">
            <text:p>0.00093564</text:p>
          </table:table-cell>
          <table:table-cell table:style-name="ce3" office:value-type="float" office:value="0.0000062045" calcext:value-type="float">
            <text:p>6.20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0098888" calcext:value-type="float">
            <text:p>0.0098888</text:p>
          </table:table-cell>
          <table:table-cell office:value-type="float" office:value="0.0010469" calcext:value-type="float">
            <text:p>0.0010469</text:p>
          </table:table-cell>
          <table:table-cell table:style-name="ce3" office:value-type="float" office:value="0.0000060628" calcext:value-type="float">
            <text:p>6.06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010618" calcext:value-type="float">
            <text:p>0.010618</text:p>
          </table:table-cell>
          <table:table-cell office:value-type="float" office:value="0.001186" calcext:value-type="float">
            <text:p>0.001186</text:p>
          </table:table-cell>
          <table:table-cell table:style-name="ce3" office:value-type="float" office:value="0.0000063607" calcext:value-type="float">
            <text:p>6.36E-006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  <table:table-cell table:style-name="ce3"/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POMER KAPACITA/SUMA VÁH – rel. chyba</text:p>
          </table:table-cell>
          <table:table-cell table:style-name="ce4" office:value-type="string" calcext:value-type="string">
            <text:p>BB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0.014738*100" office:value-type="float" office:value="1.4738" calcext:value-type="float">
            <text:p>1.47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0.010519*100" office:value-type="float" office:value="1.0519" calcext:value-type="float">
            <text:p>1.05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0.0097004*100" office:value-type="float" office:value="0.97004" calcext:value-type="float">
            <text:p>0.97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0.0078315*100" office:value-type="float" office:value="0.78315" calcext:value-type="float">
            <text:p>0.783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0.0049983*100" office:value-type="float" office:value="0.49983" calcext:value-type="float">
            <text:p>0.499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0.003608*100" office:value-type="float" office:value="0.3608" calcext:value-type="float">
            <text:p>0.36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0.0022867*100" office:value-type="float" office:value="0.22867" calcext:value-type="float">
            <text:p>0.228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0.0017306*100" office:value-type="float" office:value="0.17306" calcext:value-type="float">
            <text:p>0.173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formula="of:=0.00084475*100" office:value-type="float" office:value="0.084475" calcext:value-type="float">
            <text:p>0.084475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GRANULARITA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DP</text:p>
          </table:table-cell>
          <table:table-cell table:style-name="ce4" office:value-type="string" calcext:value-type="string">
            <text:p>CV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style-name="ce3" office:value-type="float" office:value="0.0028286" calcext:value-type="float">
            <text:p>2.83E-003</text:p>
          </table:table-cell>
          <table:table-cell office:value-type="float" office:value="0.00075546" calcext:value-type="float">
            <text:p>0.00075546</text:p>
          </table:table-cell>
          <table:table-cell table:style-name="ce3" office:value-type="float" office:value="0.0000055566" calcext:value-type="float">
            <text:p>5.56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0028154" calcext:value-type="float">
            <text:p>0.0028154</text:p>
          </table:table-cell>
          <table:table-cell office:value-type="float" office:value="0.00077049" calcext:value-type="float">
            <text:p>0.00077049</text:p>
          </table:table-cell>
          <table:table-cell table:style-name="ce3" office:value-type="float" office:value="0.0000055817" calcext:value-type="float">
            <text:p>5.58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002304" calcext:value-type="float">
            <text:p>0.002304</text:p>
          </table:table-cell>
          <table:table-cell office:value-type="float" office:value="0.00082888" calcext:value-type="float">
            <text:p>0.00082888</text:p>
          </table:table-cell>
          <table:table-cell table:style-name="ce3" office:value-type="float" office:value="0.000005353" calcext:value-type="float">
            <text:p>5.35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0019318" calcext:value-type="float">
            <text:p>0.0019318</text:p>
          </table:table-cell>
          <table:table-cell office:value-type="float" office:value="0.00093921" calcext:value-type="float">
            <text:p>0.00093921</text:p>
          </table:table-cell>
          <table:table-cell table:style-name="ce3" office:value-type="float" office:value="0.0000054757" calcext:value-type="float">
            <text:p>5.48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001636" calcext:value-type="float">
            <text:p>0.001636</text:p>
          </table:table-cell>
          <table:table-cell office:value-type="float" office:value="0.0010269" calcext:value-type="float">
            <text:p>0.0010269</text:p>
          </table:table-cell>
          <table:table-cell table:style-name="ce3" office:value-type="float" office:value="0.0000054569" calcext:value-type="float">
            <text:p>5.46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12693" calcext:value-type="float">
            <text:p>0.0012693</text:p>
          </table:table-cell>
          <table:table-cell office:value-type="float" office:value="0.0010762" calcext:value-type="float">
            <text:p>0.0010762</text:p>
          </table:table-cell>
          <table:table-cell table:style-name="ce3" office:value-type="float" office:value="0.0000053776" calcext:value-type="float">
            <text:p>5.38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00097253" calcext:value-type="float">
            <text:p>0.00097253</text:p>
          </table:table-cell>
          <table:table-cell office:value-type="float" office:value="0.0011845" calcext:value-type="float">
            <text:p>0.0011845</text:p>
          </table:table-cell>
          <table:table-cell table:style-name="ce3" office:value-type="float" office:value="0.0000054425" calcext:value-type="float">
            <text:p>5.44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80033" calcext:value-type="float">
            <text:p>0.00080033</text:p>
          </table:table-cell>
          <table:table-cell office:value-type="float" office:value="0.0012598" calcext:value-type="float">
            <text:p>0.0012598</text:p>
          </table:table-cell>
          <table:table-cell table:style-name="ce3" office:value-type="float" office:value="0.0000056042" calcext:value-type="float">
            <text:p>5.60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0.00078546" calcext:value-type="float">
            <text:p>0.00078546</text:p>
          </table:table-cell>
          <table:table-cell office:value-type="float" office:value="0.0013212" calcext:value-type="float">
            <text:p>0.0013212</text:p>
          </table:table-cell>
          <table:table-cell table:style-name="ce3" office:value-type="float" office:value="0.0000053629" calcext:value-type="float">
            <text:p>5.36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075443" calcext:value-type="float">
            <text:p>0.00075443</text:p>
          </table:table-cell>
          <table:table-cell office:value-type="float" office:value="0.0013013" calcext:value-type="float">
            <text:p>0.0013013</text:p>
          </table:table-cell>
          <table:table-cell table:style-name="ce3" office:value-type="float" office:value="0.0000055457" calcext:value-type="float">
            <text:p>5.55E-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66571" calcext:value-type="float">
            <text:p>0.00066571</text:p>
          </table:table-cell>
          <table:table-cell office:value-type="float" office:value="0.0011972" calcext:value-type="float">
            <text:p>0.0011972</text:p>
          </table:table-cell>
          <table:table-cell table:style-name="ce3" office:value-type="float" office:value="0.0000047608" calcext:value-type="float">
            <text:p>4.76E-006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GRANULARITA – rel. chyba</text:p>
          </table:table-cell>
          <table:table-cell table:style-name="ce4" office:value-type="string" calcext:value-type="string">
            <text:p>CV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0.0057106*100" office:value-type="float" office:value="0.57106" calcext:value-type="float">
            <text:p>0.57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0.0055837*100" office:value-type="float" office:value="0.55837" calcext:value-type="float">
            <text:p>0.558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0.0056664*100" office:value-type="float" office:value="0.56664" calcext:value-type="float">
            <text:p>0.566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0.0053169*100" office:value-type="float" office:value="0.53169" calcext:value-type="float">
            <text:p>0.531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0.0061671*100" office:value-type="float" office:value="0.61671" calcext:value-type="float">
            <text:p>0.616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0.0053568*100" office:value-type="float" office:value="0.53568" calcext:value-type="float">
            <text:p>0.535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0.0045679*100" office:value-type="float" office:value="0.45679" calcext:value-type="float">
            <text:p>0.456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0.45407" calcext:value-type="float">
            <text:p>0.454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0.0014103*100" office:value-type="float" office:value="0.14103" calcext:value-type="float">
            <text:p>0.14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0.0029805*100" office:value-type="float" office:value="0.29805" calcext:value-type="float">
            <text:p>0.29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0.0012878*100" office:value-type="float" office:value="0.12878" calcext:value-type="float">
            <text:p>0.1287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table:style-name="ce4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4"/>
        </table:table-row>
        <table:table-row table:style-name="ro1" table:number-rows-repeated="20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POMER KAPACITA/SUMA VÁH (test)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# vlozeni do fronty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style-name="ce3" office:value-type="float" office:value="0.00028407" calcext:value-type="float">
            <text:p>2.84E-004</text:p>
          </table:table-cell>
          <table:table-cell office:value-type="float" office:value="29115" calcext:value-type="float">
            <text:p>291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006888" calcext:value-type="float">
            <text:p>0.006888</text:p>
          </table:table-cell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5392" calcext:value-type="float">
            <text:p>0.05392</text:p>
          </table:table-cell>
          <table:table-cell office:value-type="float" office:value="1057" calcext:value-type="float">
            <text:p>10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20065" calcext:value-type="float">
            <text:p>0.20065</text:p>
          </table:table-cell>
          <table:table-cell office:value-type="float" office:value="2702" calcext:value-type="float">
            <text:p>27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42167" calcext:value-type="float">
            <text:p>0.42167</text:p>
          </table:table-cell>
          <table:table-cell office:value-type="float" office:value="5706" calcext:value-type="float">
            <text:p>57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59364" calcext:value-type="float">
            <text:p>0.59364</text:p>
          </table:table-cell>
          <table:table-cell office:value-type="float" office:value="10111" calcext:value-type="float">
            <text:p>10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65769" calcext:value-type="float">
            <text:p>0.65769</text:p>
          </table:table-cell>
          <table:table-cell office:value-type="float" office:value="15293" calcext:value-type="float">
            <text:p>152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67012" calcext:value-type="float">
            <text:p>0.67012</text:p>
          </table:table-cell>
          <table:table-cell office:value-type="float" office:value="19499" calcext:value-type="float">
            <text:p>194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67012" calcext:value-type="float">
            <text:p>0.67012</text:p>
          </table:table-cell>
          <table:table-cell office:value-type="float" office:value="21016" calcext:value-type="float">
            <text:p>210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66481" calcext:value-type="float">
            <text:p>0.66481</text:p>
          </table:table-cell>
          <table:table-cell office:value-type="float" office:value="22785" calcext:value-type="float">
            <text:p>22785</text:p>
          </table:table-cell>
          <table:table-cell table:number-columns-repeated="3"/>
        </table:table-row>
      </table:table>
      <table:table table:name="ukol4" table:style-name="ta1">
        <table:shapes>
          <draw:frame draw:z-index="0" draw:style-name="gr1" draw:text-style-name="P1" svg:width="7.7965in" svg:height="4.5933in" svg:x="11.1535in" svg:y="0.5205in">
            <draw:object draw:notify-on-update-of-ranges="ukol4.H3:ukol4.H3 ukol4.H4:ukol4.H11 ukol4.I3:ukol4.I3 ukol4.I4:ukol4.I11 ukol4.H3:ukol4.H3 ukol4.H4:ukol4.H11 ukol4.J3:ukol4.J3 ukol4.J4:ukol4.J11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7.5449in" svg:height="3.9764in" svg:x="11.1469in" svg:y="5.3386in">
            <draw:object draw:notify-on-update-of-ranges="ukol4.H13:ukol4.H13 ukol4.H14:ukol4.H24 ukol4.I13:ukol4.I13 ukol4.I14:ukol4.I24 ukol4.H13:ukol4.H13 ukol4.H14:ukol4.H24 ukol4.J13:ukol4.J13 ukol4.J14:ukol4.J2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7.348in" svg:height="3.9969in" svg:x="11.1689in" svg:y="9.5035in">
            <draw:object draw:notify-on-update-of-ranges="ukol4.H26:ukol4.H26 ukol4.H27:ukol4.H32 ukol4.I26:ukol4.I26 ukol4.I27:ukol4.I32 ukol4.H26:ukol4.H26 ukol4.H27:ukol4.H32 ukol4.J26:ukol4.J26 ukol4.J27:ukol4.J32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3" draw:style-name="gr1" draw:text-style-name="P1" svg:width="7.1075in" svg:height="4.2484in" svg:x="3.2402in" svg:y="8.1437in">
            <draw:object draw:notify-on-update-of-ranges="ukol4.B36:ukol4.B36 ukol4.B37:ukol4.B41 ukol4.C36:ukol4.C36 ukol4.C37:ukol4.C41 ukol4.B36:ukol4.B36 ukol4.B37:ukol4.B41 ukol4.D36:ukol4.D36 ukol4.D37:ukol4.D41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4" table:default-cell-style-name="Default"/>
        <table:table-column table:style-name="co6" table:default-cell-style-name="ce4"/>
        <table:table-column table:style-name="co7" table:default-cell-style-name="Default"/>
        <table:table-column table:style-name="co4" table:number-columns-repeated="3" table:default-cell-style-name="Default"/>
        <table:table-column table:style-name="co4" table:default-cell-style-name="ce8"/>
        <table:table-column table:style-name="co8" table:default-cell-style-name="ce9"/>
        <table:table-column table:style-name="co9" table:default-cell-style-name="ce8"/>
        <table:table-column table:style-name="co4" table:default-cell-style-name="ce8"/>
        <table:table-column table:style-name="co10" table:default-cell-style-name="ce8"/>
        <table:table-row table:style-name="ro1">
          <table:table-cell/>
          <table:table-cell table:style-name="Default"/>
          <table:table-cell/>
          <table:table-cell office:value-type="string" calcext:value-type="string">
            <text:p>chyby su v percentach</text:p>
          </table:table-cell>
          <table:table-cell table:number-columns-repeated="2"/>
          <table:table-cell table:style-name="Default" office:value-type="string" calcext:value-type="string">
            <text:p>narastajuci koeficient =&gt; predlzuje sa doba behu, mierne sa skracuje doba priem. Chyba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5"/>
        </table:table-row>
        <table:table-row table:style-name="ro1">
          <table:table-cell office:value-type="string" calcext:value-type="string">
            <text:p>N=35</text:p>
          </table:table-cell>
          <table:table-cell table:style-name="Default" office:value-type="string" calcext:value-type="string">
            <text:p>koeficient ochladzovania</text:p>
          </table:table-cell>
          <table:table-cell office:value-type="string" calcext:value-type="string">
            <text:p>cas [s]</text:p>
          </table:table-cell>
          <table:table-cell office:value-type="string" calcext:value-type="string">
            <text:p>priem.chyba</text:p>
          </table:table-cell>
          <table:table-cell office:value-type="string" calcext:value-type="string">
            <text:p>max.chyba</text:p>
          </table:table-cell>
          <table:table-cell/>
          <table:table-cell office:value-type="string" calcext:value-type="string">
            <text:p>N=40</text:p>
          </table:table-cell>
          <table:table-cell table:style-name="ce8" office:value-type="string" calcext:value-type="string">
            <text:p>koeficient ochladzovania</text:p>
          </table:table-cell>
          <table:table-cell office:value-type="string" calcext:value-type="string">
            <text:p>Čas [s]</text:p>
          </table:table-cell>
          <table:table-cell office:value-type="string" calcext:value-type="string">
            <text:p>Priem. relatívna chyba [%]</text:p>
          </table:table-cell>
          <table:table-cell office:value-type="string" calcext:value-type="string">
            <text:p>max.chyba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013715" calcext:value-type="float">
            <text:p>0.013715</text:p>
          </table:table-cell>
          <table:table-cell table:formula="of:=0.0011487*100" office:value-type="float" office:value="0.11487" calcext:value-type="float">
            <text:p>0.11487</text:p>
          </table:table-cell>
          <table:table-cell table:formula="of:=0.046092*100" office:value-type="float" office:value="4.6092" calcext:value-type="float">
            <text:p>4.609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012644" calcext:value-type="float">
            <text:p>0.012644</text:p>
          </table:table-cell>
          <table:table-cell table:formula="of:=0.0011121*100" office:value-type="float" office:value="0.11121" calcext:value-type="float">
            <text:p>0.11121</text:p>
          </table:table-cell>
          <table:table-cell table:formula="of:=0.023372*100" office:value-type="float" office:value="2.3372" calcext:value-type="float">
            <text:p>2.3372</text:p>
          </table:table-cell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 office:value-type="float" office:value="0.015618" calcext:value-type="float">
            <text:p>0.015618</text:p>
          </table:table-cell>
          <table:table-cell table:formula="of:=0.0010571*100" office:value-type="float" office:value="0.10571" calcext:value-type="float">
            <text:p>0.10571</text:p>
          </table:table-cell>
          <table:table-cell table:formula="of:=0.046092*100" office:value-type="float" office:value="4.6092" calcext:value-type="float">
            <text:p>4.6092</text:p>
          </table:table-cell>
          <table:table-cell table:number-columns-repeated="2"/>
          <table:table-cell office:value-type="float" office:value="0.825" calcext:value-type="float">
            <text:p>0.825</text:p>
          </table:table-cell>
          <table:table-cell office:value-type="float" office:value="0.014974" calcext:value-type="float">
            <text:p>0.014974</text:p>
          </table:table-cell>
          <table:table-cell table:formula="of:=0.00088859*100" office:value-type="float" office:value="0.088859" calcext:value-type="float">
            <text:p>0.088859</text:p>
          </table:table-cell>
          <table:table-cell table:formula="of:=0.023372*100" office:value-type="float" office:value="2.3372" calcext:value-type="float">
            <text:p>2.3372</text:p>
          </table:table-cell>
        </table:table-row>
        <table:table-row table:style-name="ro1">
          <table:table-cell/>
          <table:table-cell table:style-name="ce6" office:value-type="float" office:value="0.85" calcext:value-type="float">
            <text:p>0.85</text:p>
          </table:table-cell>
          <table:table-cell office:value-type="float" office:value="0.018734" calcext:value-type="float">
            <text:p>0.018734</text:p>
          </table:table-cell>
          <table:table-cell table:formula="of:=0.00097058*100" office:value-type="float" office:value="0.097058" calcext:value-type="float">
            <text:p>0.097058</text:p>
          </table:table-cell>
          <table:table-cell table:formula="of:=0.046092*100" office:value-type="float" office:value="4.6092" calcext:value-type="float">
            <text:p>4.6092</text:p>
          </table:table-cell>
          <table:table-cell table:number-columns-repeated="2"/>
          <table:table-cell table:style-name="ce10" office:value-type="float" office:value="0.85" calcext:value-type="float">
            <text:p>0.85</text:p>
          </table:table-cell>
          <table:table-cell office:value-type="float" office:value="0.018121" calcext:value-type="float">
            <text:p>0.018121</text:p>
          </table:table-cell>
          <table:table-cell table:formula="of:=0.00058882*100" office:value-type="float" office:value="0.058882" calcext:value-type="float">
            <text:p>0.058882</text:p>
          </table:table-cell>
          <table:table-cell table:formula="of:=0.023372*100" office:value-type="float" office:value="2.3372" calcext:value-type="float">
            <text:p>2.3372</text:p>
          </table:table-cell>
        </table:table-row>
        <table:table-row table:style-name="ro1">
          <table:table-cell/>
          <table:table-cell office:value-type="float" office:value="0.875" calcext:value-type="float">
            <text:p>0.875</text:p>
          </table:table-cell>
          <table:table-cell office:value-type="float" office:value="0.023163" calcext:value-type="float">
            <text:p>0.023163</text:p>
          </table:table-cell>
          <table:table-cell table:formula="of:=0.00097488*100" office:value-type="float" office:value="0.097488" calcext:value-type="float">
            <text:p>0.097488</text:p>
          </table:table-cell>
          <table:table-cell table:formula="of:=0.046092*100" office:value-type="float" office:value="4.6092" calcext:value-type="float">
            <text:p>4.6092</text:p>
          </table:table-cell>
          <table:table-cell table:number-columns-repeated="2"/>
          <table:table-cell office:value-type="float" office:value="0.875" calcext:value-type="float">
            <text:p>0.875</text:p>
          </table:table-cell>
          <table:table-cell office:value-type="float" office:value="0.021101" calcext:value-type="float">
            <text:p>0.021101</text:p>
          </table:table-cell>
          <table:table-cell table:formula="of:=0.00048956*100" office:value-type="float" office:value="0.048956" calcext:value-type="float">
            <text:p>0.048956</text:p>
          </table:table-cell>
          <table:table-cell table:formula="of:=0.023372*100" office:value-type="float" office:value="2.3372" calcext:value-type="float">
            <text:p>2.3372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028475" calcext:value-type="float">
            <text:p>0.028475</text:p>
          </table:table-cell>
          <table:table-cell table:formula="of:=0.00098071*100" office:value-type="float" office:value="0.098071" calcext:value-type="float">
            <text:p>0.098071</text:p>
          </table:table-cell>
          <table:table-cell table:formula="of:=0.046092*100" office:value-type="float" office:value="4.6092" calcext:value-type="float">
            <text:p>4.6092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026915" calcext:value-type="float">
            <text:p>0.026915</text:p>
          </table:table-cell>
          <table:table-cell table:formula="of:=0.00058738*100" office:value-type="float" office:value="0.058738" calcext:value-type="float">
            <text:p>0.058738</text:p>
          </table:table-cell>
          <table:table-cell table:formula="of:=0.023372*100" office:value-type="float" office:value="2.3372" calcext:value-type="float">
            <text:p>2.3372</text:p>
          </table:table-cell>
        </table:table-row>
        <table:table-row table:style-name="ro1">
          <table:table-cell/>
          <table:table-cell office:value-type="float" office:value="0.925" calcext:value-type="float">
            <text:p>0.925</text:p>
          </table:table-cell>
          <table:table-cell office:value-type="float" office:value="0.039107" calcext:value-type="float">
            <text:p>0.039107</text:p>
          </table:table-cell>
          <table:table-cell table:formula="of:=0.00092184*100" office:value-type="float" office:value="0.092184" calcext:value-type="float">
            <text:p>0.092184</text:p>
          </table:table-cell>
          <table:table-cell table:formula="of:=0.046092*100" office:value-type="float" office:value="4.6092" calcext:value-type="float">
            <text:p>4.6092</text:p>
          </table:table-cell>
          <table:table-cell table:number-columns-repeated="2"/>
          <table:table-cell office:value-type="float" office:value="0.925" calcext:value-type="float">
            <text:p>0.925</text:p>
          </table:table-cell>
          <table:table-cell office:value-type="float" office:value="0.037111" calcext:value-type="float">
            <text:p>0.037111</text:p>
          </table:table-cell>
          <table:table-cell table:formula="of:=0.00054567*100" office:value-type="float" office:value="0.054567" calcext:value-type="float">
            <text:p>0.054567</text:p>
          </table:table-cell>
          <table:table-cell table:formula="of:=0.023372*100" office:value-type="float" office:value="2.3372" calcext:value-type="float">
            <text:p>2.3372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0.057386" calcext:value-type="float">
            <text:p>0.057386</text:p>
          </table:table-cell>
          <table:table-cell table:formula="of:=0.00094954*100" office:value-type="float" office:value="0.094954" calcext:value-type="float">
            <text:p>0.094954</text:p>
          </table:table-cell>
          <table:table-cell table:formula="of:=0.046092*100" office:value-type="float" office:value="4.6092" calcext:value-type="float">
            <text:p>4.6092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0.05578" calcext:value-type="float">
            <text:p>0.05578</text:p>
          </table:table-cell>
          <table:table-cell table:formula="of:=0.00047145*100" office:value-type="float" office:value="0.047145" calcext:value-type="float">
            <text:p>0.047145</text:p>
          </table:table-cell>
          <table:table-cell table:formula="of:=0.023372*100" office:value-type="float" office:value="2.3372" calcext:value-type="float">
            <text:p>2.3372</text:p>
          </table:table-cell>
        </table:table-row>
        <table:table-row table:style-name="ro1">
          <table:table-cell/>
          <table:table-cell office:value-type="float" office:value="0.975" calcext:value-type="float">
            <text:p>0.975</text:p>
          </table:table-cell>
          <table:table-cell office:value-type="float" office:value="0.11516" calcext:value-type="float">
            <text:p>0.11516</text:p>
          </table:table-cell>
          <table:table-cell table:formula="of:=0.00092184*100" office:value-type="float" office:value="0.092184" calcext:value-type="float">
            <text:p>0.092184</text:p>
          </table:table-cell>
          <table:table-cell table:formula="of:=0.046092*100" office:value-type="float" office:value="4.6092" calcext:value-type="float">
            <text:p>4.6092</text:p>
          </table:table-cell>
          <table:table-cell table:number-columns-repeated="2"/>
          <table:table-cell office:value-type="float" office:value="0.975" calcext:value-type="float">
            <text:p>0.975</text:p>
          </table:table-cell>
          <table:table-cell office:value-type="float" office:value="0.11055" calcext:value-type="float">
            <text:p>0.11055</text:p>
          </table:table-cell>
          <table:table-cell table:formula="of:=0.00052377*100" office:value-type="float" office:value="0.052377" calcext:value-type="float">
            <text:p>0.052377</text:p>
          </table:table-cell>
          <table:table-cell table:formula="of:=0.023372*100" office:value-type="float" office:value="2.3372" calcext:value-type="float">
            <text:p>2.3372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5"/>
        </table:table-row>
        <table:table-row table:style-name="ro1">
          <table:table-cell office:value-type="string" calcext:value-type="string">
            <text:p>N=35</text:p>
          </table:table-cell>
          <table:table-cell table:style-name="Default" office:value-type="string" calcext:value-type="string">
            <text:p>initial temperature</text:p>
          </table:table-cell>
          <table:table-cell office:value-type="string" calcext:value-type="string">
            <text:p>cas [s]</text:p>
          </table:table-cell>
          <table:table-cell office:value-type="string" calcext:value-type="string">
            <text:p>priem.chyba</text:p>
          </table:table-cell>
          <table:table-cell office:value-type="string" calcext:value-type="string">
            <text:p>max.chyba</text:p>
          </table:table-cell>
          <table:table-cell/>
          <table:table-cell office:value-type="string" calcext:value-type="string">
            <text:p>N=40</text:p>
          </table:table-cell>
          <table:table-cell table:style-name="ce8" office:value-type="string" calcext:value-type="string">
            <text:p>initial temperature</text:p>
          </table:table-cell>
          <table:table-cell office:value-type="string" calcext:value-type="string">
            <text:p>Čas [s]</text:p>
          </table:table-cell>
          <table:table-cell office:value-type="string" calcext:value-type="string">
            <text:p>Priem. relatívna chyba [%]</text:p>
          </table:table-cell>
          <table:table-cell office:value-type="string" calcext:value-type="string">
            <text:p>max.chyba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89719" calcext:value-type="float">
            <text:p>0.0089719</text:p>
          </table:table-cell>
          <table:table-cell table:formula="of:=0.00099548*100" office:value-type="float" office:value="0.099548" calcext:value-type="float">
            <text:p>0.099548</text:p>
          </table:table-cell>
          <table:table-cell table:formula="of:=0.046092*100" office:value-type="float" office:value="4.6092" calcext:value-type="float">
            <text:p>4.609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93527" calcext:value-type="float">
            <text:p>0.0093527</text:p>
          </table:table-cell>
          <table:table-cell table:formula="of:=0.0010323*100" office:value-type="float" office:value="0.10323" calcext:value-type="float">
            <text:p>0.10323</text:p>
          </table:table-cell>
          <table:table-cell table:formula="of:=0.023372*100" office:value-type="float" office:value="2.3372" calcext:value-type="float">
            <text:p>2.337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0091" calcext:value-type="float">
            <text:p>0.010091</text:p>
          </table:table-cell>
          <table:table-cell table:formula="of:=0.0010228*100" office:value-type="float" office:value="0.10228" calcext:value-type="float">
            <text:p>0.10228</text:p>
          </table:table-cell>
          <table:table-cell table:formula="of:=0.046092*100" office:value-type="float" office:value="4.6092" calcext:value-type="float">
            <text:p>4.609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11937" calcext:value-type="float">
            <text:p>0.011937</text:p>
          </table:table-cell>
          <table:table-cell table:formula="of:=0.00063587*100" office:value-type="float" office:value="0.063587" calcext:value-type="float">
            <text:p>0.063587</text:p>
          </table:table-cell>
          <table:table-cell table:formula="of:=0.023372*100" office:value-type="float" office:value="2.3372" calcext:value-type="float">
            <text:p>2.337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012595" calcext:value-type="float">
            <text:p>0.012595</text:p>
          </table:table-cell>
          <table:table-cell table:formula="of:=0.0011077*100" office:value-type="float" office:value="0.11077" calcext:value-type="float">
            <text:p>0.11077</text:p>
          </table:table-cell>
          <table:table-cell table:formula="of:=0.046092*100" office:value-type="float" office:value="4.6092" calcext:value-type="float">
            <text:p>4.60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.014823" calcext:value-type="float">
            <text:p>0.014823</text:p>
          </table:table-cell>
          <table:table-cell table:formula="of:=0.00068568*100" office:value-type="float" office:value="0.068568" calcext:value-type="float">
            <text:p>0.068568</text:p>
          </table:table-cell>
          <table:table-cell table:formula="of:=0.023372*100" office:value-type="float" office:value="2.3372" calcext:value-type="float">
            <text:p>2.3372</text:p>
          </table:table-cell>
        </table:table-row>
        <table:table-row table:style-name="ro1">
          <table:table-cell/>
          <table:table-cell table:style-name="ce6" office:value-type="float" office:value="400" calcext:value-type="float">
            <text:p>400</text:p>
          </table:table-cell>
          <table:table-cell office:value-type="float" office:value="0.014429" calcext:value-type="float">
            <text:p>0.014429</text:p>
          </table:table-cell>
          <table:table-cell table:formula="of:=0.0010102*100" office:value-type="float" office:value="0.10102" calcext:value-type="float">
            <text:p>0.10102</text:p>
          </table:table-cell>
          <table:table-cell table:formula="of:=0.046092*100" office:value-type="float" office:value="4.6092" calcext:value-type="float">
            <text:p>4.6092</text:p>
          </table:table-cell>
          <table:table-cell table:number-columns-repeated="2"/>
          <table:table-cell table:style-name="ce10" office:value-type="float" office:value="400" calcext:value-type="float">
            <text:p>400</text:p>
          </table:table-cell>
          <table:table-cell office:value-type="float" office:value="0.017581" calcext:value-type="float">
            <text:p>0.017581</text:p>
          </table:table-cell>
          <table:table-cell table:formula="of:=0.00058882*100" office:value-type="float" office:value="0.058882" calcext:value-type="float">
            <text:p>0.058882</text:p>
          </table:table-cell>
          <table:table-cell table:formula="of:=0.023372*100" office:value-type="float" office:value="2.3372" calcext:value-type="float">
            <text:p>2.3372</text:p>
          </table:table-cell>
        </table:table-row>
        <table:table-row table:style-name="ro1">
          <table:table-cell/>
          <table:table-cell table:style-name="ce7" office:value-type="float" office:value="700" calcext:value-type="float">
            <text:p>700</text:p>
          </table:table-cell>
          <table:table-cell office:value-type="float" office:value="0.016624" calcext:value-type="float">
            <text:p>0.016624</text:p>
          </table:table-cell>
          <table:table-cell table:formula="of:=0.00096984*100" office:value-type="float" office:value="0.096984" calcext:value-type="float">
            <text:p>0.096984</text:p>
          </table:table-cell>
          <table:table-cell table:formula="of:=0.046092*100" office:value-type="float" office:value="4.6092" calcext:value-type="float">
            <text:p>4.6092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0.020288" calcext:value-type="float">
            <text:p>0.020288</text:p>
          </table:table-cell>
          <table:table-cell table:formula="of:=0.00072586*100" office:value-type="float" office:value="0.072586" calcext:value-type="float">
            <text:p>0.072586</text:p>
          </table:table-cell>
          <table:table-cell table:formula="of:=0.023372*100" office:value-type="float" office:value="2.3372" calcext:value-type="float">
            <text:p>2.337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17727" calcext:value-type="float">
            <text:p>0.017727</text:p>
          </table:table-cell>
          <table:table-cell table:formula="of:=0.0009852*100" office:value-type="float" office:value="0.09852" calcext:value-type="float">
            <text:p>0.09852</text:p>
          </table:table-cell>
          <table:table-cell table:formula="of:=0.046092*100" office:value-type="float" office:value="4.6092" calcext:value-type="float">
            <text:p>4.6092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2164" calcext:value-type="float">
            <text:p>0.02164</text:p>
          </table:table-cell>
          <table:table-cell table:formula="of:=0.00084223*100" office:value-type="float" office:value="0.084223" calcext:value-type="float">
            <text:p>0.084223</text:p>
          </table:table-cell>
          <table:table-cell table:formula="of:=0.023372*100" office:value-type="float" office:value="2.3372" calcext:value-type="float">
            <text:p>2.3372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018625" calcext:value-type="float">
            <text:p>0.018625</text:p>
          </table:table-cell>
          <table:table-cell table:formula="of:=0.0010975*100" office:value-type="float" office:value="0.10975" calcext:value-type="float">
            <text:p>0.10975</text:p>
          </table:table-cell>
          <table:table-cell table:formula="of:=0.046092*100" office:value-type="float" office:value="4.6092" calcext:value-type="float">
            <text:p>4.6092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2406" calcext:value-type="float">
            <text:p>0.02406</text:p>
          </table:table-cell>
          <table:table-cell table:formula="of:=0.00082406*100" office:value-type="float" office:value="0.082406" calcext:value-type="float">
            <text:p>0.082406</text:p>
          </table:table-cell>
          <table:table-cell table:formula="of:=0.023372*100" office:value-type="float" office:value="2.3372" calcext:value-type="float">
            <text:p>2.3372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020362" calcext:value-type="float">
            <text:p>0.020362</text:p>
          </table:table-cell>
          <table:table-cell table:formula="of:=0.0013119*100" office:value-type="float" office:value="0.13119" calcext:value-type="float">
            <text:p>0.13119</text:p>
          </table:table-cell>
          <table:table-cell table:formula="of:=0.046092*100" office:value-type="float" office:value="4.6092" calcext:value-type="float">
            <text:p>4.609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23636" calcext:value-type="float">
            <text:p>0.023636</text:p>
          </table:table-cell>
          <table:table-cell table:formula="of:=0.00087632*100" office:value-type="float" office:value="0.087632" calcext:value-type="float">
            <text:p>0.087632</text:p>
          </table:table-cell>
          <table:table-cell table:formula="of:=0.023372*100" office:value-type="float" office:value="2.3372" calcext:value-type="float">
            <text:p>2.3372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0.021116" calcext:value-type="float">
            <text:p>0.021116</text:p>
          </table:table-cell>
          <table:table-cell table:formula="of:=0.0010999*100" office:value-type="float" office:value="0.10999" calcext:value-type="float">
            <text:p>0.10999</text:p>
          </table:table-cell>
          <table:table-cell table:formula="of:=0.046092*100" office:value-type="float" office:value="4.6092" calcext:value-type="float">
            <text:p>4.6092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025271" calcext:value-type="float">
            <text:p>0.025271</text:p>
          </table:table-cell>
          <table:table-cell table:formula="of:=0.00072262*100" office:value-type="float" office:value="0.072262" calcext:value-type="float">
            <text:p>0.072262</text:p>
          </table:table-cell>
          <table:table-cell table:formula="of:=0.023372*100" office:value-type="float" office:value="2.3372" calcext:value-type="float">
            <text:p>2.3372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0.02227" calcext:value-type="float">
            <text:p>0.02227</text:p>
          </table:table-cell>
          <table:table-cell table:formula="of:=0.001067*100" office:value-type="float" office:value="0.1067" calcext:value-type="float">
            <text:p>0.1067</text:p>
          </table:table-cell>
          <table:table-cell table:formula="of:=0.046092*100" office:value-type="float" office:value="4.6092" calcext:value-type="float">
            <text:p>4.6092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0.027588" calcext:value-type="float">
            <text:p>0.027588</text:p>
          </table:table-cell>
          <table:table-cell table:formula="of:=0.00097303*100" office:value-type="float" office:value="0.097303" calcext:value-type="float">
            <text:p>0.097303</text:p>
          </table:table-cell>
          <table:table-cell table:formula="of:=0.023372*100" office:value-type="float" office:value="2.3372" calcext:value-type="float">
            <text:p>2.3372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24182" calcext:value-type="float">
            <text:p>0.024182</text:p>
          </table:table-cell>
          <table:table-cell table:formula="of:=0.0011832*100" office:value-type="float" office:value="0.11832" calcext:value-type="float">
            <text:p>0.11832</text:p>
          </table:table-cell>
          <table:table-cell table:formula="of:=0.046092*100" office:value-type="float" office:value="4.6092" calcext:value-type="float">
            <text:p>4.6092</text:p>
          </table:table-cell>
          <table:table-cell/>
          <table:table-cell table:style-name="ce11"/>
          <table:table-cell table:style-name="ce12"/>
          <table:table-cell table:style-name="ce11"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5"/>
        </table:table-row>
        <table:table-row table:style-name="ro1">
          <table:table-cell office:value-type="string" calcext:value-type="string">
            <text:p>N=35</text:p>
          </table:table-cell>
          <table:table-cell table:style-name="Default" office:value-type="string" calcext:value-type="string">
            <text:p>final temperature</text:p>
          </table:table-cell>
          <table:table-cell office:value-type="string" calcext:value-type="string">
            <text:p>cas [s]</text:p>
          </table:table-cell>
          <table:table-cell office:value-type="string" calcext:value-type="string">
            <text:p>priem.chyba</text:p>
          </table:table-cell>
          <table:table-cell office:value-type="string" calcext:value-type="string">
            <text:p>max.chyba</text:p>
          </table:table-cell>
          <table:table-cell/>
          <table:table-cell office:value-type="string" calcext:value-type="string">
            <text:p>N=40</text:p>
          </table:table-cell>
          <table:table-cell table:style-name="ce8" office:value-type="string" calcext:value-type="string">
            <text:p>final temperature</text:p>
          </table:table-cell>
          <table:table-cell office:value-type="string" calcext:value-type="string">
            <text:p>Čas [s]</text:p>
          </table:table-cell>
          <table:table-cell office:value-type="string" calcext:value-type="string">
            <text:p>Priem. relatívna chyba [%]</text:p>
          </table:table-cell>
          <table:table-cell office:value-type="string" calcext:value-type="string">
            <text:p>max.chyba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047342" calcext:value-type="float">
            <text:p>0.047342</text:p>
          </table:table-cell>
          <table:table-cell table:formula="of:=0.0011976*100" office:value-type="float" office:value="0.11976" calcext:value-type="float">
            <text:p>0.11976</text:p>
          </table:table-cell>
          <table:table-cell table:formula="of:=0.046092*100" office:value-type="float" office:value="4.6092" calcext:value-type="float">
            <text:p>4.6092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025798" calcext:value-type="float">
            <text:p>0.025798</text:p>
          </table:table-cell>
          <table:table-cell table:formula="of:=0.00062623*100" office:value-type="float" office:value="0.062623" calcext:value-type="float">
            <text:p>0.062623</text:p>
          </table:table-cell>
          <table:table-cell table:formula="of:=0.023372*100" office:value-type="float" office:value="2.3372" calcext:value-type="float">
            <text:p>2.337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42034" calcext:value-type="float">
            <text:p>0.042034</text:p>
          </table:table-cell>
          <table:table-cell table:formula="of:=0.0011568*100" office:value-type="float" office:value="0.11568" calcext:value-type="float">
            <text:p>0.11568</text:p>
          </table:table-cell>
          <table:table-cell table:formula="of:=0.046092*100" office:value-type="float" office:value="4.6092" calcext:value-type="float">
            <text:p>4.60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23568" calcext:value-type="float">
            <text:p>0.023568</text:p>
          </table:table-cell>
          <table:table-cell table:formula="of:=0.00088897*100" office:value-type="float" office:value="0.088897" calcext:value-type="float">
            <text:p>0.088897</text:p>
          </table:table-cell>
          <table:table-cell table:formula="of:=0.023372*100" office:value-type="float" office:value="2.3372" calcext:value-type="float">
            <text:p>2.337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41883" calcext:value-type="float">
            <text:p>0.041883</text:p>
          </table:table-cell>
          <table:table-cell table:formula="of:=0.0012898*100" office:value-type="float" office:value="0.12898" calcext:value-type="float">
            <text:p>0.12898</text:p>
          </table:table-cell>
          <table:table-cell table:formula="of:=0.046092*100" office:value-type="float" office:value="4.6092" calcext:value-type="float">
            <text:p>4.60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22017" calcext:value-type="float">
            <text:p>0.022017</text:p>
          </table:table-cell>
          <table:table-cell table:formula="of:=0.00078958*100" office:value-type="float" office:value="0.078958" calcext:value-type="float">
            <text:p>0.078958</text:p>
          </table:table-cell>
          <table:table-cell table:formula="of:=0.023372*100" office:value-type="float" office:value="2.3372" calcext:value-type="float">
            <text:p>2.337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38874" calcext:value-type="float">
            <text:p>0.038874</text:p>
          </table:table-cell>
          <table:table-cell table:formula="of:=0.0012214*100" office:value-type="float" office:value="0.12214" calcext:value-type="float">
            <text:p>0.12214</text:p>
          </table:table-cell>
          <table:table-cell table:formula="of:=0.046092*100" office:value-type="float" office:value="4.6092" calcext:value-type="float">
            <text:p>4.6092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  <table:table-cell office:value-type="float" office:value="0.017258" calcext:value-type="float">
            <text:p>0.017258</text:p>
          </table:table-cell>
          <table:table-cell table:formula="of:=0.00058882*100" office:value-type="float" office:value="0.058882" calcext:value-type="float">
            <text:p>0.058882</text:p>
          </table:table-cell>
          <table:table-cell table:formula="of:=0.023372*100" office:value-type="float" office:value="2.3372" calcext:value-type="float">
            <text:p>2.337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36945" calcext:value-type="float">
            <text:p>0.036945</text:p>
          </table:table-cell>
          <table:table-cell table:formula="of:=0.0011635*100" office:value-type="float" office:value="0.11635" calcext:value-type="float">
            <text:p>0.11635</text:p>
          </table:table-cell>
          <table:table-cell table:formula="of:=0.046092*100" office:value-type="float" office:value="4.6092" calcext:value-type="float">
            <text:p>4.609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14903" calcext:value-type="float">
            <text:p>0.014903</text:p>
          </table:table-cell>
          <table:table-cell table:formula="of:=0.0010529*100" office:value-type="float" office:value="0.10529" calcext:value-type="float">
            <text:p>0.10529</text:p>
          </table:table-cell>
          <table:table-cell table:formula="of:=0.048414*100" office:value-type="float" office:value="4.8414" calcext:value-type="float">
            <text:p>4.841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34553" calcext:value-type="float">
            <text:p>0.034553</text:p>
          </table:table-cell>
          <table:table-cell table:formula="of:=0.0028188*100" office:value-type="float" office:value="0.28188" calcext:value-type="float">
            <text:p>0.28188</text:p>
          </table:table-cell>
          <table:table-cell table:formula="of:=0.13026*100" office:value-type="float" office:value="13.026" calcext:value-type="float">
            <text:p>13.02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12658" calcext:value-type="float">
            <text:p>0.012658</text:p>
          </table:table-cell>
          <table:table-cell table:formula="of:=0.0024689*100" office:value-type="float" office:value="0.24689" calcext:value-type="float">
            <text:p>0.24689</text:p>
          </table:table-cell>
          <table:table-cell table:formula="of:=0.098497*100" office:value-type="float" office:value="9.8497" calcext:value-type="float">
            <text:p>9.8497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5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office:value-type="string" calcext:value-type="string">
            <text:p>narastajuci koeficient =&gt; klesa presnost, mierne sa skracuje doba behu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5"/>
        </table:table-row>
        <table:table-row table:style-name="ro1">
          <table:table-cell office:value-type="string" calcext:value-type="string">
            <text:p>N=40</text:p>
          </table:table-cell>
          <table:table-cell table:style-name="ce8" office:value-type="string" calcext:value-type="string">
            <text:p>number of steps</text:p>
          </table:table-cell>
          <table:table-cell table:style-name="ce8" office:value-type="string" calcext:value-type="string">
            <text:p>Čas [s]</text:p>
          </table:table-cell>
          <table:table-cell table:style-name="ce8" office:value-type="string" calcext:value-type="string">
            <text:p>Priem. relatívna chyba [%]</text:p>
          </table:table-cell>
          <table:table-cell table:style-name="ce8" office:value-type="string" calcext:value-type="string">
            <text:p>max.chyba</text:p>
          </table:table-cell>
          <table:table-cell/>
          <table:table-cell table:style-name="Default" table:number-columns-repeated="5"/>
        </table:table-row>
        <table:table-row table:style-name="ro1">
          <table:table-cell/>
          <table:table-cell table:style-name="ce9" office:value-type="float" office:value="100" calcext:value-type="float">
            <text:p>100</text:p>
          </table:table-cell>
          <table:table-cell table:style-name="ce8" office:value-type="float" office:value="0.00019719" calcext:value-type="float">
            <text:p>0.00019719</text:p>
          </table:table-cell>
          <table:table-cell table:style-name="ce8" table:formula="of:=0.025011*100" office:value-type="float" office:value="2.5011" calcext:value-type="float">
            <text:p>2.5011</text:p>
          </table:table-cell>
          <table:table-cell table:style-name="ce8" table:formula="of:=0.054936*100" office:value-type="float" office:value="5.4936" calcext:value-type="float">
            <text:p>5.4936</text:p>
          </table:table-cell>
          <table:table-cell/>
          <table:table-cell table:style-name="Default" table:number-columns-repeated="5"/>
        </table:table-row>
        <table:table-row table:style-name="ro1">
          <table:table-cell/>
          <table:table-cell table:style-name="ce9" office:value-type="float" office:value="1000" calcext:value-type="float">
            <text:p>1000</text:p>
          </table:table-cell>
          <table:table-cell table:style-name="ce8" office:value-type="float" office:value="0.0017735" calcext:value-type="float">
            <text:p>0.0017735</text:p>
          </table:table-cell>
          <table:table-cell table:style-name="ce8" table:formula="of:=0.0053594*100" office:value-type="float" office:value="0.53594" calcext:value-type="float">
            <text:p>0.53594</text:p>
          </table:table-cell>
          <table:table-cell table:style-name="ce8" table:formula="of:=0.037279*100" office:value-type="float" office:value="3.7279" calcext:value-type="float">
            <text:p>3.7279</text:p>
          </table:table-cell>
          <table:table-cell/>
          <table:table-cell table:style-name="Default" table:number-columns-repeated="5"/>
        </table:table-row>
        <table:table-row table:style-name="ro1">
          <table:table-cell/>
          <table:table-cell table:style-name="ce10" office:value-type="float" office:value="10000" calcext:value-type="float">
            <text:p>10000</text:p>
          </table:table-cell>
          <table:table-cell table:style-name="ce8" office:value-type="float" office:value="0.017543" calcext:value-type="float">
            <text:p>0.017543</text:p>
          </table:table-cell>
          <table:table-cell table:style-name="ce8" table:formula="of:=0.00058882*100" office:value-type="float" office:value="0.058882" calcext:value-type="float">
            <text:p>0.058882</text:p>
          </table:table-cell>
          <table:table-cell table:style-name="ce8" table:formula="of:=0.023372*100" office:value-type="float" office:value="2.3372" calcext:value-type="float">
            <text:p>2.3372</text:p>
          </table:table-cell>
          <table:table-cell/>
          <table:table-cell table:style-name="Default" table:number-columns-repeated="5"/>
        </table:table-row>
        <table:table-row table:style-name="ro1">
          <table:table-cell/>
          <table:table-cell table:style-name="ce9" office:value-type="float" office:value="100000" calcext:value-type="float">
            <text:p>100000</text:p>
          </table:table-cell>
          <table:table-cell table:style-name="ce8" office:value-type="float" office:value="0.1751" calcext:value-type="float">
            <text:p>0.1751</text:p>
          </table:table-cell>
          <table:table-cell table:style-name="ce8" table:formula="of:=0.00046745*100" office:value-type="float" office:value="0.046745" calcext:value-type="float">
            <text:p>0.046745</text:p>
          </table:table-cell>
          <table:table-cell table:style-name="ce8" table:formula="of:=0.023372*100" office:value-type="float" office:value="2.3372" calcext:value-type="float">
            <text:p>2.3372</text:p>
          </table:table-cell>
          <table:table-cell/>
          <table:table-cell table:style-name="Default" table:number-columns-repeated="5"/>
        </table:table-row>
        <table:table-row table:style-name="ro1">
          <table:table-cell/>
          <table:table-cell table:style-name="ce9" office:value-type="float" office:value="1000000" calcext:value-type="float">
            <text:p>1000000</text:p>
          </table:table-cell>
          <table:table-cell table:style-name="ce8" office:value-type="float" office:value="1.6767" calcext:value-type="float">
            <text:p>1.6767</text:p>
          </table:table-cell>
          <table:table-cell table:style-name="ce8" table:formula="of:=0.00046745*100" office:value-type="float" office:value="0.046745" calcext:value-type="float">
            <text:p>0.046745</text:p>
          </table:table-cell>
          <table:table-cell table:style-name="ce8" table:formula="of:=0.023372*100" office:value-type="float" office:value="2.3372" calcext:value-type="float">
            <text:p>2.3372</text:p>
          </table:table-cell>
          <table:table-cell/>
          <table:table-cell table:style-name="Default" table:number-columns-repeated="5"/>
        </table:table-row>
      </table:table>
      <table:table table:name="Sheet5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3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 style:data-style-name="N2" text:time-value="13:16:44.1591701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21:37:32.881510375</meta:creation-date>
    <dc:date>2014-11-29T18:51:31.607875730</dc:date>
    <meta:editing-duration>PT17H20M52S</meta:editing-duration>
    <meta:editing-cycles>225</meta:editing-cycles>
    <meta:generator>LibreOffice/4.3.3.2$Linux_X86_64 LibreOffice_project/430m0$Build-2</meta:generator>
    <meta:document-statistic meta:table-count="5" meta:cell-count="1038" meta:object-count="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083cm" svg:height="10.871cm" xlink:href=".." xlink:type="simple" chart:class="chart:bar" chart:style-name="ch1">
        <chart:title svg:x="2.118cm" svg:y="0.353cm" chart:style-name="ch2">
          <text:p>Porovnanie relatívnej chyby ceny výberu s použitím algoritmu FPTAS(i)</text:p>
        </chart:title>
        <chart:legend chart:legend-position="end" svg:x="15.846cm" svg:y="3.891cm" style:legend-expansion="high" chart:style-name="ch3"/>
        <chart:plot-area chart:style-name="ch4" table:cell-range-address="Sheet1.M2:Sheet1.S14" chart:data-source-has-labels="both" svg:x="1.372cm" svg:y="1.349cm" svg:width="14.113cm" svg:height="8.324cm">
          <chartooo:coordinate-region svg:x="1.993cm" svg:y="1.548cm" svg:width="13.492cm" svg:height="7.478cm"/>
          <chart:axis chart:dimension="x" chart:name="primary-x" chart:style-name="ch5" chartooo:axis-type="auto">
            <chartooo:date-scale/>
            <chart:title svg:x="7.14cm" svg:y="9.89cm" chart:style-name="ch6">
              <text:p>Veľkosť vzorky [n]</text:p>
            </chart:title>
            <chart:categories table:cell-range-address="Sheet1.M3:Sheet1.M14"/>
          </chart:axis>
          <chart:axis chart:dimension="y" chart:name="primary-y" chart:style-name="ch7">
            <chart:title svg:x="0.451cm" svg:y="7.963cm" chart:style-name="ch8">
              <text:p>Relatívna chyba celkovej ceny [%]</text:p>
            </chart:title>
            <chart:grid chart:style-name="ch9" chart:class="major"/>
          </chart:axis>
          <chart:series chart:style-name="ch10" chart:values-cell-range-address="Sheet1.N3:Sheet1.N14" chart:label-cell-address="Sheet1.N2:Sheet1.N2" chart:class="chart:bar">
            <chart:data-point chart:repeated="12"/>
          </chart:series>
          <chart:series chart:style-name="ch11" chart:values-cell-range-address="Sheet1.O3:Sheet1.O14" chart:label-cell-address="Sheet1.O2:Sheet1.O2" chart:class="chart:bar">
            <chart:data-point chart:repeated="12"/>
          </chart:series>
          <chart:series chart:style-name="ch12" chart:values-cell-range-address="Sheet1.P3:Sheet1.P14" chart:label-cell-address="Sheet1.P2:Sheet1.P2" chart:class="chart:bar">
            <chart:data-point chart:repeated="12"/>
          </chart:series>
          <chart:series chart:style-name="ch13" chart:values-cell-range-address="Sheet1.Q3:Sheet1.Q14" chart:label-cell-address="Sheet1.Q2:Sheet1.Q2" chart:class="chart:bar">
            <chart:data-point chart:repeated="12"/>
          </chart:series>
          <chart:series chart:style-name="ch14" chart:values-cell-range-address="Sheet1.R3:Sheet1.R14" chart:label-cell-address="Sheet1.R2:Sheet1.R2" chart:class="chart:bar">
            <chart:data-point chart:repeated="12"/>
          </chart:series>
          <chart:series chart:style-name="ch15" chart:values-cell-range-address="Sheet1.S3:Sheet1.S14" chart:label-cell-address="Sheet1.S2:Sheet1.S2" chart:class="chart:bar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PTAS(1)</text:p>
                <draw:g>
                  <svg:desc>Sheet1.N2:Sheet1.N2</svg:desc>
                </draw:g>
              </table:table-cell>
              <table:table-cell office:value-type="string">
                <text:p>FPTAS(2)</text:p>
                <draw:g>
                  <svg:desc>Sheet1.O2:Sheet1.O2</svg:desc>
                </draw:g>
              </table:table-cell>
              <table:table-cell office:value-type="string">
                <text:p>FPTAS(3)</text:p>
                <draw:g>
                  <svg:desc>Sheet1.P2:Sheet1.P2</svg:desc>
                </draw:g>
              </table:table-cell>
              <table:table-cell office:value-type="string">
                <text:p>FPTAS(4)</text:p>
                <draw:g>
                  <svg:desc>Sheet1.Q2:Sheet1.Q2</svg:desc>
                </draw:g>
              </table:table-cell>
              <table:table-cell office:value-type="string">
                <text:p>FPTAS(5)</text:p>
                <draw:g>
                  <svg:desc>Sheet1.R2:Sheet1.R2</svg:desc>
                </draw:g>
              </table:table-cell>
              <table:table-cell office:value-type="string">
                <text:p>FPTAS(6)</text:p>
                <draw:g>
                  <svg:desc>Sheet1.S2:Sheet1.S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M3:Sheet1.M14</svg:desc>
                </draw:g>
              </table:table-cell>
              <table:table-cell office:value-type="float" office:value="0.41">
                <text:p>0.41</text:p>
                <draw:g>
                  <svg:desc>Sheet1.N3:Sheet1.N14</svg:desc>
                </draw:g>
              </table:table-cell>
              <table:table-cell office:value-type="float" office:value="1.05">
                <text:p>1.05</text:p>
                <draw:g>
                  <svg:desc>Sheet1.O3:Sheet1.O14</svg:desc>
                </draw:g>
              </table:table-cell>
              <table:table-cell office:value-type="float" office:value="2.43">
                <text:p>2.43</text:p>
                <draw:g>
                  <svg:desc>Sheet1.P3:Sheet1.P14</svg:desc>
                </draw:g>
              </table:table-cell>
              <table:table-cell office:value-type="float" office:value="5.09">
                <text:p>5.09</text:p>
                <draw:g>
                  <svg:desc>Sheet1.Q3:Sheet1.Q14</svg:desc>
                </draw:g>
              </table:table-cell>
              <table:table-cell office:value-type="float" office:value="11.27">
                <text:p>11.27</text:p>
                <draw:g>
                  <svg:desc>Sheet1.R3:Sheet1.R14</svg:desc>
                </draw:g>
              </table:table-cell>
              <table:table-cell office:value-type="float" office:value="23.13">
                <text:p>23.13</text:p>
                <draw:g>
                  <svg:desc>Sheet1.S3:Sheet1.S1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3">
                <text:p>0.33</text:p>
              </table:table-cell>
              <table:table-cell office:value-type="float" office:value="1.04">
                <text:p>1.04</text:p>
              </table:table-cell>
              <table:table-cell office:value-type="float" office:value="2.44">
                <text:p>2.44</text:p>
              </table:table-cell>
              <table:table-cell office:value-type="float" office:value="5.06">
                <text:p>5.06</text:p>
              </table:table-cell>
              <table:table-cell office:value-type="float" office:value="10.36">
                <text:p>10.36</text:p>
              </table:table-cell>
              <table:table-cell office:value-type="float" office:value="22.36">
                <text:p>22.3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7">
                <text:p>0.37</text:p>
              </table:table-cell>
              <table:table-cell office:value-type="float" office:value="1.16">
                <text:p>1.16</text:p>
              </table:table-cell>
              <table:table-cell office:value-type="float" office:value="2.83">
                <text:p>2.83</text:p>
              </table:table-cell>
              <table:table-cell office:value-type="float" office:value="5.75">
                <text:p>5.75</text:p>
              </table:table-cell>
              <table:table-cell office:value-type="float" office:value="11.91">
                <text:p>11.91</text:p>
              </table:table-cell>
              <table:table-cell office:value-type="float" office:value="24.41">
                <text:p>24.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4">
                <text:p>0.34</text:p>
              </table:table-cell>
              <table:table-cell office:value-type="float" office:value="1.02">
                <text:p>1.02</text:p>
              </table:table-cell>
              <table:table-cell office:value-type="float" office:value="2.41">
                <text:p>2.41</text:p>
              </table:table-cell>
              <table:table-cell office:value-type="float" office:value="5.4">
                <text:p>5.4</text:p>
              </table:table-cell>
              <table:table-cell office:value-type="float" office:value="11.37">
                <text:p>11.37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34">
                <text:p>0.34</text:p>
              </table:table-cell>
              <table:table-cell office:value-type="float" office:value="1.05">
                <text:p>1.05</text:p>
              </table:table-cell>
              <table:table-cell office:value-type="float" office:value="2.41">
                <text:p>2.41</text:p>
              </table:table-cell>
              <table:table-cell office:value-type="float" office:value="5.09">
                <text:p>5.09</text:p>
              </table:table-cell>
              <table:table-cell office:value-type="float" office:value="10.52">
                <text:p>10.52</text:p>
              </table:table-cell>
              <table:table-cell office:value-type="float" office:value="21.61">
                <text:p>21.6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32">
                <text:p>0.32</text:p>
              </table:table-cell>
              <table:table-cell office:value-type="float" office:value="0.99">
                <text:p>0.99</text:p>
              </table:table-cell>
              <table:table-cell office:value-type="float" office:value="2.27">
                <text:p>2.27</text:p>
              </table:table-cell>
              <table:table-cell office:value-type="float" office:value="5.04">
                <text:p>5.04</text:p>
              </table:table-cell>
              <table:table-cell office:value-type="float" office:value="10.21">
                <text:p>10.21</text:p>
              </table:table-cell>
              <table:table-cell office:value-type="float" office:value="21.15">
                <text:p>21.1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36">
                <text:p>0.36</text:p>
              </table:table-cell>
              <table:table-cell office:value-type="float" office:value="1.03">
                <text:p>1.03</text:p>
              </table:table-cell>
              <table:table-cell office:value-type="float" office:value="2.43">
                <text:p>2.43</text:p>
              </table:table-cell>
              <table:table-cell office:value-type="float" office:value="5.14">
                <text:p>5.14</text:p>
              </table:table-cell>
              <table:table-cell office:value-type="float" office:value="10.65">
                <text:p>10.65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2">
                <text:p>0.32</text:p>
              </table:table-cell>
              <table:table-cell office:value-type="float" office:value="0.98">
                <text:p>0.98</text:p>
              </table:table-cell>
              <table:table-cell office:value-type="float" office:value="2.29">
                <text:p>2.29</text:p>
              </table:table-cell>
              <table:table-cell office:value-type="float" office:value="5.04">
                <text:p>5.04</text:p>
              </table:table-cell>
              <table:table-cell office:value-type="float" office:value="9.99">
                <text:p>9.99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32">
                <text:p>0.32</text:p>
              </table:table-cell>
              <table:table-cell office:value-type="float" office:value="0.96">
                <text:p>0.96</text:p>
              </table:table-cell>
              <table:table-cell office:value-type="float" office:value="2.28">
                <text:p>2.28</text:p>
              </table:table-cell>
              <table:table-cell office:value-type="float" office:value="4.94">
                <text:p>4.94</text:p>
              </table:table-cell>
              <table:table-cell office:value-type="float" office:value="10.09">
                <text:p>10.09</text:p>
              </table:table-cell>
              <table:table-cell office:value-type="float" office:value="20.43">
                <text:p>20.4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32">
                <text:p>0.32</text:p>
              </table:table-cell>
              <table:table-cell office:value-type="float" office:value="0.96">
                <text:p>0.96</text:p>
              </table:table-cell>
              <table:table-cell office:value-type="float" office:value="2.24">
                <text:p>2.24</text:p>
              </table:table-cell>
              <table:table-cell office:value-type="float" office:value="4.93">
                <text:p>4.93</text:p>
              </table:table-cell>
              <table:table-cell office:value-type="float" office:value="10.38">
                <text:p>10.38</text:p>
              </table:table-cell>
              <table:table-cell office:value-type="float" office:value="21.26">
                <text:p>21.2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32">
                <text:p>0.32</text:p>
              </table:table-cell>
              <table:table-cell office:value-type="float" office:value="0.99">
                <text:p>0.99</text:p>
              </table:table-cell>
              <table:table-cell office:value-type="float" office:value="2.28">
                <text:p>2.28</text:p>
              </table:table-cell>
              <table:table-cell office:value-type="float" office:value="4.95">
                <text:p>4.95</text:p>
              </table:table-cell>
              <table:table-cell office:value-type="float" office:value="10.06">
                <text:p>10.06</text:p>
              </table:table-cell>
              <table:table-cell office:value-type="float" office:value="21.31">
                <text:p>21.3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2">
                <text:p>0.32</text:p>
              </table:table-cell>
              <table:table-cell office:value-type="float" office:value="0.99">
                <text:p>0.99</text:p>
              </table:table-cell>
              <table:table-cell office:value-type="float" office:value="2.27">
                <text:p>2.27</text:p>
              </table:table-cell>
              <table:table-cell office:value-type="float" office:value="4.89">
                <text:p>4.89</text:p>
              </table:table-cell>
              <table:table-cell office:value-type="float" office:value="10.31">
                <text:p>10.31</text:p>
              </table:table-cell>
              <table:table-cell office:value-type="float" office:value="20.89">
                <text:p>20.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38cm" svg:y="0.316cm" chart:style-name="ch2">
          <text:p>Závislosť rel. chyby heuristiky cena/váha od max. ceny</text:p>
        </chart:title>
        <chart:legend chart:legend-position="end" svg:x="14.18cm" svg:y="4.201cm" style:legend-expansion="high" chart:style-name="ch3"/>
        <chart:plot-area chart:style-name="ch4" table:cell-range-address="ukol3.B54:ukol3.C67 ukol3.C53:ukol3.C53" chart:data-source-has-labels="row" svg:x="1.331cm" svg:y="1.275cm" svg:width="12.529cm" svg:height="6.564cm">
          <chartooo:coordinate-region svg:x="2.058cm" svg:y="1.475cm" svg:width="11.522cm" svg:height="5.717cm"/>
          <chart:axis chart:dimension="x" chart:name="primary-x" chart:style-name="ch5">
            <chart:title svg:x="6.823cm" svg:y="8.019cm" chart:style-name="ch6">
              <text:p>Max. cena</text:p>
            </chart:title>
          </chart:axis>
          <chart:axis chart:dimension="y" chart:name="primary-y" chart:style-name="ch5">
            <chart:title svg:x="0.451cm" svg:y="5.633cm" chart:style-name="ch7">
              <text:p>Rel. chyba [%]</text:p>
            </chart:title>
            <chart:grid chart:style-name="ch8" chart:class="major"/>
          </chart:axis>
          <chart:series chart:style-name="ch9" chart:values-cell-range-address="ukol3.C54:ukol3.C67" chart:label-cell-address="ukol3.C53:ukol3.C53" chart:class="chart:scatter">
            <chart:domain table:cell-range-address="ukol3.B54:ukol3.B67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V</text:p>
                <draw:g>
                  <svg:desc>ukol3.C53:ukol3.C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ukol3.B54:ukol3.B67</svg:desc>
                </draw:g>
              </table:table-cell>
              <table:table-cell office:value-type="float" office:value="0.56719">
                <text:p>0.56719</text:p>
                <draw:g>
                  <svg:desc>ukol3.C54:ukol3.C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5142">
                <text:p>0.5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0.55552">
                <text:p>0.555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47242">
                <text:p>0.47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0.63001">
                <text:p>0.63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0.49272">
                <text:p>0.492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">
                <text:p>175</text:p>
              </table:table-cell>
              <table:table-cell office:value-type="float" office:value="0.61052">
                <text:p>0.61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0.50114">
                <text:p>0.50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">
                <text:p>250</text:p>
              </table:table-cell>
              <table:table-cell office:value-type="float" office:value="0.55035">
                <text:p>0.550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0.54376">
                <text:p>0.54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">
                <text:p>350</text:p>
              </table:table-cell>
              <table:table-cell office:value-type="float" office:value="0.54897">
                <text:p>0.548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0.59871">
                <text:p>0.598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">
                <text:p>450</text:p>
              </table:table-cell>
              <table:table-cell office:value-type="float" office:value="0.55344">
                <text:p>0.55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0.56539">
                <text:p>0.5653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-0.06cm" svg:y="0.316cm" chart:style-name="ch2">
          <text:p>Závislosť trvania behu algoritmov BB, DP a heuristiky od pomeru nosnosť/suma váh</text:p>
        </chart:title>
        <chart:legend chart:legend-position="end" svg:x="14.18cm" svg:y="3.703cm" style:legend-expansion="high" chart:style-name="ch3"/>
        <chart:plot-area chart:style-name="ch4" table:cell-range-address="ukol3.B71:ukol3.E79 ukol3.C70:ukol3.E70" chart:data-source-has-labels="row" svg:x="1.331cm" svg:y="1.275cm" svg:width="12.529cm" svg:height="6.564cm">
          <chartooo:coordinate-region svg:x="3.249cm" svg:y="1.475cm" svg:width="10.517cm" svg:height="5.717cm"/>
          <chart:axis chart:dimension="x" chart:name="primary-x" chart:style-name="ch5">
            <chart:title svg:x="4.178cm" svg:y="8.019cm" chart:style-name="ch6">
              <text:p>Pomer nosnosť batohu a sumy váh predmetov</text:p>
            </chart:title>
          </chart:axis>
          <chart:axis chart:dimension="y" chart:name="primary-y" chart:style-name="ch7">
            <chart:title svg:x="0.451cm" svg:y="5.13cm" chart:style-name="ch8">
              <text:p>Čas [s]</text:p>
            </chart:title>
            <chart:grid chart:style-name="ch9" chart:class="major"/>
          </chart:axis>
          <chart:series chart:style-name="ch10" chart:values-cell-range-address="ukol3.C71:ukol3.C79" chart:label-cell-address="ukol3.C70:ukol3.C70" chart:class="chart:scatter">
            <chart:domain table:cell-range-address="ukol3.B71:ukol3.B79"/>
            <chart:data-point chart:repeated="9"/>
          </chart:series>
          <chart:series chart:style-name="ch11" chart:values-cell-range-address="ukol3.D71:ukol3.D79" chart:label-cell-address="ukol3.D70:ukol3.D70" chart:class="chart:scatter">
            <chart:data-point chart:repeated="9"/>
          </chart:series>
          <chart:series chart:style-name="ch12" chart:values-cell-range-address="ukol3.E71:ukol3.E79" chart:label-cell-address="ukol3.E70:ukol3.E70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B</text:p>
                <draw:g>
                  <svg:desc>ukol3.C70:ukol3.C70</svg:desc>
                </draw:g>
              </table:table-cell>
              <table:table-cell office:value-type="string">
                <text:p>DP</text:p>
                <draw:g>
                  <svg:desc>ukol3.D70:ukol3.D70</svg:desc>
                </draw:g>
              </table:table-cell>
              <table:table-cell office:value-type="string">
                <text:p>CV</text:p>
                <draw:g>
                  <svg:desc>ukol3.E70:ukol3.E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ukol3.B71:ukol3.B79</svg:desc>
                </draw:g>
              </table:table-cell>
              <table:table-cell office:value-type="float" office:value="0.00003991">
                <text:p>0.00003991</text:p>
                <draw:g>
                  <svg:desc>ukol3.C71:ukol3.C79</svg:desc>
                </draw:g>
              </table:table-cell>
              <table:table-cell office:value-type="float" office:value="0.00010559">
                <text:p>0.00010559</text:p>
                <draw:g>
                  <svg:desc>ukol3.D71:ukol3.D79</svg:desc>
                </draw:g>
              </table:table-cell>
              <table:table-cell office:value-type="float" office:value="0.0000038805">
                <text:p>0.0000038805</text:p>
                <draw:g>
                  <svg:desc>ukol3.E71:ukol3.E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0014313">
                <text:p>0.00014313</text:p>
              </table:table-cell>
              <table:table-cell office:value-type="float" office:value="0.00022748">
                <text:p>0.00022748</text:p>
              </table:table-cell>
              <table:table-cell office:value-type="float" office:value="0.0000039532">
                <text:p>0.0000039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00044771">
                <text:p>0.00044771</text:p>
              </table:table-cell>
              <table:table-cell office:value-type="float" office:value="0.00035233">
                <text:p>0.00035233</text:p>
              </table:table-cell>
              <table:table-cell office:value-type="float" office:value="0.0000041209">
                <text:p>0.0000041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0011568">
                <text:p>0.0011568</text:p>
              </table:table-cell>
              <table:table-cell office:value-type="float" office:value="0.0004783">
                <text:p>0.0004783</text:p>
              </table:table-cell>
              <table:table-cell office:value-type="float" office:value="0.0000041673">
                <text:p>0.00000416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002673">
                <text:p>0.002673</text:p>
              </table:table-cell>
              <table:table-cell office:value-type="float" office:value="0.00065076">
                <text:p>0.00065076</text:p>
              </table:table-cell>
              <table:table-cell office:value-type="float" office:value="0.0000055246">
                <text:p>0.00000552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0048538">
                <text:p>0.0048538</text:p>
              </table:table-cell>
              <table:table-cell office:value-type="float" office:value="0.00079765">
                <text:p>0.00079765</text:p>
              </table:table-cell>
              <table:table-cell office:value-type="float" office:value="0.0000060477">
                <text:p>0.00000604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0076384">
                <text:p>0.0076384</text:p>
              </table:table-cell>
              <table:table-cell office:value-type="float" office:value="0.00093564">
                <text:p>0.00093564</text:p>
              </table:table-cell>
              <table:table-cell office:value-type="float" office:value="0.0000062045">
                <text:p>0.0000062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0098888">
                <text:p>0.0098888</text:p>
              </table:table-cell>
              <table:table-cell office:value-type="float" office:value="0.0010469">
                <text:p>0.0010469</text:p>
              </table:table-cell>
              <table:table-cell office:value-type="float" office:value="0.0000060628">
                <text:p>0.00000606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010618">
                <text:p>0.010618</text:p>
              </table:table-cell>
              <table:table-cell office:value-type="float" office:value="0.001186">
                <text:p>0.001186</text:p>
              </table:table-cell>
              <table:table-cell office:value-type="float" office:value="0.0000063607">
                <text:p>0.000006360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09cm" svg:y="0.316cm" chart:style-name="ch2">
          <text:p>Závislosť rel. chyby heuristiky cena/váha od pomeru nosnosť/suma váh</text:p>
        </chart:title>
        <chart:legend chart:legend-position="end" svg:x="14.18cm" svg:y="4.201cm" style:legend-expansion="high" chart:style-name="ch3"/>
        <chart:plot-area chart:style-name="ch4" table:cell-range-address="ukol3.B89:ukol3.C97 ukol3.C88:ukol3.C88" chart:data-source-has-labels="row" svg:x="1.331cm" svg:y="1.275cm" svg:width="12.529cm" svg:height="6.564cm">
          <chartooo:coordinate-region svg:x="2.058cm" svg:y="1.474cm" svg:width="11.708cm" svg:height="5.718cm"/>
          <chart:axis chart:dimension="x" chart:name="primary-x" chart:style-name="ch5">
            <chart:title svg:x="4.178cm" svg:y="8.019cm" chart:style-name="ch6">
              <text:p>Pomer nosnosť batohu a sumy váh predmetov</text:p>
            </chart:title>
          </chart:axis>
          <chart:axis chart:dimension="y" chart:name="primary-y" chart:style-name="ch5">
            <chart:title svg:x="0.451cm" svg:y="5.633cm" chart:style-name="ch7">
              <text:p>Rel. chyba [%]</text:p>
            </chart:title>
            <chart:grid chart:style-name="ch8" chart:class="major"/>
          </chart:axis>
          <chart:series chart:style-name="ch9" chart:values-cell-range-address="ukol3.C89:ukol3.C97" chart:label-cell-address="ukol3.C88:ukol3.C88" chart:class="chart:scatter">
            <chart:domain table:cell-range-address="ukol3.B89:ukol3.B97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B</text:p>
                <draw:g>
                  <svg:desc>ukol3.C88:ukol3.C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ukol3.B89:ukol3.B97</svg:desc>
                </draw:g>
              </table:table-cell>
              <table:table-cell office:value-type="float" office:value="1.4738">
                <text:p>1.4738</text:p>
                <draw:g>
                  <svg:desc>ukol3.C89:ukol3.C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.0519">
                <text:p>1.0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97004">
                <text:p>0.97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78315">
                <text:p>0.78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49983">
                <text:p>0.49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3608">
                <text:p>0.3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22867">
                <text:p>0.228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17306">
                <text:p>0.17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084475">
                <text:p>0.08447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416cm" svg:y="0.316cm" chart:style-name="ch2">
          <text:p>Závislosť trvania behu algoritmov BB, DP a heuristiky od exponentu granularity</text:p>
        </chart:title>
        <chart:legend chart:legend-position="end" svg:x="14.18cm" svg:y="3.703cm" style:legend-expansion="high" chart:style-name="ch3"/>
        <chart:plot-area chart:style-name="ch4" table:cell-range-address="ukol3.B105:ukol3.E115 ukol3.C104:ukol3.E104" chart:data-source-has-labels="row" svg:x="1.331cm" svg:y="1.275cm" svg:width="12.529cm" svg:height="6.564cm">
          <chartooo:coordinate-region svg:x="3.249cm" svg:y="1.475cm" svg:width="10.371cm" svg:height="5.717cm"/>
          <chart:axis chart:dimension="x" chart:name="primary-x" chart:style-name="ch5">
            <chart:title svg:x="6.069cm" svg:y="8.019cm" chart:style-name="ch6">
              <text:p>Exponent granularity</text:p>
            </chart:title>
          </chart:axis>
          <chart:axis chart:dimension="y" chart:name="primary-y" chart:style-name="ch7">
            <chart:title svg:x="0.451cm" svg:y="5.13cm" chart:style-name="ch8">
              <text:p>Čas [s]</text:p>
            </chart:title>
            <chart:grid chart:style-name="ch9" chart:class="major"/>
          </chart:axis>
          <chart:series chart:style-name="ch10" chart:values-cell-range-address="ukol3.C105:ukol3.C115" chart:label-cell-address="ukol3.C104:ukol3.C104" chart:class="chart:scatter">
            <chart:domain table:cell-range-address="ukol3.B105:ukol3.B115"/>
            <chart:data-point chart:repeated="11"/>
          </chart:series>
          <chart:series chart:style-name="ch11" chart:values-cell-range-address="ukol3.D105:ukol3.D115" chart:label-cell-address="ukol3.D104:ukol3.D104" chart:class="chart:scatter">
            <chart:data-point chart:repeated="11"/>
          </chart:series>
          <chart:series chart:style-name="ch12" chart:values-cell-range-address="ukol3.E105:ukol3.E115" chart:label-cell-address="ukol3.E104:ukol3.E104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B</text:p>
                <draw:g>
                  <svg:desc>ukol3.C104:ukol3.C104</svg:desc>
                </draw:g>
              </table:table-cell>
              <table:table-cell office:value-type="string">
                <text:p>DP</text:p>
                <draw:g>
                  <svg:desc>ukol3.D104:ukol3.D104</svg:desc>
                </draw:g>
              </table:table-cell>
              <table:table-cell office:value-type="string">
                <text:p>CV</text:p>
                <draw:g>
                  <svg:desc>ukol3.E104:ukol3.E1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ukol3.B105:ukol3.B115</svg:desc>
                </draw:g>
              </table:table-cell>
              <table:table-cell office:value-type="float" office:value="0.0028286">
                <text:p>0.0028286</text:p>
                <draw:g>
                  <svg:desc>ukol3.C105:ukol3.C115</svg:desc>
                </draw:g>
              </table:table-cell>
              <table:table-cell office:value-type="float" office:value="0.00075546">
                <text:p>0.00075546</text:p>
                <draw:g>
                  <svg:desc>ukol3.D105:ukol3.D115</svg:desc>
                </draw:g>
              </table:table-cell>
              <table:table-cell office:value-type="float" office:value="0.0000055566">
                <text:p>0.0000055566</text:p>
                <draw:g>
                  <svg:desc>ukol3.E105:ukol3.E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028154">
                <text:p>0.0028154</text:p>
              </table:table-cell>
              <table:table-cell office:value-type="float" office:value="0.00077049">
                <text:p>0.00077049</text:p>
              </table:table-cell>
              <table:table-cell office:value-type="float" office:value="0.0000055817">
                <text:p>0.00000558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002304">
                <text:p>0.002304</text:p>
              </table:table-cell>
              <table:table-cell office:value-type="float" office:value="0.00082888">
                <text:p>0.00082888</text:p>
              </table:table-cell>
              <table:table-cell office:value-type="float" office:value="0.000005353">
                <text:p>0.000005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0019318">
                <text:p>0.0019318</text:p>
              </table:table-cell>
              <table:table-cell office:value-type="float" office:value="0.00093921">
                <text:p>0.00093921</text:p>
              </table:table-cell>
              <table:table-cell office:value-type="float" office:value="0.0000054757">
                <text:p>0.00000547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001636">
                <text:p>0.001636</text:p>
              </table:table-cell>
              <table:table-cell office:value-type="float" office:value="0.0010269">
                <text:p>0.0010269</text:p>
              </table:table-cell>
              <table:table-cell office:value-type="float" office:value="0.0000054569">
                <text:p>0.00000545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012693">
                <text:p>0.0012693</text:p>
              </table:table-cell>
              <table:table-cell office:value-type="float" office:value="0.0010762">
                <text:p>0.0010762</text:p>
              </table:table-cell>
              <table:table-cell office:value-type="float" office:value="0.0000053776">
                <text:p>0.00000537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.00097253">
                <text:p>0.00097253</text:p>
              </table:table-cell>
              <table:table-cell office:value-type="float" office:value="0.0011845">
                <text:p>0.0011845</text:p>
              </table:table-cell>
              <table:table-cell office:value-type="float" office:value="0.0000054425">
                <text:p>0.0000054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00080033">
                <text:p>0.00080033</text:p>
              </table:table-cell>
              <table:table-cell office:value-type="float" office:value="0.0012598">
                <text:p>0.0012598</text:p>
              </table:table-cell>
              <table:table-cell office:value-type="float" office:value="0.0000056042">
                <text:p>0.0000056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0.00078546">
                <text:p>0.00078546</text:p>
              </table:table-cell>
              <table:table-cell office:value-type="float" office:value="0.0013212">
                <text:p>0.0013212</text:p>
              </table:table-cell>
              <table:table-cell office:value-type="float" office:value="0.0000053629">
                <text:p>0.0000053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.00075443">
                <text:p>0.00075443</text:p>
              </table:table-cell>
              <table:table-cell office:value-type="float" office:value="0.0013013">
                <text:p>0.0013013</text:p>
              </table:table-cell>
              <table:table-cell office:value-type="float" office:value="0.0000055457">
                <text:p>0.00000554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00066571">
                <text:p>0.00066571</text:p>
              </table:table-cell>
              <table:table-cell office:value-type="float" office:value="0.0011972">
                <text:p>0.0011972</text:p>
              </table:table-cell>
              <table:table-cell office:value-type="float" office:value="0.0000047608">
                <text:p>0.000004760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567cm" svg:y="0.316cm" chart:style-name="ch2">
          <text:p>Závislosť rel. chyby heuristiky cena/váha od exponentu granularity</text:p>
        </chart:title>
        <chart:legend chart:legend-position="end" svg:x="14.18cm" svg:y="4.201cm" style:legend-expansion="high" chart:style-name="ch3"/>
        <chart:plot-area chart:style-name="ch4" table:cell-range-address="ukol3.B119:ukol3.C129 ukol3.C118:ukol3.C118" chart:data-source-has-labels="row" svg:x="1.331cm" svg:y="1.275cm" svg:width="12.529cm" svg:height="6.564cm">
          <chartooo:coordinate-region svg:x="2.058cm" svg:y="1.475cm" svg:width="11.563cm" svg:height="5.717cm"/>
          <chart:axis chart:dimension="x" chart:name="primary-x" chart:style-name="ch5">
            <chart:title svg:x="6.069cm" svg:y="8.019cm" chart:style-name="ch6">
              <text:p>Exponent granularity</text:p>
            </chart:title>
          </chart:axis>
          <chart:axis chart:dimension="y" chart:name="primary-y" chart:style-name="ch5">
            <chart:title svg:x="0.451cm" svg:y="5.633cm" chart:style-name="ch7">
              <text:p>Rel. chyba [%]</text:p>
            </chart:title>
            <chart:grid chart:style-name="ch8" chart:class="major"/>
          </chart:axis>
          <chart:series chart:style-name="ch9" chart:values-cell-range-address="ukol3.C119:ukol3.C129" chart:label-cell-address="ukol3.C118:ukol3.C118" chart:class="chart:scatter">
            <chart:domain table:cell-range-address="ukol3.B119:ukol3.B12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V</text:p>
                <draw:g>
                  <svg:desc>ukol3.C118:ukol3.C1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ukol3.B119:ukol3.B129</svg:desc>
                </draw:g>
              </table:table-cell>
              <table:table-cell office:value-type="float" office:value="0.57106">
                <text:p>0.57106</text:p>
                <draw:g>
                  <svg:desc>ukol3.C119:ukol3.C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55837">
                <text:p>0.558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56664">
                <text:p>0.56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53169">
                <text:p>0.53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61671">
                <text:p>0.616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53568">
                <text:p>0.53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.45679">
                <text:p>0.45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45407">
                <text:p>0.454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0.14103">
                <text:p>0.14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.29805">
                <text:p>0.298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12878">
                <text:p>0.1287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8cm" svg:y="4.201cm" style:legend-expansion="high" chart:style-name="ch2"/>
        <chart:plot-area chart:style-name="ch3" table:cell-range-address="ukol3.B159:ukol3.C168 ukol3.C158:ukol3.C158" chart:data-source-has-labels="row" svg:x="0.32cm" svg:y="0.18cm" svg:width="13.54cm" svg:height="8.64cm">
          <chartooo:coordinate-region svg:x="2.238cm" svg:y="0.379cm" svg:width="11.38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ukol3.C159:ukol3.C168" chart:label-cell-address="ukol3.C158:ukol3.C158" chart:class="chart:scatter">
            <chart:domain table:cell-range-address="ukol3.B159:ukol3.B168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B</text:p>
                <draw:g>
                  <svg:desc>ukol3.C158:ukol3.C1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ukol3.B159:ukol3.B168</svg:desc>
                </draw:g>
              </table:table-cell>
              <table:table-cell office:value-type="float" office:value="0.00028407">
                <text:p>0.00028407</text:p>
                <draw:g>
                  <svg:desc>ukol3.C159:ukol3.C1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06888">
                <text:p>0.006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05392">
                <text:p>0.05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20065">
                <text:p>0.20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42167">
                <text:p>0.42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59364">
                <text:p>0.59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65769">
                <text:p>0.657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67012">
                <text:p>0.67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67012">
                <text:p>0.670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66481">
                <text:p>0.6648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804cm" svg:height="11.668cm" xlink:href=".." xlink:type="simple" chart:class="chart:scatter" chart:style-name="ch1">
        <chart:title svg:x="0.188cm" svg:y="0.369cm" chart:style-name="ch2">
          <text:p>Závislosť trvania behu simulovaného ochladzovania &amp; priem. rel. chyby od koeficientu ochladzovania</text:p>
        </chart:title>
        <chart:legend chart:legend-position="end" svg:x="14.438cm" svg:y="5.286cm" style:legend-expansion="high" chart:style-name="ch3"/>
        <chart:plot-area chart:style-name="ch4" table:cell-range-address="ukol4.H3:ukol4.J11" chart:data-source-has-labels="row" svg:x="1.407cm" svg:y="1.381cm" svg:width="11.678cm" svg:height="9.073cm">
          <chartooo:coordinate-region svg:x="2.319cm" svg:y="1.58cm" svg:width="9.853cm" svg:height="8.227cm"/>
          <chart:axis chart:dimension="x" chart:name="primary-x" chart:style-name="ch5">
            <chart:title svg:x="5.403cm" svg:y="10.687cm" chart:style-name="ch6">
              <text:p>Koeficient ochladzovania</text:p>
            </chart:title>
          </chart:axis>
          <chart:axis chart:dimension="x" chart:name="secondary-x" chart:style-name="ch7"/>
          <chart:axis chart:dimension="y" chart:name="primary-y" chart:style-name="ch5">
            <chart:title svg:x="0.451cm" svg:y="6.49cm" chart:style-name="ch8">
              <text:p>Čas [s]</text:p>
            </chart:title>
            <chart:grid chart:style-name="ch9" chart:class="major"/>
          </chart:axis>
          <chart:axis chart:dimension="y" chart:name="secondary-y" chart:style-name="ch10">
            <chart:title svg:x="13.481cm" svg:y="7.826cm" chart:style-name="ch8">
              <text:p>Priem. relatívna chyba [%]</text:p>
            </chart:title>
          </chart:axis>
          <chart:series chart:attached-axis="primary-y" chart:style-name="ch11" chart:values-cell-range-address="ukol4.I4:ukol4.I11" chart:label-cell-address="ukol4.I3:ukol4.I3" chart:class="chart:scatter">
            <chart:domain table:cell-range-address="ukol4.H4:ukol4.H11"/>
            <chart:data-point chart:repeated="8"/>
          </chart:series>
          <chart:series chart:attached-axis="secondary-y" chart:style-name="ch12" chart:values-cell-range-address="ukol4.J4:ukol4.J11" chart:label-cell-address="ukol4.J3:ukol4.J3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Čas [s]</text:p>
                <draw:g>
                  <svg:desc>ukol4.I3:ukol4.I3</svg:desc>
                </draw:g>
              </table:table-cell>
              <table:table-cell office:value-type="string">
                <text:p>Priem. relatívna chyba [%]</text:p>
                <draw:g>
                  <svg:desc>ukol4.J3:ukol4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ukol4.H4:ukol4.H11</svg:desc>
                </draw:g>
              </table:table-cell>
              <table:table-cell office:value-type="float" office:value="0.012644">
                <text:p>0.012644</text:p>
                <draw:g>
                  <svg:desc>ukol4.I4:ukol4.I11</svg:desc>
                </draw:g>
              </table:table-cell>
              <table:table-cell office:value-type="float" office:value="0.11121">
                <text:p>0.11121</text:p>
                <draw:g>
                  <svg:desc>ukol4.J4:ukol4.J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25">
                <text:p>0.825</text:p>
              </table:table-cell>
              <table:table-cell office:value-type="float" office:value="0.014974">
                <text:p>0.014974</text:p>
              </table:table-cell>
              <table:table-cell office:value-type="float" office:value="0.088859">
                <text:p>0.0888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">
                <text:p>0.85</text:p>
              </table:table-cell>
              <table:table-cell office:value-type="float" office:value="0.018121">
                <text:p>0.018121</text:p>
              </table:table-cell>
              <table:table-cell office:value-type="float" office:value="0.058882">
                <text:p>0.0588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5">
                <text:p>0.875</text:p>
              </table:table-cell>
              <table:table-cell office:value-type="float" office:value="0.021101">
                <text:p>0.021101</text:p>
              </table:table-cell>
              <table:table-cell office:value-type="float" office:value="0.048956">
                <text:p>0.0489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">
                <text:p>0.9</text:p>
              </table:table-cell>
              <table:table-cell office:value-type="float" office:value="0.026915">
                <text:p>0.026915</text:p>
              </table:table-cell>
              <table:table-cell office:value-type="float" office:value="0.058738">
                <text:p>0.0587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5">
                <text:p>0.925</text:p>
              </table:table-cell>
              <table:table-cell office:value-type="float" office:value="0.037111">
                <text:p>0.037111</text:p>
              </table:table-cell>
              <table:table-cell office:value-type="float" office:value="0.054567">
                <text:p>0.0545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5">
                <text:p>0.95</text:p>
              </table:table-cell>
              <table:table-cell office:value-type="float" office:value="0.05578">
                <text:p>0.05578</text:p>
              </table:table-cell>
              <table:table-cell office:value-type="float" office:value="0.047145">
                <text:p>0.047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75">
                <text:p>0.975</text:p>
              </table:table-cell>
              <table:table-cell office:value-type="float" office:value="0.11055">
                <text:p>0.11055</text:p>
              </table:table-cell>
              <table:table-cell office:value-type="float" office:value="0.052377">
                <text:p>0.05237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165cm" svg:height="10.101cm" xlink:href=".." xlink:type="simple" chart:class="chart:scatter" chart:style-name="ch1">
        <chart:title svg:x="0.556cm" svg:y="0.338cm" chart:style-name="ch2">
          <text:p>Závislosť trvania behu simulovaného ochladzovania &amp; priem. rel. chyby od počiatočnej teploty</text:p>
        </chart:title>
        <chart:legend chart:legend-position="end" svg:x="13.799cm" svg:y="4.502cm" style:legend-expansion="high" chart:style-name="ch3"/>
        <chart:plot-area chart:style-name="ch4" table:cell-range-address="ukol4.H13:ukol4.J24" chart:data-source-has-labels="row" svg:x="1.394cm" svg:y="1.319cm" svg:width="11.078cm" svg:height="7.599cm">
          <chartooo:coordinate-region svg:x="2.492cm" svg:y="1.518cm" svg:width="9.067cm" svg:height="6.753cm"/>
          <chart:axis chart:dimension="x" chart:name="primary-x" chart:style-name="ch5">
            <chart:title svg:x="5.54cm" svg:y="9.12cm" chart:style-name="ch6">
              <text:p>Počiatočná teplota</text:p>
            </chart:title>
          </chart:axis>
          <chart:axis chart:dimension="x" chart:name="secondary-x" chart:style-name="ch7"/>
          <chart:axis chart:dimension="y" chart:name="primary-y" chart:style-name="ch5">
            <chart:title svg:x="0.451cm" svg:y="5.691cm" chart:style-name="ch8">
              <text:p>Čas [s]</text:p>
            </chart:title>
            <chart:grid chart:style-name="ch9" chart:class="major"/>
          </chart:axis>
          <chart:axis chart:dimension="y" chart:name="secondary-y" chart:style-name="ch10">
            <chart:title svg:x="12.855cm" svg:y="6.644cm" chart:style-name="ch8">
              <text:p>Priem. rel. chyba [%]</text:p>
            </chart:title>
          </chart:axis>
          <chart:series chart:attached-axis="primary-y" chart:style-name="ch11" chart:values-cell-range-address="ukol4.I14:ukol4.I24" chart:label-cell-address="ukol4.I13:ukol4.I13" chart:class="chart:scatter">
            <chart:domain table:cell-range-address="ukol4.H14:ukol4.H24"/>
            <chart:data-point chart:repeated="11"/>
          </chart:series>
          <chart:series chart:attached-axis="secondary-y" chart:style-name="ch12" chart:values-cell-range-address="ukol4.J14:ukol4.J24" chart:label-cell-address="ukol4.J13:ukol4.J13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Čas [s]</text:p>
                <draw:g>
                  <svg:desc>ukol4.I13:ukol4.I13</svg:desc>
                </draw:g>
              </table:table-cell>
              <table:table-cell office:value-type="string">
                <text:p>Priem. relatívna chyba [%]</text:p>
                <draw:g>
                  <svg:desc>ukol4.J13:ukol4.J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ukol4.H14:ukol4.H24</svg:desc>
                </draw:g>
              </table:table-cell>
              <table:table-cell office:value-type="float" office:value="0.0093527">
                <text:p>0.0093527</text:p>
                <draw:g>
                  <svg:desc>ukol4.I14:ukol4.I24</svg:desc>
                </draw:g>
              </table:table-cell>
              <table:table-cell office:value-type="float" office:value="0.10323">
                <text:p>0.10323</text:p>
                <draw:g>
                  <svg:desc>ukol4.J14:ukol4.J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11937">
                <text:p>0.011937</text:p>
              </table:table-cell>
              <table:table-cell office:value-type="float" office:value="0.063587">
                <text:p>0.0635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14823">
                <text:p>0.014823</text:p>
              </table:table-cell>
              <table:table-cell office:value-type="float" office:value="0.068568">
                <text:p>0.068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17581">
                <text:p>0.017581</text:p>
              </table:table-cell>
              <table:table-cell office:value-type="float" office:value="0.058882">
                <text:p>0.058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">
                <text:p>700</text:p>
              </table:table-cell>
              <table:table-cell office:value-type="float" office:value="0.020288">
                <text:p>0.020288</text:p>
              </table:table-cell>
              <table:table-cell office:value-type="float" office:value="0.072586">
                <text:p>0.072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02164">
                <text:p>0.02164</text:p>
              </table:table-cell>
              <table:table-cell office:value-type="float" office:value="0.084223">
                <text:p>0.084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0.02406">
                <text:p>0.02406</text:p>
              </table:table-cell>
              <table:table-cell office:value-type="float" office:value="0.082406">
                <text:p>0.0824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.023636">
                <text:p>0.023636</text:p>
              </table:table-cell>
              <table:table-cell office:value-type="float" office:value="0.087632">
                <text:p>0.0876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">
                <text:p>3000</text:p>
              </table:table-cell>
              <table:table-cell office:value-type="float" office:value="0.025271">
                <text:p>0.025271</text:p>
              </table:table-cell>
              <table:table-cell office:value-type="float" office:value="0.072262">
                <text:p>0.072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027588">
                <text:p>0.027588</text:p>
              </table:table-cell>
              <table:table-cell office:value-type="float" office:value="0.097303">
                <text:p>0.0973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665cm" svg:height="10.153cm" xlink:href=".." xlink:type="simple" chart:class="chart:scatter" chart:style-name="ch1">
        <chart:title svg:x="0.544cm" svg:y="0.339cm" chart:style-name="ch2">
          <text:p>Závislosť trvania behu simulovaného ochladzovania &amp; priem. rel. chyby od konečnej teploty</text:p>
        </chart:title>
        <chart:legend chart:legend-position="end" svg:x="13.299cm" svg:y="4.528cm" style:legend-expansion="high" chart:style-name="ch3"/>
        <chart:plot-area chart:style-name="ch4" table:cell-range-address="ukol4.H26:ukol4.J32" chart:data-source-has-labels="row" svg:x="1.384cm" svg:y="1.321cm" svg:width="10.608cm" svg:height="7.648cm">
          <chartooo:coordinate-region svg:x="2.482cm" svg:y="1.521cm" svg:width="8.597cm" svg:height="6.801cm"/>
          <chart:axis chart:dimension="x" chart:name="primary-x" chart:style-name="ch5">
            <chart:title svg:x="5.453cm" svg:y="9.172cm" chart:style-name="ch6">
              <text:p>Konečná teplota</text:p>
            </chart:title>
          </chart:axis>
          <chart:axis chart:dimension="y" chart:name="primary-y" chart:style-name="ch5">
            <chart:title svg:x="0.451cm" svg:y="5.718cm" chart:style-name="ch7">
              <text:p>Čas [s]</text:p>
            </chart:title>
            <chart:grid chart:style-name="ch8" chart:class="major"/>
          </chart:axis>
          <chart:axis chart:dimension="y" chart:name="secondary-y" chart:style-name="ch9">
            <chart:title svg:x="12.365cm" svg:y="6.671cm" chart:style-name="ch7">
              <text:p>Priem. rel. chyba [%]</text:p>
            </chart:title>
          </chart:axis>
          <chart:series chart:attached-axis="primary-y" chart:style-name="ch10" chart:values-cell-range-address="ukol4.I27:ukol4.I32" chart:label-cell-address="ukol4.I26:ukol4.I26" chart:class="chart:scatter">
            <chart:domain table:cell-range-address="ukol4.H27:ukol4.H32"/>
            <chart:data-point chart:repeated="6"/>
          </chart:series>
          <chart:series chart:attached-axis="secondary-y" chart:style-name="ch11" chart:values-cell-range-address="ukol4.J27:ukol4.J32" chart:label-cell-address="ukol4.J26:ukol4.J26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Čas [s]</text:p>
                <draw:g>
                  <svg:desc>ukol4.I26:ukol4.I26</svg:desc>
                </draw:g>
              </table:table-cell>
              <table:table-cell office:value-type="string">
                <text:p>Priem. relatívna chyba [%]</text:p>
                <draw:g>
                  <svg:desc>ukol4.J26:ukol4.J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ukol4.H27:ukol4.H32</svg:desc>
                </draw:g>
              </table:table-cell>
              <table:table-cell office:value-type="float" office:value="0.025798">
                <text:p>0.025798</text:p>
                <draw:g>
                  <svg:desc>ukol4.I27:ukol4.I32</svg:desc>
                </draw:g>
              </table:table-cell>
              <table:table-cell office:value-type="float" office:value="0.062623">
                <text:p>0.062623</text:p>
                <draw:g>
                  <svg:desc>ukol4.J27:ukol4.J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23568">
                <text:p>0.023568</text:p>
              </table:table-cell>
              <table:table-cell office:value-type="float" office:value="0.088897">
                <text:p>0.0888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22017">
                <text:p>0.022017</text:p>
              </table:table-cell>
              <table:table-cell office:value-type="float" office:value="0.078958">
                <text:p>0.078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17258">
                <text:p>0.017258</text:p>
              </table:table-cell>
              <table:table-cell office:value-type="float" office:value="0.058882">
                <text:p>0.058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14903">
                <text:p>0.014903</text:p>
              </table:table-cell>
              <table:table-cell office:value-type="float" office:value="0.10529">
                <text:p>0.10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12658">
                <text:p>0.012658</text:p>
              </table:table-cell>
              <table:table-cell office:value-type="float" office:value="0.24689">
                <text:p>0.2468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54cm" svg:height="10.792cm" xlink:href=".." xlink:type="simple" chart:class="chart:scatter" chart:style-name="ch1">
        <chart:title svg:x="0.53cm" svg:y="0.351cm" chart:style-name="ch2">
          <text:p>Závislosť trvania behu simulovaného ochladzovania &amp; priem. rel. chyby od počtu iterácií</text:p>
        </chart:title>
        <chart:legend chart:legend-position="end" svg:x="12.688cm" svg:y="4.848cm" style:legend-expansion="high" chart:style-name="ch3"/>
        <chart:plot-area chart:style-name="ch4" table:cell-range-address="ukol4.B36:ukol4.D41" chart:data-source-has-labels="row" svg:x="1.372cm" svg:y="1.345cm" svg:width="10.033cm" svg:height="8.251cm">
          <chartooo:coordinate-region svg:x="2.099cm" svg:y="1.544cm" svg:width="8.578cm" svg:height="7.405cm"/>
          <chart:axis chart:dimension="x" chart:name="primary-x" chart:style-name="ch5">
            <chart:title svg:x="3.804cm" svg:y="9.811cm" chart:style-name="ch6">
              <text:p>Počet iterácií - logaritmické merítko</text:p>
            </chart:title>
          </chart:axis>
          <chart:axis chart:dimension="y" chart:name="primary-y" chart:style-name="ch7">
            <chart:title svg:x="0.451cm" svg:y="6.043cm" chart:style-name="ch8">
              <text:p>Čas [s]</text:p>
            </chart:title>
            <chart:grid chart:style-name="ch9" chart:class="major"/>
          </chart:axis>
          <chart:axis chart:dimension="y" chart:name="secondary-y" chart:style-name="ch10">
            <chart:title svg:x="11.766cm" svg:y="6.996cm" chart:style-name="ch8">
              <text:p>Priem. rel. chyba [%]</text:p>
            </chart:title>
          </chart:axis>
          <chart:series chart:attached-axis="primary-y" chart:style-name="ch11" chart:values-cell-range-address="ukol4.C37:ukol4.C41" chart:label-cell-address="ukol4.C36:ukol4.C36" chart:class="chart:scatter">
            <chart:domain table:cell-range-address="ukol4.B37:ukol4.B41"/>
            <chart:data-point chart:repeated="5"/>
          </chart:series>
          <chart:series chart:attached-axis="secondary-y" chart:style-name="ch12" chart:values-cell-range-address="ukol4.D37:ukol4.D41" chart:label-cell-address="ukol4.D36:ukol4.D36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Čas [s]</text:p>
                <draw:g>
                  <svg:desc>ukol4.C36:ukol4.C36</svg:desc>
                </draw:g>
              </table:table-cell>
              <table:table-cell office:value-type="string">
                <text:p>Priem. relatívna chyba [%]</text:p>
                <draw:g>
                  <svg:desc>ukol4.D36:ukol4.D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ukol4.B37:ukol4.B41</svg:desc>
                </draw:g>
              </table:table-cell>
              <table:table-cell office:value-type="float" office:value="0.00019719">
                <text:p>0.00019719</text:p>
                <draw:g>
                  <svg:desc>ukol4.C37:ukol4.C41</svg:desc>
                </draw:g>
              </table:table-cell>
              <table:table-cell office:value-type="float" office:value="2.5011">
                <text:p>2.5011</text:p>
                <draw:g>
                  <svg:desc>ukol4.D37:ukol4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17735">
                <text:p>0.0017735</text:p>
              </table:table-cell>
              <table:table-cell office:value-type="float" office:value="0.53594">
                <text:p>0.53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17543">
                <text:p>0.017543</text:p>
              </table:table-cell>
              <table:table-cell office:value-type="float" office:value="0.058882">
                <text:p>0.0588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0.1751">
                <text:p>0.1751</text:p>
              </table:table-cell>
              <table:table-cell office:value-type="float" office:value="0.046745">
                <text:p>0.0467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1.6767">
                <text:p>1.6767</text:p>
              </table:table-cell>
              <table:table-cell office:value-type="float" office:value="0.046745">
                <text:p>0.04674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text-properties fo:font-size="10pt" style:font-size-asian="10pt" style:font-size-complex="10pt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7.788cm" svg:height="11.317cm" xlink:href=".." xlink:type="simple" chart:class="chart:scatter" chart:style-name="ch1">
        <chart:title svg:x="7.951cm" svg:y="0.362cm" chart:style-name="ch2">
          <text:p>main-title</text:p>
        </chart:title>
        <chart:legend chart:legend-position="end" svg:x="14.46cm" svg:y="4.363cm" style:legend-expansion="high" chart:style-name="ch3"/>
        <chart:plot-area chart:style-name="ch4" table:cell-range-address="Sheet1.B13:Sheet1.G24 Sheet1.C12:Sheet1.G12" chart:data-source-has-labels="row" svg:x="1.366cm" svg:y="1.367cm" svg:width="12.739cm" svg:height="8.743cm">
          <chartooo:coordinate-region svg:x="3.019cm" svg:y="1.566cm" svg:width="10.899cm" svg:height="7.897cm"/>
          <chart:axis chart:dimension="x" chart:name="primary-x" chart:style-name="ch5">
            <chart:title svg:x="6.447cm" svg:y="10.336cm" chart:style-name="ch6">
              <text:p>Veľkosť vzorky [n]</text:p>
            </chart:title>
          </chart:axis>
          <chart:axis chart:dimension="y" chart:name="primary-y" chart:style-name="ch7">
            <chart:title svg:x="0.451cm" svg:y="6.311cm" chart:style-name="ch8">
              <text:p>Čas [s]</text:p>
            </chart:title>
            <chart:grid chart:style-name="ch9" chart:class="major"/>
          </chart:axis>
          <chart:series chart:style-name="ch10" chart:values-cell-range-address="Sheet1.C13:Sheet1.C24" chart:label-cell-address="Sheet1.C12:Sheet1.C12" chart:class="chart:scatter">
            <chart:domain table:cell-range-address="Sheet1.B13:Sheet1.B24"/>
            <chart:data-point chart:repeated="12"/>
          </chart:series>
          <chart:series chart:style-name="ch10" chart:values-cell-range-address="Sheet1.D13:Sheet1.D24" chart:label-cell-address="Sheet1.D12:Sheet1.D12" chart:class="chart:scatter">
            <chart:data-point chart:repeated="12"/>
          </chart:series>
          <chart:series chart:style-name="ch10" chart:values-cell-range-address="Sheet1.E13:Sheet1.E24" chart:label-cell-address="Sheet1.E12:Sheet1.E12" chart:class="chart:scatter">
            <chart:data-point chart:repeated="12"/>
          </chart:series>
          <chart:series chart:style-name="ch10" chart:values-cell-range-address="Sheet1.F13:Sheet1.F24" chart:label-cell-address="Sheet1.F12:Sheet1.F12" chart:class="chart:scatter">
            <chart:data-point chart:repeated="12"/>
          </chart:series>
          <chart:series chart:style-name="ch10" chart:values-cell-range-address="Sheet1.G13:Sheet1.G24" chart:label-cell-address="Sheet1.G12:Sheet1.G12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B [s]</text:p>
                <draw:g>
                  <svg:desc>Sheet1.C12:Sheet1.C12</svg:desc>
                </draw:g>
              </table:table-cell>
              <table:table-cell office:value-type="string">
                <text:p>DP [s]</text:p>
                <draw:g>
                  <svg:desc>Sheet1.D12:Sheet1.D12</svg:desc>
                </draw:g>
              </table:table-cell>
              <table:table-cell office:value-type="string">
                <text:p>FPTAS(0) [s]</text:p>
                <draw:g>
                  <svg:desc>Sheet1.E12:Sheet1.E12</svg:desc>
                </draw:g>
              </table:table-cell>
              <table:table-cell office:value-type="string">
                <text:p>FPTAS(1) [s]</text:p>
                <draw:g>
                  <svg:desc>Sheet1.F12:Sheet1.F12</svg:desc>
                </draw:g>
              </table:table-cell>
              <table:table-cell office:value-type="string">
                <text:p>FPTAS(2) [s]</text:p>
                <draw:g>
                  <svg:desc>Sheet1.G12:Sheet1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B13:Sheet1.B24</svg:desc>
                </draw:g>
              </table:table-cell>
              <table:table-cell office:value-type="float" office:value="0.000003">
                <text:p>0.000003</text:p>
                <draw:g>
                  <svg:desc>Sheet1.C13:Sheet1.C24</svg:desc>
                </draw:g>
              </table:table-cell>
              <table:table-cell office:value-type="float" office:value="0.000006">
                <text:p>0.000006</text:p>
                <draw:g>
                  <svg:desc>Sheet1.D13:Sheet1.D24</svg:desc>
                </draw:g>
              </table:table-cell>
              <table:table-cell office:value-type="float" office:value="0.000025">
                <text:p>0.000025</text:p>
                <draw:g>
                  <svg:desc>Sheet1.E13:Sheet1.E24</svg:desc>
                </draw:g>
              </table:table-cell>
              <table:table-cell office:value-type="float" office:value="0.000017">
                <text:p>0.000017</text:p>
                <draw:g>
                  <svg:desc>Sheet1.F13:Sheet1.F24</svg:desc>
                </draw:g>
              </table:table-cell>
              <table:table-cell office:value-type="float" office:value="0.000013">
                <text:p>0.000013</text:p>
                <draw:g>
                  <svg:desc>Sheet1.G13:Sheet1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273">
                <text:p>0.000273</text:p>
              </table:table-cell>
              <table:table-cell office:value-type="float" office:value="0.00016">
                <text:p>0.00016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00273">
                <text:p>0.000273</text:p>
              </table:table-cell>
              <table:table-cell office:value-type="float" office:value="0.000057">
                <text:p>0.000057</text:p>
              </table:table-cell>
              <table:table-cell office:value-type="float" office:value="0.000547">
                <text:p>0.000547</text:p>
              </table:table-cell>
              <table:table-cell office:value-type="float" office:value="0.000242">
                <text:p>0.000242</text:p>
              </table:table-cell>
              <table:table-cell office:value-type="float" office:value="0.000196">
                <text:p>0.000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01459">
                <text:p>0.001459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842">
                <text:p>0.000842</text:p>
              </table:table-cell>
              <table:table-cell office:value-type="float" office:value="0.000421">
                <text:p>0.000421</text:p>
              </table:table-cell>
              <table:table-cell office:value-type="float" office:value="0.000334">
                <text:p>0.000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.002496">
                <text:p>0.002496</text:p>
              </table:table-cell>
              <table:table-cell office:value-type="float" office:value="0.000096">
                <text:p>0.000096</text:p>
              </table:table-cell>
              <table:table-cell office:value-type="float" office:value="0.001066">
                <text:p>0.001066</text:p>
              </table:table-cell>
              <table:table-cell office:value-type="float" office:value="0.000701">
                <text:p>0.000701</text:p>
              </table:table-cell>
              <table:table-cell office:value-type="float" office:value="0.000264">
                <text:p>0.000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009033">
                <text:p>0.009033</text:p>
              </table:table-cell>
              <table:table-cell office:value-type="float" office:value="0.000125">
                <text:p>0.000125</text:p>
              </table:table-cell>
              <table:table-cell office:value-type="float" office:value="0.001371">
                <text:p>0.001371</text:p>
              </table:table-cell>
              <table:table-cell office:value-type="float" office:value="0.000901">
                <text:p>0.000901</text:p>
              </table:table-cell>
              <table:table-cell office:value-type="float" office:value="0.000506">
                <text:p>0.0005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0.0258">
                <text:p>0.0258</text:p>
              </table:table-cell>
              <table:table-cell office:value-type="float" office:value="0.000184">
                <text:p>0.000184</text:p>
              </table:table-cell>
              <table:table-cell office:value-type="float" office:value="0.001723">
                <text:p>0.001723</text:p>
              </table:table-cell>
              <table:table-cell office:value-type="float" office:value="0.001122">
                <text:p>0.001122</text:p>
              </table:table-cell>
              <table:table-cell office:value-type="float" office:value="0.000384">
                <text:p>0.000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77862">
                <text:p>0.077862</text:p>
              </table:table-cell>
              <table:table-cell office:value-type="float" office:value="0.000205">
                <text:p>0.000205</text:p>
              </table:table-cell>
              <table:table-cell office:value-type="float" office:value="0.002018">
                <text:p>0.002018</text:p>
              </table:table-cell>
              <table:table-cell office:value-type="float" office:value="0.001029">
                <text:p>0.001029</text:p>
              </table:table-cell>
              <table:table-cell office:value-type="float" office:value="0.00049">
                <text:p>0.000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0.15114">
                <text:p>0.15114</text:p>
              </table:table-cell>
              <table:table-cell office:value-type="float" office:value="0.000247">
                <text:p>0.000247</text:p>
              </table:table-cell>
              <table:table-cell office:value-type="float" office:value="0.002277">
                <text:p>0.002277</text:p>
              </table:table-cell>
              <table:table-cell office:value-type="float" office:value="0.001251">
                <text:p>0.001251</text:p>
              </table:table-cell>
              <table:table-cell office:value-type="float" office:value="0.000791">
                <text:p>0.0007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0.181685">
                <text:p>0.181685</text:p>
              </table:table-cell>
              <table:table-cell office:value-type="float" office:value="0.000308">
                <text:p>0.000308</text:p>
              </table:table-cell>
              <table:table-cell office:value-type="float" office:value="0.002694">
                <text:p>0.002694</text:p>
              </table:table-cell>
              <table:table-cell office:value-type="float" office:value="0.001328">
                <text:p>0.001328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0.292665">
                <text:p>0.292665</text:p>
              </table:table-cell>
              <table:table-cell office:value-type="float" office:value="0.000368">
                <text:p>0.000368</text:p>
              </table:table-cell>
              <table:table-cell office:value-type="float" office:value="0.003047">
                <text:p>0.003047</text:p>
              </table:table-cell>
              <table:table-cell office:value-type="float" office:value="0.001429">
                <text:p>0.001429</text:p>
              </table:table-cell>
              <table:table-cell office:value-type="float" office:value="0.000843">
                <text:p>0.0008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0.484644">
                <text:p>0.484644</text:p>
              </table:table-cell>
              <table:table-cell office:value-type="float" office:value="0.000421">
                <text:p>0.000421</text:p>
              </table:table-cell>
              <table:table-cell office:value-type="float" office:value="0.003556">
                <text:p>0.003556</text:p>
              </table:table-cell>
              <table:table-cell office:value-type="float" office:value="0.001709">
                <text:p>0.001709</text:p>
              </table:table-cell>
              <table:table-cell office:value-type="float" office:value="0.000822">
                <text:p>0.0008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1.871cm" svg:y="0.316cm" chart:style-name="ch2">
          <text:p>Priemerná relatívna chyba heuristiky voči brute force algoritmu</text:p>
        </chart:title>
        <chart:legend chart:legend-position="end" svg:x="9.973cm" svg:y="4.002cm" style:legend-expansion="high" chart:style-name="ch3"/>
        <chart:plot-area chart:style-name="ch4" table:cell-range-address="Sheet1.B40:Sheet1.C52" chart:data-source-has-labels="both" svg:x="1.331cm" svg:y="1.275cm" svg:width="8.322cm" svg:height="6.564cm">
          <chartooo:coordinate-region svg:x="2.058cm" svg:y="1.474cm" svg:width="7.408cm" svg:height="5.718cm"/>
          <chart:axis chart:dimension="x" chart:name="primary-x" chart:style-name="ch5" chartooo:axis-type="auto">
            <chart:title svg:x="4.284cm" svg:y="8.019cm" chart:style-name="ch6">
              <text:p>Veľkosť vzorky n</text:p>
            </chart:title>
            <chart:categories table:cell-range-address="Sheet1.B41:Sheet1.B52"/>
          </chart:axis>
          <chart:axis chart:dimension="y" chart:name="primary-y" chart:style-name="ch5">
            <chart:title svg:x="0.451cm" svg:y="7.511cm" chart:style-name="ch7">
              <text:p>Relatívna chyba celkovej ceny výberu [%]</text:p>
            </chart:title>
            <chart:grid chart:style-name="ch8" chart:class="major"/>
          </chart:axis>
          <chart:series chart:style-name="ch9" chart:values-cell-range-address="Sheet1.C41:Sheet1.C52" chart:label-cell-address="Sheet1.C40:Sheet1.C40" chart:class="chart:scatter">
            <chart:domain table:cell-range-address="Sheet1.B41:Sheet1.B52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latívna chyba heuristiky voči brute force algoritmu</text:p>
                <draw:g>
                  <svg:desc>Sheet1.C40:Sheet1.C40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B41:Sheet1.B52</svg:desc>
                </draw:g>
              </table:table-cell>
              <table:table-cell office:value-type="float" office:value="4">
                <text:p>4</text:p>
                <draw:g>
                  <svg:desc>Sheet1.B41:Sheet1.B52</svg:desc>
                </draw:g>
              </table:table-cell>
              <table:table-cell office:value-type="float" office:value="2.17">
                <text:p>2.17</text:p>
                <draw:g>
                  <svg:desc>Sheet1.C41:Sheet1.C5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3.736cm" svg:y="0.316cm" chart:style-name="ch2">
          <text:p>Priemerná dĺžka behu brute-force algoritmu</text:p>
        </chart:title>
        <chart:legend chart:legend-position="end" svg:x="10.899cm" svg:y="4.201cm" style:legend-expansion="high" chart:style-name="ch3"/>
        <chart:plot-area chart:style-name="ch4" table:cell-range-address="Sheet1.B2:Sheet1.C10" chart:data-source-has-labels="both" svg:x="1.331cm" svg:y="1.275cm" svg:width="9.248cm" svg:height="6.564cm">
          <chartooo:coordinate-region svg:x="2.138cm" svg:y="1.474cm" svg:width="8.254cm" svg:height="5.718cm"/>
          <chart:axis chart:dimension="x" chart:name="primary-x" chart:style-name="ch5" chartooo:axis-type="auto">
            <chart:title svg:x="4.747cm" svg:y="8.019cm" chart:style-name="ch6">
              <text:p>Veľkosť vzorky n</text:p>
            </chart:title>
            <chart:categories table:cell-range-address="Sheet1.B3:Sheet1.B10"/>
          </chart:axis>
          <chart:axis chart:dimension="y" chart:name="primary-y" chart:style-name="ch5">
            <chart:title svg:x="0.451cm" svg:y="5.13cm" chart:style-name="ch7">
              <text:p>Čas [s]</text:p>
            </chart:title>
            <chart:grid chart:style-name="ch8" chart:class="major"/>
          </chart:axis>
          <chart:series chart:style-name="ch9" chart:values-cell-range-address="Sheet1.C3:Sheet1.C10" chart:label-cell-address="Sheet1.C2:Sheet1.C2" chart:class="chart:scatter">
            <chart:domain table:cell-range-address="Sheet1.B3:Sheet1.B1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riemerná doba behu [s]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B3:Sheet1.B10</svg:desc>
                </draw:g>
              </table:table-cell>
              <table:table-cell office:value-type="float" office:value="4">
                <text:p>4</text:p>
                <draw:g>
                  <svg:desc>Sheet1.B3:Sheet1.B10</svg:desc>
                </draw:g>
              </table:table-cell>
              <table:table-cell office:value-type="float" office:value="0.000000679">
                <text:p>0.000000679</text:p>
                <draw:g>
                  <svg:desc>Sheet1.C3:Sheet1.C1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004196">
                <text:p>0.0041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4029">
                <text:p>0.1402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58096">
                <text:p>0.5809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4.828">
                <text:p>4.82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19.584">
                <text:p>19.5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67.61">
                <text:p>167.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851cm" svg:height="10.534cm" xlink:href=".." xlink:type="simple" chart:class="chart:bar" chart:style-name="ch1">
        <chart:title svg:x="0.587cm" svg:y="0.346cm" chart:style-name="ch2">
          <text:p>Porovnanie trvania behu algoritmu FPTAS na základe zmeny počtu zanedbaných bitov</text:p>
        </chart:title>
        <chart:legend chart:legend-position="end" svg:x="15.74cm" svg:y="3.972cm" style:legend-expansion="high" chart:style-name="ch3"/>
        <chart:plot-area chart:style-name="ch4" table:cell-range-address="Sheet1.B28:Sheet1.I33" chart:data-source-has-labels="both" svg:x="1.368cm" svg:y="1.335cm" svg:width="14.015cm" svg:height="8.008cm">
          <chartooo:coordinate-region svg:x="2.651cm" svg:y="1.534cm" svg:width="12.732cm" svg:height="7.162cm"/>
          <chart:axis chart:dimension="x" chart:name="primary-x" chart:style-name="ch5" chartooo:axis-type="auto">
            <chartooo:date-scale/>
            <chart:title svg:x="5.884cm" svg:y="9.553cm" chart:style-name="ch6">
              <text:p>Počet zanedbaných bitov FPTAS(i)</text:p>
            </chart:title>
            <chart:categories table:cell-range-address="Sheet1.C28:Sheet1.I28"/>
          </chart:axis>
          <chart:axis chart:dimension="y" chart:name="primary-y" chart:style-name="ch7">
            <chart:title svg:x="0.451cm" svg:y="5.912cm" chart:style-name="ch8">
              <text:p>Čas [s]</text:p>
            </chart:title>
            <chart:grid chart:style-name="ch9" chart:class="major"/>
          </chart:axis>
          <chart:series chart:style-name="ch10" chart:values-cell-range-address="Sheet1.C29:Sheet1.I29" chart:label-cell-address="Sheet1.B29:Sheet1.B29" chart:class="chart:bar">
            <chart:data-point chart:repeated="7"/>
          </chart:series>
          <chart:series chart:style-name="ch11" chart:values-cell-range-address="Sheet1.C30:Sheet1.I30" chart:label-cell-address="Sheet1.B30:Sheet1.B30" chart:class="chart:bar">
            <chart:data-point chart:repeated="7"/>
          </chart:series>
          <chart:series chart:style-name="ch12" chart:values-cell-range-address="Sheet1.C31:Sheet1.I31" chart:label-cell-address="Sheet1.B31:Sheet1.B31" chart:class="chart:bar">
            <chart:data-point chart:repeated="7"/>
          </chart:series>
          <chart:series chart:style-name="ch13" chart:values-cell-range-address="Sheet1.C32:Sheet1.I32" chart:label-cell-address="Sheet1.B32:Sheet1.B32" chart:class="chart:bar">
            <chart:data-point chart:repeated="7"/>
          </chart:series>
          <chart:series chart:style-name="ch14" chart:values-cell-range-address="Sheet1.C33:Sheet1.I33" chart:label-cell-address="Sheet1.B33:Sheet1.B33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PTAS(0)</text:p>
                <draw:g>
                  <svg:desc>Sheet1.C28:Sheet1.I28</svg:desc>
                </draw:g>
              </table:table-cell>
              <table:table-cell office:value-type="string">
                <text:p>FPTAS(1)</text:p>
              </table:table-cell>
              <table:table-cell office:value-type="string">
                <text:p>FPTAS(2)</text:p>
              </table:table-cell>
              <table:table-cell office:value-type="string">
                <text:p>FPTAS(3)</text:p>
              </table:table-cell>
              <table:table-cell office:value-type="string">
                <text:p>FPTAS(4)</text:p>
              </table:table-cell>
              <table:table-cell office:value-type="string">
                <text:p>FPTAS(5)</text:p>
              </table:table-cell>
              <table:table-cell office:value-type="string">
                <text:p>FPTAS(6)</text:p>
              </table:table-cell>
            </table:table-row>
          </table:table-header-rows>
          <table:table-rows>
            <table:table-row>
              <table:table-cell office:value-type="string">
                <text:p>n=20</text:p>
                <draw:g>
                  <svg:desc>Sheet1.B29:Sheet1.B29</svg:desc>
                </draw:g>
              </table:table-cell>
              <table:table-cell office:value-type="float" office:value="0.000842">
                <text:p>0.000842</text:p>
                <draw:g>
                  <svg:desc>Sheet1.C29:Sheet1.I29</svg:desc>
                </draw:g>
              </table:table-cell>
              <table:table-cell office:value-type="float" office:value="0.000421">
                <text:p>0.000421</text:p>
              </table:table-cell>
              <table:table-cell office:value-type="float" office:value="0.000334">
                <text:p>0.000334</text:p>
              </table:table-cell>
              <table:table-cell office:value-type="float" office:value="0.000112">
                <text:p>0.000112</text:p>
              </table:table-cell>
              <table:table-cell office:value-type="float" office:value="0.000078378">
                <text:p>0.000078378</text:p>
              </table:table-cell>
              <table:table-cell office:value-type="float" office:value="0.0000415">
                <text:p>0.0000415</text:p>
              </table:table-cell>
              <table:table-cell office:value-type="float" office:value="0.000018867">
                <text:p>0.000018867</text:p>
              </table:table-cell>
            </table:table-row>
            <table:table-row>
              <table:table-cell office:value-type="string">
                <text:p>n=22</text:p>
                <draw:g>
                  <svg:desc>Sheet1.B30:Sheet1.B30</svg:desc>
                </draw:g>
              </table:table-cell>
              <table:table-cell office:value-type="float" office:value="0.001066">
                <text:p>0.001066</text:p>
                <draw:g>
                  <svg:desc>Sheet1.C30:Sheet1.I30</svg:desc>
                </draw:g>
              </table:table-cell>
              <table:table-cell office:value-type="float" office:value="0.000701">
                <text:p>0.000701</text:p>
              </table:table-cell>
              <table:table-cell office:value-type="float" office:value="0.000264">
                <text:p>0.000264</text:p>
              </table:table-cell>
              <table:table-cell office:value-type="float" office:value="0.000151">
                <text:p>0.000151</text:p>
              </table:table-cell>
              <table:table-cell office:value-type="float" office:value="0.000093374">
                <text:p>0.000093374</text:p>
              </table:table-cell>
              <table:table-cell office:value-type="float" office:value="0.000032243">
                <text:p>0.000032243</text:p>
              </table:table-cell>
              <table:table-cell office:value-type="float" office:value="0.00001424">
                <text:p>0.00001424</text:p>
              </table:table-cell>
            </table:table-row>
            <table:table-row>
              <table:table-cell office:value-type="string">
                <text:p>n=25</text:p>
                <draw:g>
                  <svg:desc>Sheet1.B31:Sheet1.B31</svg:desc>
                </draw:g>
              </table:table-cell>
              <table:table-cell office:value-type="float" office:value="0.001371">
                <text:p>0.001371</text:p>
                <draw:g>
                  <svg:desc>Sheet1.C31:Sheet1.I31</svg:desc>
                </draw:g>
              </table:table-cell>
              <table:table-cell office:value-type="float" office:value="0.000901">
                <text:p>0.000901</text:p>
              </table:table-cell>
              <table:table-cell office:value-type="float" office:value="0.000506">
                <text:p>0.000506</text:p>
              </table:table-cell>
              <table:table-cell office:value-type="float" office:value="0.000168">
                <text:p>0.000168</text:p>
              </table:table-cell>
              <table:table-cell office:value-type="float" office:value="0.00012847">
                <text:p>0.00012847</text:p>
              </table:table-cell>
              <table:table-cell office:value-type="float" office:value="0.000065963">
                <text:p>0.000065963</text:p>
              </table:table-cell>
              <table:table-cell office:value-type="float" office:value="0.000022614">
                <text:p>0.000022614</text:p>
              </table:table-cell>
            </table:table-row>
            <table:table-row>
              <table:table-cell office:value-type="string">
                <text:p>n=27</text:p>
                <draw:g>
                  <svg:desc>Sheet1.B32:Sheet1.B32</svg:desc>
                </draw:g>
              </table:table-cell>
              <table:table-cell office:value-type="float" office:value="0.001723">
                <text:p>0.001723</text:p>
                <draw:g>
                  <svg:desc>Sheet1.C32:Sheet1.I32</svg:desc>
                </draw:g>
              </table:table-cell>
              <table:table-cell office:value-type="float" office:value="0.001122">
                <text:p>0.001122</text:p>
              </table:table-cell>
              <table:table-cell office:value-type="float" office:value="0.000384">
                <text:p>0.000384</text:p>
              </table:table-cell>
              <table:table-cell office:value-type="float" office:value="0.000192">
                <text:p>0.000192</text:p>
              </table:table-cell>
              <table:table-cell office:value-type="float" office:value="0.0001444">
                <text:p>0.0001444</text:p>
              </table:table-cell>
              <table:table-cell office:value-type="float" office:value="0.000048578">
                <text:p>0.000048578</text:p>
              </table:table-cell>
              <table:table-cell office:value-type="float" office:value="0.00003403">
                <text:p>0.00003403</text:p>
              </table:table-cell>
            </table:table-row>
            <table:table-row>
              <table:table-cell office:value-type="string">
                <text:p>n=30</text:p>
                <draw:g>
                  <svg:desc>Sheet1.B33:Sheet1.B33</svg:desc>
                </draw:g>
              </table:table-cell>
              <table:table-cell office:value-type="float" office:value="0.002018">
                <text:p>0.002018</text:p>
                <draw:g>
                  <svg:desc>Sheet1.C33:Sheet1.I33</svg:desc>
                </draw:g>
              </table:table-cell>
              <table:table-cell office:value-type="float" office:value="0.001029">
                <text:p>0.001029</text:p>
              </table:table-cell>
              <table:table-cell office:value-type="float" office:value="0.00049">
                <text:p>0.00049</text:p>
              </table:table-cell>
              <table:table-cell office:value-type="float" office:value="0.000246">
                <text:p>0.000246</text:p>
              </table:table-cell>
              <table:table-cell office:value-type="float" office:value="0.00018235">
                <text:p>0.00018235</text:p>
              </table:table-cell>
              <table:table-cell office:value-type="float" office:value="0.000088766">
                <text:p>0.000088766</text:p>
              </table:table-cell>
              <table:table-cell office:value-type="float" office:value="0.000041201">
                <text:p>0.0000412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125cm" svg:height="10.158cm" xlink:href=".." xlink:type="simple" chart:class="chart:bar" chart:style-name="ch1">
        <chart:title svg:x="1.028cm" svg:y="0.339cm" chart:style-name="ch2">
          <text:p>Porovnanie maximálnej relatívnej chyby ceny výberu s použitím algoritmu FPTAS(i)</text:p>
        </chart:title>
        <chart:legend chart:legend-position="end" svg:x="15.888cm" svg:y="3.535cm" style:legend-expansion="high" chart:style-name="ch3"/>
        <chart:plot-area chart:style-name="ch4" table:cell-range-address="Sheet1.M16:Sheet1.S28" chart:data-source-has-labels="both" svg:x="1.373cm" svg:y="1.321cm" svg:width="14.153cm" svg:height="7.653cm">
          <chartooo:coordinate-region svg:x="2.18cm" svg:y="1.52cm" svg:width="13.346cm" svg:height="6.807cm"/>
          <chart:axis chart:dimension="x" chart:name="primary-x" chart:style-name="ch5" chartooo:axis-type="auto">
            <chartooo:date-scale/>
            <chart:title svg:x="7.161cm" svg:y="9.177cm" chart:style-name="ch6">
              <text:p>Veľkosť vzorky [n]</text:p>
            </chart:title>
            <chart:categories table:cell-range-address="Sheet1.M17:Sheet1.M28"/>
          </chart:axis>
          <chart:axis chart:dimension="y" chart:name="primary-y" chart:style-name="ch7">
            <chart:title svg:x="0.451cm" svg:y="7.705cm" chart:style-name="ch8">
              <text:p>Maximálna chyba celkovej ceny [%]</text:p>
            </chart:title>
            <chart:grid chart:style-name="ch9" chart:class="major"/>
          </chart:axis>
          <chart:series chart:style-name="ch10" chart:values-cell-range-address="Sheet1.N17:Sheet1.N28" chart:label-cell-address="Sheet1.N16:Sheet1.N16" chart:class="chart:bar">
            <chart:data-point chart:repeated="12"/>
          </chart:series>
          <chart:series chart:style-name="ch11" chart:values-cell-range-address="Sheet1.O17:Sheet1.O28" chart:label-cell-address="Sheet1.O16:Sheet1.O16" chart:class="chart:bar">
            <chart:data-point chart:repeated="12"/>
          </chart:series>
          <chart:series chart:style-name="ch12" chart:values-cell-range-address="Sheet1.P17:Sheet1.P28" chart:label-cell-address="Sheet1.P16:Sheet1.P16" chart:class="chart:bar">
            <chart:data-point chart:repeated="12"/>
          </chart:series>
          <chart:series chart:style-name="ch13" chart:values-cell-range-address="Sheet1.Q17:Sheet1.Q28" chart:label-cell-address="Sheet1.Q16:Sheet1.Q16" chart:class="chart:bar">
            <chart:data-point chart:repeated="12"/>
          </chart:series>
          <chart:series chart:style-name="ch14" chart:values-cell-range-address="Sheet1.R17:Sheet1.R28" chart:label-cell-address="Sheet1.R16:Sheet1.R16" chart:class="chart:bar">
            <chart:data-point chart:repeated="12"/>
          </chart:series>
          <chart:series chart:style-name="ch15" chart:values-cell-range-address="Sheet1.S17:Sheet1.S28" chart:label-cell-address="Sheet1.S16:Sheet1.S16" chart:class="chart:bar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PTAS(1)</text:p>
                <draw:g>
                  <svg:desc>Sheet1.N16:Sheet1.N16</svg:desc>
                </draw:g>
              </table:table-cell>
              <table:table-cell office:value-type="string">
                <text:p>FPTAS(2)</text:p>
                <draw:g>
                  <svg:desc>Sheet1.O16:Sheet1.O16</svg:desc>
                </draw:g>
              </table:table-cell>
              <table:table-cell office:value-type="string">
                <text:p>FPTAS(3)</text:p>
                <draw:g>
                  <svg:desc>Sheet1.P16:Sheet1.P16</svg:desc>
                </draw:g>
              </table:table-cell>
              <table:table-cell office:value-type="string">
                <text:p>FPTAS(4)</text:p>
                <draw:g>
                  <svg:desc>Sheet1.Q16:Sheet1.Q16</svg:desc>
                </draw:g>
              </table:table-cell>
              <table:table-cell office:value-type="string">
                <text:p>FPTAS(5)</text:p>
                <draw:g>
                  <svg:desc>Sheet1.R16:Sheet1.R16</svg:desc>
                </draw:g>
              </table:table-cell>
              <table:table-cell office:value-type="string">
                <text:p>FPTAS(6)</text:p>
                <draw:g>
                  <svg:desc>Sheet1.S16:Sheet1.S16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M17:Sheet1.M28</svg:desc>
                </draw:g>
              </table:table-cell>
              <table:table-cell office:value-type="float" office:value="2">
                <text:p>2</text:p>
                <draw:g>
                  <svg:desc>Sheet1.N17:Sheet1.N28</svg:desc>
                </draw:g>
              </table:table-cell>
              <table:table-cell office:value-type="float" office:value="4">
                <text:p>4</text:p>
                <draw:g>
                  <svg:desc>Sheet1.O17:Sheet1.O28</svg:desc>
                </draw:g>
              </table:table-cell>
              <table:table-cell office:value-type="float" office:value="12">
                <text:p>12</text:p>
                <draw:g>
                  <svg:desc>Sheet1.P17:Sheet1.P28</svg:desc>
                </draw:g>
              </table:table-cell>
              <table:table-cell office:value-type="float" office:value="20">
                <text:p>20</text:p>
                <draw:g>
                  <svg:desc>Sheet1.Q17:Sheet1.Q28</svg:desc>
                </draw:g>
              </table:table-cell>
              <table:table-cell office:value-type="float" office:value="36">
                <text:p>36</text:p>
                <draw:g>
                  <svg:desc>Sheet1.R17:Sheet1.R28</svg:desc>
                </draw:g>
              </table:table-cell>
              <table:table-cell office:value-type="float" office:value="100">
                <text:p>100</text:p>
                <draw:g>
                  <svg:desc>Sheet1.S17:Sheet1.S2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01">
                <text:p>1.01</text:p>
              </table:table-cell>
              <table:table-cell office:value-type="float" office:value="3.03">
                <text:p>3.03</text:p>
              </table:table-cell>
              <table:table-cell office:value-type="float" office:value="4.32">
                <text:p>4.32</text:p>
              </table:table-cell>
              <table:table-cell office:value-type="float" office:value="9.18">
                <text:p>9.18</text:p>
              </table:table-cell>
              <table:table-cell office:value-type="float" office:value="16.58">
                <text:p>16.58</text:p>
              </table:table-cell>
              <table:table-cell office:value-type="float" office:value="35.44">
                <text:p>35.4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7">
                <text:p>0.67</text:p>
              </table:table-cell>
              <table:table-cell office:value-type="float" office:value="1.76">
                <text:p>1.76</text:p>
              </table:table-cell>
              <table:table-cell office:value-type="float" office:value="4.5">
                <text:p>4.5</text:p>
              </table:table-cell>
              <table:table-cell office:value-type="float" office:value="8.66">
                <text:p>8.66</text:p>
              </table:table-cell>
              <table:table-cell office:value-type="float" office:value="18.56">
                <text:p>18.56</text:p>
              </table:table-cell>
              <table:table-cell office:value-type="float" office:value="35.35">
                <text:p>35.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5">
                <text:p>0.5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7.51">
                <text:p>7.51</text:p>
              </table:table-cell>
              <table:table-cell office:value-type="float" office:value="20.44">
                <text:p>20.44</text:p>
              </table:table-cell>
              <table:table-cell office:value-type="float" office:value="34.46">
                <text:p>34.4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57">
                <text:p>0.57</text:p>
              </table:table-cell>
              <table:table-cell office:value-type="float" office:value="1.58">
                <text:p>1.58</text:p>
              </table:table-cell>
              <table:table-cell office:value-type="float" office:value="3.64">
                <text:p>3.64</text:p>
              </table:table-cell>
              <table:table-cell office:value-type="float" office:value="8.35">
                <text:p>8.35</text:p>
              </table:table-cell>
              <table:table-cell office:value-type="float" office:value="14.83">
                <text:p>14.83</text:p>
              </table:table-cell>
              <table:table-cell office:value-type="float" office:value="28.85">
                <text:p>28.8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57">
                <text:p>0.57</text:p>
              </table:table-cell>
              <table:table-cell office:value-type="float" office:value="1.42">
                <text:p>1.42</text:p>
              </table:table-cell>
              <table:table-cell office:value-type="float" office:value="3.19">
                <text:p>3.19</text:p>
              </table:table-cell>
              <table:table-cell office:value-type="float" office:value="6.89">
                <text:p>6.89</text:p>
              </table:table-cell>
              <table:table-cell office:value-type="float" office:value="13.68">
                <text:p>13.68</text:p>
              </table:table-cell>
              <table:table-cell office:value-type="float" office:value="29.53">
                <text:p>29.5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59">
                <text:p>0.59</text:p>
              </table:table-cell>
              <table:table-cell office:value-type="float" office:value="1.47">
                <text:p>1.47</text:p>
              </table:table-cell>
              <table:table-cell office:value-type="float" office:value="3.35">
                <text:p>3.35</text:p>
              </table:table-cell>
              <table:table-cell office:value-type="float" office:value="7.77">
                <text:p>7.77</text:p>
              </table:table-cell>
              <table:table-cell office:value-type="float" office:value="14.49">
                <text:p>14.49</text:p>
              </table:table-cell>
              <table:table-cell office:value-type="float" office:value="34.61">
                <text:p>34.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7">
                <text:p>0.47</text:p>
              </table:table-cell>
              <table:table-cell office:value-type="float" office:value="1.47">
                <text:p>1.47</text:p>
              </table:table-cell>
              <table:table-cell office:value-type="float" office:value="3.03">
                <text:p>3.03</text:p>
              </table:table-cell>
              <table:table-cell office:value-type="float" office:value="7.26">
                <text:p>7.26</text:p>
              </table:table-cell>
              <table:table-cell office:value-type="float" office:value="14.73">
                <text:p>14.73</text:p>
              </table:table-cell>
              <table:table-cell office:value-type="float" office:value="28.76">
                <text:p>28.7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48">
                <text:p>1.48</text:p>
              </table:table-cell>
              <table:table-cell office:value-type="float" office:value="3.26">
                <text:p>3.26</text:p>
              </table:table-cell>
              <table:table-cell office:value-type="float" office:value="7.11">
                <text:p>7.11</text:p>
              </table:table-cell>
              <table:table-cell office:value-type="float" office:value="14.37">
                <text:p>14.37</text:p>
              </table:table-cell>
              <table:table-cell office:value-type="float" office:value="29.85">
                <text:p>29.8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43">
                <text:p>0.43</text:p>
              </table:table-cell>
              <table:table-cell office:value-type="float" office:value="1.38">
                <text:p>1.38</text:p>
              </table:table-cell>
              <table:table-cell office:value-type="float" office:value="3.29">
                <text:p>3.29</text:p>
              </table:table-cell>
              <table:table-cell office:value-type="float" office:value="7.08">
                <text:p>7.08</text:p>
              </table:table-cell>
              <table:table-cell office:value-type="float" office:value="14.09">
                <text:p>14.09</text:p>
              </table:table-cell>
              <table:table-cell office:value-type="float" office:value="30.23">
                <text:p>30.2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54">
                <text:p>0.54</text:p>
              </table:table-cell>
              <table:table-cell office:value-type="float" office:value="1.68">
                <text:p>1.68</text:p>
              </table:table-cell>
              <table:table-cell office:value-type="float" office:value="3.45">
                <text:p>3.45</text:p>
              </table:table-cell>
              <table:table-cell office:value-type="float" office:value="6.61">
                <text:p>6.61</text:p>
              </table:table-cell>
              <table:table-cell office:value-type="float" office:value="13.71">
                <text:p>13.71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5">
                <text:p>0.45</text:p>
              </table:table-cell>
              <table:table-cell office:value-type="float" office:value="1.43">
                <text:p>1.43</text:p>
              </table:table-cell>
              <table:table-cell office:value-type="float" office:value="3.2">
                <text:p>3.2</text:p>
              </table:table-cell>
              <table:table-cell office:value-type="float" office:value="6.1">
                <text:p>6.1</text:p>
              </table:table-cell>
              <table:table-cell office:value-type="float" office:value="13.55">
                <text:p>13.55</text:p>
              </table:table-cell>
              <table:table-cell office:value-type="float" office:value="27.49">
                <text:p>27.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051cm" svg:y="0.316cm" chart:style-name="ch2">
          <text:p>Závislosť trvania behu algoritmov BB, DP a heuristiky od max. hmotnosti</text:p>
        </chart:title>
        <chart:legend chart:legend-position="end" svg:x="14.18cm" svg:y="3.703cm" style:legend-expansion="high" chart:style-name="ch3"/>
        <chart:plot-area chart:style-name="ch4" table:cell-range-address="ukol3.B4:ukol3.E17 ukol3.C3:ukol3.E3" chart:data-source-has-labels="row" svg:x="1.331cm" svg:y="1.275cm" svg:width="12.529cm" svg:height="6.564cm">
          <chartooo:coordinate-region svg:x="3.249cm" svg:y="1.474cm" svg:width="10.331cm" svg:height="5.718cm"/>
          <chart:axis chart:dimension="x" chart:name="primary-x" chart:style-name="ch5">
            <chart:title svg:x="6.003cm" svg:y="8.019cm" chart:style-name="ch6">
              <text:p>Maximálna hmotnosť</text:p>
            </chart:title>
          </chart:axis>
          <chart:axis chart:dimension="y" chart:name="primary-y" chart:style-name="ch7">
            <chart:title svg:x="0.451cm" svg:y="5.13cm" chart:style-name="ch8">
              <text:p>Čas [s]</text:p>
            </chart:title>
            <chart:grid chart:style-name="ch9" chart:class="major"/>
          </chart:axis>
          <chart:series chart:style-name="ch10" chart:values-cell-range-address="ukol3.C4:ukol3.C17" chart:label-cell-address="ukol3.C3:ukol3.C3" chart:class="chart:scatter">
            <chart:domain table:cell-range-address="ukol3.B4:ukol3.B17"/>
            <chart:data-point chart:repeated="14"/>
          </chart:series>
          <chart:series chart:style-name="ch11" chart:values-cell-range-address="ukol3.D4:ukol3.D17" chart:label-cell-address="ukol3.D3:ukol3.D3" chart:class="chart:scatter">
            <chart:data-point chart:repeated="14"/>
          </chart:series>
          <chart:series chart:style-name="ch12" chart:values-cell-range-address="ukol3.E4:ukol3.E17" chart:label-cell-address="ukol3.E3:ukol3.E3" chart:class="chart:scatte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B</text:p>
                <draw:g>
                  <svg:desc>ukol3.C3:ukol3.C3</svg:desc>
                </draw:g>
              </table:table-cell>
              <table:table-cell office:value-type="string">
                <text:p>DP</text:p>
                <draw:g>
                  <svg:desc>ukol3.D3:ukol3.D3</svg:desc>
                </draw:g>
              </table:table-cell>
              <table:table-cell office:value-type="string">
                <text:p>CV</text:p>
                <draw:g>
                  <svg:desc>ukol3.E3:ukol3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ukol3.B4:ukol3.B17</svg:desc>
                </draw:g>
              </table:table-cell>
              <table:table-cell office:value-type="float" office:value="0.0024056">
                <text:p>0.0024056</text:p>
                <draw:g>
                  <svg:desc>ukol3.C4:ukol3.C17</svg:desc>
                </draw:g>
              </table:table-cell>
              <table:table-cell office:value-type="float" office:value="0.00010209">
                <text:p>0.00010209</text:p>
                <draw:g>
                  <svg:desc>ukol3.D4:ukol3.D17</svg:desc>
                </draw:g>
              </table:table-cell>
              <table:table-cell office:value-type="float" office:value="0.0000040164">
                <text:p>0.0000040164</text:p>
                <draw:g>
                  <svg:desc>ukol3.E4:ukol3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0027264">
                <text:p>0.0027264</text:p>
              </table:table-cell>
              <table:table-cell office:value-type="float" office:value="0.00015315">
                <text:p>0.00015315</text:p>
              </table:table-cell>
              <table:table-cell office:value-type="float" office:value="0.0000045213">
                <text:p>0.00000452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0.0026265">
                <text:p>0.0026265</text:p>
              </table:table-cell>
              <table:table-cell office:value-type="float" office:value="0.00020177">
                <text:p>0.00020177</text:p>
              </table:table-cell>
              <table:table-cell office:value-type="float" office:value="0.000004597">
                <text:p>0.0000045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0027507">
                <text:p>0.0027507</text:p>
              </table:table-cell>
              <table:table-cell office:value-type="float" office:value="0.00024981">
                <text:p>0.00024981</text:p>
              </table:table-cell>
              <table:table-cell office:value-type="float" office:value="0.0000046122">
                <text:p>0.0000046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0.0027573">
                <text:p>0.0027573</text:p>
              </table:table-cell>
              <table:table-cell office:value-type="float" office:value="0.00030806">
                <text:p>0.00030806</text:p>
              </table:table-cell>
              <table:table-cell office:value-type="float" office:value="0.0000046191">
                <text:p>0.00000461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0.0033435">
                <text:p>0.0033435</text:p>
              </table:table-cell>
              <table:table-cell office:value-type="float" office:value="0.00035309">
                <text:p>0.00035309</text:p>
              </table:table-cell>
              <table:table-cell office:value-type="float" office:value="0.0000048816">
                <text:p>0.00000488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">
                <text:p>175</text:p>
              </table:table-cell>
              <table:table-cell office:value-type="float" office:value="0.0027341">
                <text:p>0.0027341</text:p>
              </table:table-cell>
              <table:table-cell office:value-type="float" office:value="0.0004373">
                <text:p>0.0004373</text:p>
              </table:table-cell>
              <table:table-cell office:value-type="float" office:value="0.0000050943">
                <text:p>0.0000050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0.0029576">
                <text:p>0.0029576</text:p>
              </table:table-cell>
              <table:table-cell office:value-type="float" office:value="0.00050764">
                <text:p>0.00050764</text:p>
              </table:table-cell>
              <table:table-cell office:value-type="float" office:value="0.0000050188">
                <text:p>0.00000501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">
                <text:p>250</text:p>
              </table:table-cell>
              <table:table-cell office:value-type="float" office:value="0.0027392">
                <text:p>0.0027392</text:p>
              </table:table-cell>
              <table:table-cell office:value-type="float" office:value="0.00063688">
                <text:p>0.00063688</text:p>
              </table:table-cell>
              <table:table-cell office:value-type="float" office:value="0.0000053276">
                <text:p>0.00000532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0.0026066">
                <text:p>0.0026066</text:p>
              </table:table-cell>
              <table:table-cell office:value-type="float" office:value="0.00076563">
                <text:p>0.00076563</text:p>
              </table:table-cell>
              <table:table-cell office:value-type="float" office:value="0.0000050135">
                <text:p>0.00000501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">
                <text:p>350</text:p>
              </table:table-cell>
              <table:table-cell office:value-type="float" office:value="0.0027851">
                <text:p>0.0027851</text:p>
              </table:table-cell>
              <table:table-cell office:value-type="float" office:value="0.00088988">
                <text:p>0.00088988</text:p>
              </table:table-cell>
              <table:table-cell office:value-type="float" office:value="0.0000053134">
                <text:p>0.00000531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0.0026538">
                <text:p>0.0026538</text:p>
              </table:table-cell>
              <table:table-cell office:value-type="float" office:value="0.0010259">
                <text:p>0.0010259</text:p>
              </table:table-cell>
              <table:table-cell office:value-type="float" office:value="0.0000053288">
                <text:p>0.00000532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">
                <text:p>450</text:p>
              </table:table-cell>
              <table:table-cell office:value-type="float" office:value="0.0026492">
                <text:p>0.0026492</text:p>
              </table:table-cell>
              <table:table-cell office:value-type="float" office:value="0.0011333">
                <text:p>0.0011333</text:p>
              </table:table-cell>
              <table:table-cell office:value-type="float" office:value="0.0000051513">
                <text:p>0.00000515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0.0026985">
                <text:p>0.0026985</text:p>
              </table:table-cell>
              <table:table-cell office:value-type="float" office:value="0.0012597">
                <text:p>0.0012597</text:p>
              </table:table-cell>
              <table:table-cell office:value-type="float" office:value="0.0000054139">
                <text:p>0.000005413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487cm" svg:y="0.316cm" chart:style-name="ch2">
          <text:p>Závislosť trvania behu algoritmov BB, DP a heuristiky od max. ceny</text:p>
        </chart:title>
        <chart:legend chart:legend-position="end" svg:x="14.18cm" svg:y="3.703cm" style:legend-expansion="high" chart:style-name="ch3"/>
        <chart:plot-area chart:style-name="ch4" table:cell-range-address="ukol3.B37:ukol3.E50 ukol3.C36:ukol3.E36" chart:data-source-has-labels="row" svg:x="1.331cm" svg:y="1.275cm" svg:width="12.529cm" svg:height="6.564cm">
          <chartooo:coordinate-region svg:x="2.614cm" svg:y="1.475cm" svg:width="10.966cm" svg:height="5.717cm"/>
          <chart:axis chart:dimension="x" chart:name="primary-x" chart:style-name="ch5">
            <chart:title svg:x="6.36cm" svg:y="8.019cm" chart:style-name="ch6">
              <text:p>Maximálna cena</text:p>
            </chart:title>
          </chart:axis>
          <chart:axis chart:dimension="y" chart:name="primary-y" chart:style-name="ch5">
            <chart:title svg:x="0.451cm" svg:y="5.13cm" chart:style-name="ch7">
              <text:p>Čas [s]</text:p>
            </chart:title>
            <chart:grid chart:style-name="ch8" chart:class="major"/>
          </chart:axis>
          <chart:series chart:style-name="ch9" chart:values-cell-range-address="ukol3.C37:ukol3.C50" chart:label-cell-address="ukol3.C36:ukol3.C36" chart:class="chart:scatter">
            <chart:domain table:cell-range-address="ukol3.B37:ukol3.B50"/>
            <chart:data-point chart:repeated="14"/>
          </chart:series>
          <chart:series chart:style-name="ch10" chart:values-cell-range-address="ukol3.D37:ukol3.D50" chart:label-cell-address="ukol3.D36:ukol3.D36" chart:class="chart:scatter">
            <chart:data-point chart:repeated="14"/>
          </chart:series>
          <chart:series chart:style-name="ch11" chart:values-cell-range-address="ukol3.E37:ukol3.E50" chart:label-cell-address="ukol3.E36:ukol3.E36" chart:class="chart:scatte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B</text:p>
                <draw:g>
                  <svg:desc>ukol3.C36:ukol3.C36</svg:desc>
                </draw:g>
              </table:table-cell>
              <table:table-cell office:value-type="string">
                <text:p>DP</text:p>
                <draw:g>
                  <svg:desc>ukol3.D36:ukol3.D36</svg:desc>
                </draw:g>
              </table:table-cell>
              <table:table-cell office:value-type="string">
                <text:p>CV</text:p>
                <draw:g>
                  <svg:desc>ukol3.E36:ukol3.E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ukol3.B37:ukol3.B50</svg:desc>
                </draw:g>
              </table:table-cell>
              <table:table-cell office:value-type="float" office:value="0.002798">
                <text:p>0.002798</text:p>
                <draw:g>
                  <svg:desc>ukol3.C37:ukol3.C50</svg:desc>
                </draw:g>
              </table:table-cell>
              <table:table-cell office:value-type="float" office:value="0.0006598">
                <text:p>0.0006598</text:p>
                <draw:g>
                  <svg:desc>ukol3.D37:ukol3.D50</svg:desc>
                </draw:g>
              </table:table-cell>
              <table:table-cell office:value-type="float" office:value="0.0000053827">
                <text:p>0.0000053827</text:p>
                <draw:g>
                  <svg:desc>ukol3.E37:ukol3.E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0026544">
                <text:p>0.0026544</text:p>
              </table:table-cell>
              <table:table-cell office:value-type="float" office:value="0.00063854">
                <text:p>0.00063854</text:p>
              </table:table-cell>
              <table:table-cell office:value-type="float" office:value="0.0000050167">
                <text:p>0.0000050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0.0025725">
                <text:p>0.0025725</text:p>
              </table:table-cell>
              <table:table-cell office:value-type="float" office:value="0.00063739">
                <text:p>0.00063739</text:p>
              </table:table-cell>
              <table:table-cell office:value-type="float" office:value="0.0000050383">
                <text:p>0.00000503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0027706">
                <text:p>0.0027706</text:p>
              </table:table-cell>
              <table:table-cell office:value-type="float" office:value="0.00063852">
                <text:p>0.00063852</text:p>
              </table:table-cell>
              <table:table-cell office:value-type="float" office:value="0.0000050313">
                <text:p>0.00000503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0.0028677">
                <text:p>0.0028677</text:p>
              </table:table-cell>
              <table:table-cell office:value-type="float" office:value="0.00064074">
                <text:p>0.00064074</text:p>
              </table:table-cell>
              <table:table-cell office:value-type="float" office:value="0.0000050648">
                <text:p>0.00000506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0.0026511">
                <text:p>0.0026511</text:p>
              </table:table-cell>
              <table:table-cell office:value-type="float" office:value="0.00063829">
                <text:p>0.00063829</text:p>
              </table:table-cell>
              <table:table-cell office:value-type="float" office:value="0.0000049086">
                <text:p>0.00000490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">
                <text:p>175</text:p>
              </table:table-cell>
              <table:table-cell office:value-type="float" office:value="0.0026115">
                <text:p>0.0026115</text:p>
              </table:table-cell>
              <table:table-cell office:value-type="float" office:value="0.00063459">
                <text:p>0.00063459</text:p>
              </table:table-cell>
              <table:table-cell office:value-type="float" office:value="0.0000049366">
                <text:p>0.0000049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0.0026956">
                <text:p>0.0026956</text:p>
              </table:table-cell>
              <table:table-cell office:value-type="float" office:value="0.00064428">
                <text:p>0.00064428</text:p>
              </table:table-cell>
              <table:table-cell office:value-type="float" office:value="0.0000051377">
                <text:p>0.00000513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">
                <text:p>250</text:p>
              </table:table-cell>
              <table:table-cell office:value-type="float" office:value="0.0025739">
                <text:p>0.0025739</text:p>
              </table:table-cell>
              <table:table-cell office:value-type="float" office:value="0.00064104">
                <text:p>0.00064104</text:p>
              </table:table-cell>
              <table:table-cell office:value-type="float" office:value="0.0000050782">
                <text:p>0.00000507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0.002686">
                <text:p>0.002686</text:p>
              </table:table-cell>
              <table:table-cell office:value-type="float" office:value="0.00064777">
                <text:p>0.00064777</text:p>
              </table:table-cell>
              <table:table-cell office:value-type="float" office:value="0.0000053705">
                <text:p>0.00000537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">
                <text:p>350</text:p>
              </table:table-cell>
              <table:table-cell office:value-type="float" office:value="0.0028618">
                <text:p>0.0028618</text:p>
              </table:table-cell>
              <table:table-cell office:value-type="float" office:value="0.00063723">
                <text:p>0.00063723</text:p>
              </table:table-cell>
              <table:table-cell office:value-type="float" office:value="0.0000050771">
                <text:p>0.0000050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0.002736">
                <text:p>0.002736</text:p>
              </table:table-cell>
              <table:table-cell office:value-type="float" office:value="0.00064667">
                <text:p>0.00064667</text:p>
              </table:table-cell>
              <table:table-cell office:value-type="float" office:value="0.0000053512">
                <text:p>0.00000535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">
                <text:p>450</text:p>
              </table:table-cell>
              <table:table-cell office:value-type="float" office:value="0.0027907">
                <text:p>0.0027907</text:p>
              </table:table-cell>
              <table:table-cell office:value-type="float" office:value="0.00065571">
                <text:p>0.00065571</text:p>
              </table:table-cell>
              <table:table-cell office:value-type="float" office:value="0.0000054986">
                <text:p>0.00000549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0.0026863">
                <text:p>0.0026863</text:p>
              </table:table-cell>
              <table:table-cell office:value-type="float" office:value="0.0006507">
                <text:p>0.0006507</text:p>
              </table:table-cell>
              <table:table-cell office:value-type="float" office:value="0.0000054552">
                <text:p>0.000005455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202cm" svg:y="0.316cm" chart:style-name="ch2">
          <text:p>Závislosť rel. chyby heuristiky cena/váha od max. hmotnosti</text:p>
        </chart:title>
        <chart:legend chart:legend-position="end" svg:x="14.18cm" svg:y="4.201cm" style:legend-expansion="high" chart:style-name="ch3"/>
        <chart:plot-area chart:style-name="ch4" table:cell-range-address="ukol3.B20:ukol3.C33 ukol3.C19:ukol3.C19" chart:data-source-has-labels="row" svg:x="1.331cm" svg:y="1.275cm" svg:width="12.529cm" svg:height="6.564cm">
          <chartooo:coordinate-region svg:x="2.058cm" svg:y="1.475cm" svg:width="11.522cm" svg:height="5.717cm"/>
          <chart:axis chart:dimension="x" chart:name="primary-x" chart:style-name="ch5">
            <chart:title svg:x="6.466cm" svg:y="8.019cm" chart:style-name="ch6">
              <text:p>Max. hmotnosť</text:p>
            </chart:title>
          </chart:axis>
          <chart:axis chart:dimension="y" chart:name="primary-y" chart:style-name="ch5">
            <chart:title svg:x="0.451cm" svg:y="5.633cm" chart:style-name="ch7">
              <text:p>Rel. chyba [%]</text:p>
            </chart:title>
            <chart:grid chart:style-name="ch8" chart:class="major"/>
          </chart:axis>
          <chart:series chart:style-name="ch9" chart:values-cell-range-address="ukol3.C20:ukol3.C33" chart:label-cell-address="ukol3.C19:ukol3.C19" chart:class="chart:scatter">
            <chart:domain table:cell-range-address="ukol3.B20:ukol3.B33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V</text:p>
                <draw:g>
                  <svg:desc>ukol3.C19:ukol3.C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ukol3.B20:ukol3.B33</svg:desc>
                </draw:g>
              </table:table-cell>
              <table:table-cell office:value-type="float" office:value="0.55638">
                <text:p>0.55638</text:p>
                <draw:g>
                  <svg:desc>ukol3.C20:ukol3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61646">
                <text:p>0.616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0.54155">
                <text:p>0.54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50933">
                <text:p>0.509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0.53428">
                <text:p>0.53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0.49504">
                <text:p>0.49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">
                <text:p>175</text:p>
              </table:table-cell>
              <table:table-cell office:value-type="float" office:value="0.50213">
                <text:p>0.50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0.54508">
                <text:p>0.545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">
                <text:p>250</text:p>
              </table:table-cell>
              <table:table-cell office:value-type="float" office:value="0.5826">
                <text:p>0.5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0.59298">
                <text:p>0.592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">
                <text:p>350</text:p>
              </table:table-cell>
              <table:table-cell office:value-type="float" office:value="0.60938">
                <text:p>0.609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0.54125">
                <text:p>0.54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">
                <text:p>450</text:p>
              </table:table-cell>
              <table:table-cell office:value-type="float" office:value="0.53188">
                <text:p>0.531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0.52994">
                <text:p>0.5299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